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73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5.29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24.09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3.76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33.16mm"/>
    </style:style>
    <style:style style:name="co19" style:family="table-column">
      <style:table-column-properties fo:break-before="auto" style:column-width="57.04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69.87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4.18mm" fo:break-before="auto" style:use-optimal-row-height="false"/>
    </style:style>
    <style:style style:name="ro8" style:family="table-row">
      <style:table-row-properties style:row-height="5.72mm" fo:break-before="auto" style:use-optimal-row-height="true"/>
    </style:style>
    <style:style style:name="ro9" style:family="table-row">
      <style:table-row-properties style:row-height="3.97mm" fo:break-before="auto" style:use-optimal-row-height="false"/>
    </style:style>
    <style:style style:name="ro10" style:family="table-row">
      <style:table-row-properties style:row-height="2.65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一般_5f_WESRB00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4" table:default-cell-style-name="ce16"/>
        <table:table-column table:style-name="co5" table:number-columns-repeated="8" table:default-cell-style-name="ce16"/>
        <table:table-column table:style-name="co6" table:default-cell-style-name="ce15"/>
        <table:table-column table:style-name="co7" table:default-cell-style-name="ce16"/>
        <table:table-column table:style-name="co8" table:default-cell-style-name="ce16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7年(西元2008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/>
            <table:table-cell table:style-name="ce43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" calcext:value-type="float">
              <text:p>1</text:p>
            </table:table-cell>
            <table:table-cell table:style-name="ce44" office:value-type="float" office:value="2" calcext:value-type="float">
              <text:p>2</text:p>
            </table:table-cell>
            <table:table-cell table:style-name="ce44" office:value-type="float" office:value="3" calcext:value-type="float">
              <text:p>3</text:p>
            </table:table-cell>
            <table:table-cell table:style-name="ce44" office:value-type="float" office:value="4" calcext:value-type="float">
              <text:p>4</text:p>
            </table:table-cell>
            <table:table-cell table:style-name="ce44" office:value-type="float" office:value="5" calcext:value-type="float">
              <text:p>5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44" office:value-type="float" office:value="7" calcext:value-type="float">
              <text:p>7</text:p>
            </table:table-cell>
            <table:table-cell table:style-name="ce44" office:value-type="float" office:value="8" calcext:value-type="float">
              <text:p>8</text:p>
            </table:table-cell>
            <table:table-cell table:style-name="ce44" office:value-type="float" office:value="9" calcext:value-type="float">
              <text:p>9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煤及煤產品</text:p>
            </table:table-cell>
            <table:table-cell table:style-name="ce45" office:value-type="string" calcext:value-type="string">
              <text:p>煙煤-煉焦煤</text:p>
            </table:table-cell>
            <table:table-cell table:style-name="ce45" office:value-type="string" calcext:value-type="string">
              <text:p>煙煤-燃料煤</text:p>
            </table:table-cell>
            <table:table-cell table:style-name="ce45" office:value-type="string" calcext:value-type="string">
              <text:p>無煙煤</text:p>
            </table:table-cell>
            <table:table-cell table:style-name="ce45" office:value-type="string" calcext:value-type="string">
              <text:p>亞煙煤</text:p>
            </table:table-cell>
            <table:table-cell table:style-name="ce45" office:value-type="string" calcext:value-type="string">
              <text:p>褐煤</text:p>
            </table:table-cell>
            <table:table-cell table:style-name="ce45" office:value-type="string" calcext:value-type="string">
              <text:p>泥煤</text:p>
            </table:table-cell>
            <table:table-cell table:style-name="ce45" office:value-type="string" calcext:value-type="string">
              <text:p>焦炭</text:p>
            </table:table-cell>
            <table:table-cell table:style-name="ce45" office:value-type="string" calcext:value-type="string">
              <text:p>煤球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al and Coal</text:p>
            </table:table-cell>
            <table:table-cell table:number-columns-repeated="2" table:style-name="ce46" office:value-type="string" calcext:value-type="string">
              <text:p>Bituminous Coal-</text:p>
            </table:table-cell>
            <table:table-cell table:style-name="ce46" office:value-type="string" calcext:value-type="string">
              <text:p>Anthracite</text:p>
            </table:table-cell>
            <table:table-cell table:style-name="ce46" office:value-type="string" calcext:value-type="string">
              <text:p>Sub-bituminous</text:p>
            </table:table-cell>
            <table:table-cell table:style-name="ce46" office:value-type="string" calcext:value-type="string">
              <text:p>Lignite</text:p>
            </table:table-cell>
            <table:table-cell table:style-name="ce46" office:value-type="string" calcext:value-type="string">
              <text:p>Peat</text:p>
            </table:table-cell>
            <table:table-cell table:style-name="ce46" office:value-type="string" calcext:value-type="string">
              <text:p>Coke Oven Coke</text:p>
            </table:table-cell>
            <table:table-cell table:style-name="ce46" office:value-type="string" calcext:value-type="string">
              <text:p>Patent Fuel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Products Total</text:p>
            </table:table-cell>
            <table:table-cell table:style-name="ce46" office:value-type="string" calcext:value-type="string">
              <text:p>Coking Coal</text:p>
            </table:table-cell>
            <table:table-cell table:style-name="ce46" office:value-type="string" calcext:value-type="string">
              <text:p>Steam Coal</text:p>
            </table:table-cell>
            <table:table-cell table:style-name="ce46"/>
            <table:table-cell table:style-name="ce46" office:value-type="string" calcext:value-type="string">
              <text:p>Coal</text:p>
            </table:table-cell>
            <table:table-cell table:style-name="ce46" table:number-columns-repeated="4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秉油當量)</text:p>
            </table:table-cell>
            <table:table-cell table:number-columns-repeated="8" table:style-name="ce45" office:value-type="string" calcext:value-type="string">
              <text:p>(公噸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number-columns-repeated="3"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MT) </text:p>
            </table:table-cell>
            <table:table-cell table:number-columns-repeated="4" table:style-name="ce47" office:value-type="string" calcext:value-type="string">
              <text:p>(MT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2-C12</text:p>
            </table:table-cell>
            <table:table-cell table:style-name="ce48" table:number-columns-repeated="8"/>
            <table:table-cell table:style-name="ce27"/>
            <table:table-cell table:style-name="ce59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/>
          <table:table-cell table:style-name="ce43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42188313.7956089" calcext:value-type="float">
            <text:p><text:s/>42,188,314 <text:s/></text:p>
          </table:table-cell>
          <table:table-cell table:style-name="ce50" office:value-type="float" office:value="4756822" calcext:value-type="float">
            <text:p><text:s/>4,756,822 <text:s/></text:p>
          </table:table-cell>
          <table:table-cell table:style-name="ce50" office:value-type="float" office:value="51901864.681" calcext:value-type="float">
            <text:p><text:s/>51,901,865 <text:s/></text:p>
          </table:table-cell>
          <table:table-cell table:style-name="ce50" office:value-type="float" office:value="146723" calcext:value-type="float">
            <text:p><text:s/>146,723 <text:s/></text:p>
          </table:table-cell>
          <table:table-cell table:style-name="ce50" office:value-type="float" office:value="7314769" calcext:value-type="float">
            <text:p><text:s/>7,314,76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01718" calcext:value-type="float">
            <text:p><text:s/>401,71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69587.9555555556" calcext:value-type="float">
            <text:p><text:s/>69,58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136" calcext:value-type="float">
            <text:p><text:s/>1,13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8318" calcext:value-type="float">
            <text:p><text:s/>88,31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776988.411084672" calcext:value-type="float">
            <text:p><text:s/>776,988 <text:s/></text:p>
          </table:table-cell>
          <table:table-cell table:style-name="ce50" office:value-type="float" office:value="160058" calcext:value-type="float">
            <text:p><text:s/>160,058 <text:s/></text:p>
          </table:table-cell>
          <table:table-cell table:style-name="ce50" office:value-type="float" office:value="877745.981302557" calcext:value-type="float">
            <text:p><text:s/>877,746 <text:s/></text:p>
          </table:table-cell>
          <table:table-cell table:style-name="ce50" office:value-type="float" office:value="13881" calcext:value-type="float">
            <text:p><text:s/>13,881 <text:s/></text:p>
          </table:table-cell>
          <table:table-cell table:style-name="ce50" office:value-type="float" office:value="190329.017697443" calcext:value-type="float">
            <text:p><text:s/>190,32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-30163" calcext:value-type="float">
            <text:p><text:s/>-30,16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41341737.4289687" calcext:value-type="float">
            <text:p><text:s/>41,341,737 <text:s/></text:p>
          </table:table-cell>
          <table:table-cell table:style-name="ce51" office:value-type="float" office:value="4596764" calcext:value-type="float">
            <text:p><text:s/>4,596,764 <text:s/></text:p>
          </table:table-cell>
          <table:table-cell table:style-name="ce51" office:value-type="float" office:value="51024118.6996974" calcext:value-type="float">
            <text:p><text:s/>51,024,119 <text:s/></text:p>
          </table:table-cell>
          <table:table-cell table:style-name="ce51" office:value-type="float" office:value="131706" calcext:value-type="float">
            <text:p><text:s/>131,706 <text:s/></text:p>
          </table:table-cell>
          <table:table-cell table:style-name="ce51" office:value-type="float" office:value="7124439.98230256" calcext:value-type="float">
            <text:p><text:s/>7,124,440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343563" calcext:value-type="float">
            <text:p><text:s/>343,563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469781.549899468" calcext:value-type="float">
            <text:p><text:s/>469,782 <text:s/></text:p>
          </table:table-cell>
          <table:table-cell table:style-name="ce51" office:value-type="float" office:value="29292" calcext:value-type="float">
            <text:p><text:s/>29,292 <text:s/></text:p>
          </table:table-cell>
          <table:table-cell table:style-name="ce51" office:value-type="float" office:value="875585.397969039" calcext:value-type="float">
            <text:p><text:s/>875,585 <text:s/></text:p>
          </table:table-cell>
          <table:table-cell table:style-name="ce51" office:value-type="float" office:value="-40635" calcext:value-type="float">
            <text:p><text:s/>-40,635 <text:s/></text:p>
          </table:table-cell>
          <table:table-cell table:style-name="ce51" office:value-type="float" office:value="-291196.57396904" calcext:value-type="float">
            <text:p><text:s/>-291,197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14429" calcext:value-type="float">
            <text:p><text:s/>14,429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39361754.0229142" calcext:value-type="float">
            <text:p><text:s/>39,361,754 <text:s/></text:p>
          </table:table-cell>
          <table:table-cell table:style-name="ce50" office:value-type="float" office:value="4567472" calcext:value-type="float">
            <text:p><text:s/>4,567,472 <text:s/></text:p>
          </table:table-cell>
          <table:table-cell table:style-name="ce50" office:value-type="float" office:value="43505314.46367" calcext:value-type="float">
            <text:p><text:s/>43,505,31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415636.5562716" calcext:value-type="float">
            <text:p><text:s/>7,415,63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635419" calcext:value-type="float">
            <text:p><text:s/>3,635,41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4475542.37666667" calcext:value-type="float">
            <text:p><text:s/>4,475,542 <text:s/></text:p>
          </table:table-cell>
          <table:table-cell table:style-name="ce50" office:value-type="float" office:value="4567472" calcext:value-type="float">
            <text:p><text:s/>4,567,472 <text:s/></text:p>
          </table:table-cell>
          <table:table-cell table:style-name="ce50" office:value-type="float" office:value="1209649" calcext:value-type="float">
            <text:p><text:s/>1,209,64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style-name="ce50" office:value-type="float" office:value="3672088.99444444" calcext:value-type="float">
            <text:p><text:s/>3,672,08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12865" calcext:value-type="float">
            <text:p><text:s/>1,112,86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635419" calcext:value-type="float">
            <text:p><text:s/>3,635,41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22026989.9172203" calcext:value-type="float">
            <text:p><text:s/>22,026,99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8667643.4437284" calcext:value-type="float">
            <text:p><text:s/>28,667,64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109661.5562716" calcext:value-type="float">
            <text:p><text:s/>7,109,66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672058.204444444" calcext:value-type="float">
            <text:p><text:s/>672,05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94823" calcext:value-type="float">
            <text:p><text:s/>994,82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8515074.53013834" calcext:value-type="float">
            <text:p><text:s/>8,515,075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1520334.0199416" calcext:value-type="float">
            <text:p><text:s/>11,520,334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305975" calcext:value-type="float">
            <text:p><text:s/>305,975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5682456.86322222" calcext:value-type="float">
            <text:p><text:s/>5,682,45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4231325" calcext:value-type="float">
            <text:p><text:s/>4,231,32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5682456.86322222" calcext:value-type="float">
            <text:p><text:s/>5,682,45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4231325" calcext:value-type="float">
            <text:p><text:s/>4,231,32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892735.711" calcext:value-type="float">
            <text:p><text:s/>892,736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442702.297333333" calcext:value-type="float">
            <text:p><text:s/>442,702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450033.413666667" calcext:value-type="float">
            <text:p><text:s/>450,033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17809.0523333333" calcext:value-type="float">
            <text:p><text:s/>17,809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21078" calcext:value-type="float">
            <text:p><text:s/>21,078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6282113.95604388" calcext:value-type="float">
            <text:p><text:s/>6,282,114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6643218.83805838" calcext:value-type="float">
            <text:p><text:s/>6,643,219 <text:s/></text:p>
          </table:table-cell>
          <table:table-cell table:style-name="ce52" office:value-type="float" office:value="172341" calcext:value-type="float">
            <text:p><text:s/>172,341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903962" calcext:value-type="float">
            <text:p><text:s/>903,962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5974584.80048833" calcext:value-type="float">
            <text:p><text:s/>5,974,585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6643218.83805838" calcext:value-type="float">
            <text:p><text:s/>6,643,219 <text:s/></text:p>
          </table:table-cell>
          <table:table-cell table:style-name="ce52" office:value-type="float" office:value="87527" calcext:value-type="float">
            <text:p><text:s/>87,527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594593" calcext:value-type="float">
            <text:p><text:s/>594,593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5974584.80048833" calcext:value-type="float">
            <text:p><text:s/>5,974,58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643218.83805838" calcext:value-type="float">
            <text:p><text:s/>6,643,219 <text:s/></text:p>
          </table:table-cell>
          <table:table-cell table:style-name="ce50" office:value-type="float" office:value="87527" calcext:value-type="float">
            <text:p><text:s/>87,52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94593" calcext:value-type="float">
            <text:p><text:s/>594,59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208.746666666667" calcext:value-type="float">
            <text:p><text:s/>20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09" calcext:value-type="float">
            <text:p><text:s/>30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146148.837623894" calcext:value-type="float">
            <text:p><text:s/>146,14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6338.73990379" calcext:value-type="float">
            <text:p><text:s/>216,33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314952.944722558" calcext:value-type="float">
            <text:p><text:s/>314,95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66213.24054326" calcext:value-type="float">
            <text:p><text:s/>466,21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2109577.89085544" calcext:value-type="float">
            <text:p><text:s/>2,109,57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18006.81212154" calcext:value-type="float">
            <text:p><text:s/>3,118,00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1411010.90126415" calcext:value-type="float">
            <text:p><text:s/>1,411,01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88667.45252917" calcext:value-type="float">
            <text:p><text:s/>2,088,66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6999.42840888889" calcext:value-type="float">
            <text:p>( 6,999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0360.996" calcext:value-type="float">
            <text:p>( 10,361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1404011.47285526" calcext:value-type="float">
            <text:p>( 1,404,011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2078306.45652917" calcext:value-type="float">
            <text:p>( 2,078,306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522508.230910967" calcext:value-type="float">
            <text:p><text:s/>522,50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73449.68391426" calcext:value-type="float">
            <text:p><text:s/>773,45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169703.28710699" calcext:value-type="float">
            <text:p><text:s/>169,70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51205.52367811" calcext:value-type="float">
            <text:p><text:s/>251,20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6355.47157333333" calcext:value-type="float">
            <text:p><text:s/>6,355 <text:s/>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4684.152" calcext:value-type="float">
            <text:p><text:s/>4,684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765601.70133333" calcext:value-type="float">
            <text:p><text:s/>1,765,60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613555.15" calcext:value-type="float">
            <text:p><text:s/>2,613,55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563244.53233778" calcext:value-type="float">
            <text:p><text:s/>1,563,24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14013.288" calcext:value-type="float">
            <text:p><text:s/>2,314,01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202357.168995556" calcext:value-type="float">
            <text:p><text:s/>202,35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99541.862" calcext:value-type="float">
            <text:p><text:s/>299,54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498326.20745333" calcext:value-type="float">
            <text:p><text:s/>1,498,32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901.776" calcext:value-type="float">
            <text:p><text:s/>21,902 <text:s/></text:p>
          </table:table-cell>
          <table:table-cell table:style-name="ce50" office:value-type="float" office:value="87527" calcext:value-type="float">
            <text:p><text:s/>87,52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94593" calcext:value-type="float">
            <text:p><text:s/>594,59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495691.32190667" calcext:value-type="float">
            <text:p><text:s/>1,495,69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8001.452" calcext:value-type="float">
            <text:p><text:s/>18,001 <text:s/></text:p>
          </table:table-cell>
          <table:table-cell table:style-name="ce50" office:value-type="float" office:value="87527" calcext:value-type="float">
            <text:p><text:s/>87,52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94593" calcext:value-type="float">
            <text:p><text:s/>594,59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2634.88554666667" calcext:value-type="float">
            <text:p><text:s/>2,63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900.324" calcext:value-type="float">
            <text:p><text:s/>3,90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139768.471833103" calcext:value-type="float">
            <text:p><text:s/>139,76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6894.11948979" calcext:value-type="float">
            <text:p><text:s/>206,89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307529.155555556" calcext:value-type="float">
            <text:p><text:s/>307,52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4814" calcext:value-type="float">
            <text:p><text:s/>84,81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09369" calcext:value-type="float">
            <text:p><text:s/>309,36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307529.155555556" calcext:value-type="float">
            <text:p><text:s/>307,52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4814" calcext:value-type="float">
            <text:p><text:s/>84,81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09369" calcext:value-type="float">
            <text:p><text:s/>309,36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122246903.474838" calcext:value-type="float">
            <text:p><text:s/>122,246,903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03503147.815691" calcext:value-type="float">
            <text:p><text:s/>103,503,148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8743755.6591468" calcext:value-type="float">
            <text:p><text:s/>18,743,756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90579338.257" calcext:value-type="float">
            <text:p><text:s/>90,579,338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74617413.5978532" calcext:value-type="float">
            <text:p><text:s/>74,617,414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5961924.6591468" calcext:value-type="float">
            <text:p><text:s/>15,961,925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1995139.98994" calcext:value-type="float">
            <text:p><text:s/>1,995,140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995139.98994" calcext:value-type="float">
            <text:p><text:s/>1,995,140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29672425.227898" calcext:value-type="float">
            <text:p><text:s/>29,672,425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6890594.227898" calcext:value-type="float">
            <text:p><text:s/>26,890,594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781831" calcext:value-type="float">
            <text:p><text:s/>2,781,831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19264070.401349" calcext:value-type="float">
            <text:p><text:s/>19,264,070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9156371.401349" calcext:value-type="float">
            <text:p><text:s/>19,156,371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07699" calcext:value-type="float">
            <text:p><text:s/>107,699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19264070.401349" calcext:value-type="float">
            <text:p><text:s/>19,264,070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9156371.401349" calcext:value-type="float">
            <text:p><text:s/>19,156,371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07699" calcext:value-type="float">
            <text:p><text:s/>107,699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 table:number-rows-repeated="4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>
          <table:table-cell table:style-name="ce14"/>
          <table:table-cell table:style-name="ce27"/>
          <table:table-cell table:style-name="ce14" table:number-columns-repeated="1022"/>
        </table:table-row>
        <table:table-row table:style-name="ro7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3">
          <table:table-cell table:style-name="ce15"/>
          <table:table-cell table:style-name="ce28"/>
          <table:table-cell table:style-name="ce15" table:number-columns-repeated="10"/>
          <table:table-cell/>
          <table:table-cell table:style-name="ce15" table:number-columns-repeated="1011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1.$A$1:.$AMJ$10" table:range-usable-as="repeat-column repeat-row"/>
        </table:named-expressions>
      </table:table>
      <table:table table:name="Page2" table:style-name="ta2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3" table:default-cell-style-name="ce16"/>
        <table:table-column table:style-name="co4" table:default-cell-style-name="ce16"/>
        <table:table-column table:style-name="co5" table:number-columns-repeated="5" table:default-cell-style-name="ce16"/>
        <table:table-column table:style-name="co6" table:default-cell-style-name="ce16"/>
        <table:table-column table:style-name="co10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7年(西元2008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0" calcext:value-type="float">
              <text:p>10</text:p>
            </table:table-cell>
            <table:table-cell table:style-name="ce44" office:value-type="float" office:value="11" calcext:value-type="float">
              <text:p>11</text:p>
            </table:table-cell>
            <table:table-cell table:style-name="ce44" office:value-type="float" office:value="12" calcext:value-type="float">
              <text:p>12</text:p>
            </table:table-cell>
            <table:table-cell table:style-name="ce44" office:value-type="float" office:value="13" calcext:value-type="float">
              <text:p>13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44" office:value-type="float" office:value="16" calcext:value-type="float">
              <text:p>16</text:p>
            </table:table-cell>
            <table:table-cell table:style-name="ce44" office:value-type="float" office:value="17" calcext:value-type="float">
              <text:p>17</text:p>
            </table:table-cell>
            <table:table-cell table:style-name="ce44" office:value-type="float" office:value="18" calcext:value-type="float">
              <text:p>18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焦爐氣</text:p>
            </table:table-cell>
            <table:table-cell table:style-name="ce45" office:value-type="string" calcext:value-type="string">
              <text:p>高爐氣</text:p>
            </table:table-cell>
            <table:table-cell table:style-name="ce45" office:value-type="string" calcext:value-type="string">
              <text:p>轉爐氣</text:p>
            </table:table-cell>
            <table:table-cell table:style-name="ce45" office:value-type="string" calcext:value-type="string">
              <text:p>原油及石油</text:p>
            </table:table-cell>
            <table:table-cell table:style-name="ce45" office:value-type="string" calcext:value-type="string">
              <text:p>原油</text:p>
            </table:table-cell>
            <table:table-cell table:style-name="ce45" office:value-type="string" calcext:value-type="string">
              <text:p>煉油廠進料</text:p>
            </table:table-cell>
            <table:table-cell table:style-name="ce45" office:value-type="string" calcext:value-type="string">
              <text:p>添加劑/</text:p>
            </table:table-cell>
            <table:table-cell table:style-name="ce45" office:value-type="string" calcext:value-type="string">
              <text:p>煉油氣</text:p>
            </table:table-cell>
            <table:table-cell table:style-name="ce45" office:value-type="string" calcext:value-type="string">
              <text:p>液化石油氣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61" table:number-columns-repeated="2"/>
            <table:table-cell table:style-name="ce45" office:value-type="string" calcext:value-type="string">
              <text:p>產品合計</text:p>
            </table:table-cell>
            <table:table-cell table:style-name="ce61" table:number-columns-repeated="2"/>
            <table:table-cell table:style-name="ce61" office:value-type="string" calcext:value-type="string">
              <text:p>含氧化合物</text:p>
            </table:table-cell>
            <table:table-cell table:style-name="ce61"/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ke Oven Gas</text:p>
            </table:table-cell>
            <table:table-cell table:style-name="ce62" office:value-type="string" calcext:value-type="string">
              <text:p>Blast Furnace Gas</text:p>
            </table:table-cell>
            <table:table-cell table:style-name="ce62" office:value-type="string" calcext:value-type="string">
              <text:p>Oxygen Steel</text:p>
            </table:table-cell>
            <table:table-cell table:style-name="ce62" office:value-type="string" calcext:value-type="string">
              <text:p>Crude Oil and Petroleum</text:p>
            </table:table-cell>
            <table:table-cell table:style-name="ce62" office:value-type="string" calcext:value-type="string">
              <text:p>Crude Oil</text:p>
            </table:table-cell>
            <table:table-cell table:style-name="ce62" office:value-type="string" calcext:value-type="string">
              <text:p>Refinery</text:p>
            </table:table-cell>
            <table:table-cell table:style-name="ce62" office:value-type="string" calcext:value-type="string">
              <text:p>Additives/</text:p>
            </table:table-cell>
            <table:table-cell table:style-name="ce62" office:value-type="string" calcext:value-type="string">
              <text:p>Refinery Gas</text:p>
            </table:table-cell>
            <table:table-cell table:style-name="ce62" office:value-type="string" calcext:value-type="string">
              <text:p>LPG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/>
            <table:table-cell table:style-name="ce62" office:value-type="string" calcext:value-type="string">
              <text:p>Furnace Gas</text:p>
            </table:table-cell>
            <table:table-cell table:style-name="ce46" office:value-type="string" calcext:value-type="string">
              <text:p>Products Total</text:p>
            </table:table-cell>
            <table:table-cell table:style-name="ce62"/>
            <table:table-cell table:style-name="ce62" office:value-type="string" calcext:value-type="string">
              <text:p>Feedstocks</text:p>
            </table:table-cell>
            <table:table-cell table:style-name="ce62" office:value-type="string" calcext:value-type="string">
              <text:p>Oxygenates</text:p>
            </table:table-cell>
            <table:table-cell table:style-name="ce62"/>
            <table:table-cell table:style-name="ce46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3"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3"/>
            <table:table-cell table:style-name="ce48" office:value-type="string" calcext:value-type="string">
              <text:p>C14-C36</text:p>
            </table:table-cell>
            <table:table-cell table:style-name="ce48" table:number-columns-repeated="5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9" office:value-type="float" office:value="91771.8840564211" calcext:value-type="float">
            <text:p><text:s/>91,772 <text:s/></text:p>
          </table:table-cell>
          <table:table-cell table:style-name="ce49" office:value-type="float" office:value="16097" calcext:value-type="float">
            <text:p><text:s/>16,097 <text:s/></text:p>
          </table:table-cell>
          <table:table-cell table:style-name="ce49" office:value-type="float" office:value="75674.8840564211" calcext:value-type="float">
            <text:p><text:s/>75,675 <text:s/>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0614115.4817529" calcext:value-type="float">
            <text:p><text:s/>70,614,115 <text:s/></text:p>
          </table:table-cell>
          <table:table-cell table:style-name="ce50" office:value-type="float" office:value="52944910" calcext:value-type="float">
            <text:p><text:s/>52,944,91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8780.504" calcext:value-type="float">
            <text:p><text:s/>238,78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800161.784" calcext:value-type="float">
            <text:p><text:s/>1,800,16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984717.9893601" calcext:value-type="float">
            <text:p><text:s/>18,984,71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38840.656" calcext:value-type="float">
            <text:p><text:s/>538,84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68140.26666667" calcext:value-type="float">
            <text:p><text:s/>2,068,14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62349.33333333" calcext:value-type="float">
            <text:p><text:s/>2,062,34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-270660.417886667" calcext:value-type="float">
            <text:p><text:s/>-270,660 <text:s/></text:p>
          </table:table-cell>
          <table:table-cell table:style-name="ce50" office:value-type="float" office:value="710085" calcext:value-type="float">
            <text:p><text:s/>710,08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-25142.94" calcext:value-type="float">
            <text:p><text:s/>-25,143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7861340.1943359" calcext:value-type="float">
            <text:p><text:s/>47,861,340 <text:s/></text:p>
          </table:table-cell>
          <table:table-cell table:style-name="ce51" office:value-type="float" office:value="52250922" calcext:value-type="float">
            <text:p><text:s/>52,250,922 <text:s/></text:p>
          </table:table-cell>
          <table:table-cell table:style-name="ce51" office:value-type="float" office:value="75674.8840564211" calcext:value-type="float">
            <text:p><text:s/>75,675 <text:s/></text:p>
          </table:table-cell>
          <table:table-cell table:style-name="ce51" office:value-type="float" office:value="238780.504" calcext:value-type="float">
            <text:p><text:s/>238,781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286464.068" calcext:value-type="float">
            <text:p><text:s/>1,286,46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488723.74558333" calcext:value-type="float">
            <text:p><text:s/>7,488,72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2129.15" calcext:value-type="float">
            <text:p><text:s/>72,129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-134752.633813347" calcext:value-type="float">
            <text:p><text:s/>-134,753 <text:s/></text:p>
          </table:table-cell>
          <table:table-cell table:style-name="ce51" office:value-type="float" office:value="-122145" calcext:value-type="float">
            <text:p><text:s/>-122,145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038.04700000008" calcext:value-type="float">
            <text:p><text:s/>4,03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251510" calcext:value-type="float">
            <text:p><text:s/>251,510 <text:s/></text:p>
          </table:table-cell>
          <table:table-cell table:style-name="ce50" office:value-type="float" office:value="3983330" calcext:value-type="float">
            <text:p><text:s/>3,983,330 <text:s/></text:p>
          </table:table-cell>
          <table:table-cell table:style-name="ce50" office:value-type="float" office:value="389080" calcext:value-type="float">
            <text:p><text:s/>389,080 <text:s/></text:p>
          </table:table-cell>
          <table:table-cell table:style-name="ce50" office:value-type="float" office:value="56607987.0415662" calcext:value-type="float">
            <text:p><text:s/>56,607,987 <text:s/></text:p>
          </table:table-cell>
          <table:table-cell table:style-name="ce50" office:value-type="float" office:value="52373067" calcext:value-type="float">
            <text:p><text:s/>52,373,067 <text:s/></text:p>
          </table:table-cell>
          <table:table-cell table:style-name="ce50" office:value-type="float" office:value="75674.8840564211" calcext:value-type="float">
            <text:p><text:s/>75,675 <text:s/></text:p>
          </table:table-cell>
          <table:table-cell table:style-name="ce50" office:value-type="float" office:value="238780.504" calcext:value-type="float">
            <text:p><text:s/>238,781 <text:s/></text:p>
          </table:table-cell>
          <table:table-cell table:style-name="ce50" office:value-type="float" office:value="32626.6126455" calcext:value-type="float">
            <text:p><text:s/>32,62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2687522.3880564" calcext:value-type="float">
            <text:p><text:s/>52,687,522 <text:s/></text:p>
          </table:table-cell>
          <table:table-cell table:style-name="ce50" office:value-type="float" office:value="52373067" calcext:value-type="float">
            <text:p><text:s/>52,373,067 <text:s/></text:p>
          </table:table-cell>
          <table:table-cell table:style-name="ce50" office:value-type="float" office:value="75674.8840564211" calcext:value-type="float">
            <text:p><text:s/>75,675 <text:s/></text:p>
          </table:table-cell>
          <table:table-cell table:style-name="ce50" office:value-type="float" office:value="238780.504" calcext:value-type="float">
            <text:p><text:s/>238,78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937483.46666667" calcext:value-type="float">
            <text:p><text:s/>2,937,48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90.13333333333" calcext:value-type="float">
            <text:p><text:s/>1,09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251510" calcext:value-type="float">
            <text:p><text:s/>251,510 <text:s/></text:p>
          </table:table-cell>
          <table:table-cell table:style-name="ce51" office:value-type="float" office:value="3983330" calcext:value-type="float">
            <text:p><text:s/>3,983,330 <text:s/></text:p>
          </table:table-cell>
          <table:table-cell table:style-name="ce51" office:value-type="float" office:value="389080" calcext:value-type="float">
            <text:p><text:s/>389,080 <text:s/></text:p>
          </table:table-cell>
          <table:table-cell table:style-name="ce51" office:value-type="float" office:value="981891.053509761" calcext:value-type="float">
            <text:p><text:s/>981,891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2626.6126455" calcext:value-type="float">
            <text:p><text:s/>32,627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2038638" calcext:value-type="float">
            <text:p><text:s/>2,038,638 <text:s/></text:p>
          </table:table-cell>
          <table:table-cell table:style-name="ce50" office:value-type="float" office:value="14459723" calcext:value-type="float">
            <text:p><text:s/>14,459,723 <text:s/></text:p>
          </table:table-cell>
          <table:table-cell table:style-name="ce50" office:value-type="float" office:value="923142" calcext:value-type="float">
            <text:p><text:s/>923,142 <text:s/></text:p>
          </table:table-cell>
          <table:table-cell table:style-name="ce50" office:value-type="float" office:value="61258262.7450242" calcext:value-type="float">
            <text:p><text:s/>61,258,26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19500.272" calcext:value-type="float">
            <text:p><text:s/>1,519,500 <text:s/></text:p>
          </table:table-cell>
          <table:table-cell table:style-name="ce50" office:value-type="float" office:value="2916437.418" calcext:value-type="float">
            <text:p><text:s/>2,916,43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2038638" calcext:value-type="float">
            <text:p><text:s/>2,038,638 <text:s/></text:p>
          </table:table-cell>
          <table:table-cell table:style-name="ce50" office:value-type="float" office:value="14459723" calcext:value-type="float">
            <text:p><text:s/>14,459,723 <text:s/></text:p>
          </table:table-cell>
          <table:table-cell table:style-name="ce50" office:value-type="float" office:value="923142" calcext:value-type="float">
            <text:p><text:s/>923,142 <text:s/></text:p>
          </table:table-cell>
          <table:table-cell table:style-name="ce50" office:value-type="float" office:value="55005005.1961976" calcext:value-type="float">
            <text:p><text:s/>55,005,00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19500.272" calcext:value-type="float">
            <text:p><text:s/>1,519,500 <text:s/></text:p>
          </table:table-cell>
          <table:table-cell table:style-name="ce50" office:value-type="float" office:value="2296884.09419593" calcext:value-type="float">
            <text:p><text:s/>2,296,884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6253257.54882667" calcext:value-type="float">
            <text:p><text:s/>6,253,258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619553.323804069" calcext:value-type="float">
            <text:p><text:s/>619,55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374140" calcext:value-type="float">
            <text:p><text:s/>374,140 <text:s/></text:p>
          </table:table-cell>
          <table:table-cell table:style-name="ce50" office:value-type="float" office:value="7683485" calcext:value-type="float">
            <text:p><text:s/>7,683,485 <text:s/></text:p>
          </table:table-cell>
          <table:table-cell table:style-name="ce50" office:value-type="float" office:value="263866" calcext:value-type="float">
            <text:p><text:s/>263,866 <text:s/></text:p>
          </table:table-cell>
          <table:table-cell table:style-name="ce50" office:value-type="float" office:value="2632728.53116825" calcext:value-type="float">
            <text:p><text:s/>2,632,72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86567.97534325" calcext:value-type="float">
            <text:p><text:s/>1,486,568 <text:s/></text:p>
          </table:table-cell>
          <table:table-cell table:style-name="ce50" office:value-type="float" office:value="99802.746" calcext:value-type="float">
            <text:p><text:s/>99,80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56.26666666667" calcext:value-type="float">
            <text:p><text:s/>1,55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326920" calcext:value-type="float">
            <text:p><text:s/>326,920 <text:s/></text:p>
          </table:table-cell>
          <table:table-cell table:style-name="ce50" office:value-type="float" office:value="2725986" calcext:value-type="float">
            <text:p><text:s/>2,725,986 <text:s/></text:p>
          </table:table-cell>
          <table:table-cell table:style-name="ce50" office:value-type="float" office:value="263866" calcext:value-type="float">
            <text:p><text:s/>263,866 <text:s/></text:p>
          </table:table-cell>
          <table:table-cell table:style-name="ce50" office:value-type="float" office:value="16848" calcext:value-type="float">
            <text:p><text:s/>16,84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47220" calcext:value-type="float">
            <text:p><text:s/>47,220 <text:s/></text:p>
          </table:table-cell>
          <table:table-cell table:style-name="ce50" office:value-type="float" office:value="4957499" calcext:value-type="float">
            <text:p><text:s/>4,957,49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5.8666666666667" calcext:value-type="float">
            <text:p><text:s/>4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609623.81239491" calcext:value-type="float">
            <text:p><text:s/>2,609,62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86567.97534325" calcext:value-type="float">
            <text:p><text:s/>1,486,568 <text:s/></text:p>
          </table:table-cell>
          <table:table-cell table:style-name="ce50" office:value-type="float" office:value="96399.45" calcext:value-type="float">
            <text:p><text:s/>96,39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09.46666666667" calcext:value-type="float">
            <text:p><text:s/>2,10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545.11877333333" calcext:value-type="float">
            <text:p><text:s/>2,545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3403.296" calcext:value-type="float">
            <text:p><text:s/>3,403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13379" calcext:value-type="float">
            <text:p><text:s/>13,379 <text:s/></text:p>
          </table:table-cell>
          <table:table-cell table:style-name="ce52" office:value-type="float" office:value="1252" calcext:value-type="float">
            <text:p><text:s/>1,252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412988" calcext:value-type="float">
            <text:p><text:s/>1,412,988 <text:s/></text:p>
          </table:table-cell>
          <table:table-cell table:style-name="ce52" office:value-type="float" office:value="2779529" calcext:value-type="float">
            <text:p><text:s/>2,779,529 <text:s/></text:p>
          </table:table-cell>
          <table:table-cell table:style-name="ce52" office:value-type="float" office:value="268944" calcext:value-type="float">
            <text:p><text:s/>268,944 <text:s/></text:p>
          </table:table-cell>
          <table:table-cell table:style-name="ce52" office:value-type="float" office:value="42524916.2548557" calcext:value-type="float">
            <text:p><text:s/>42,524,916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305.68401125" calcext:value-type="float">
            <text:p><text:s/>306 <text:s/></text:p>
          </table:table-cell>
          <table:table-cell table:style-name="ce52" office:value-type="float" office:value="4026931.543" calcext:value-type="float">
            <text:p><text:s/>4,026,932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412988" calcext:value-type="float">
            <text:p><text:s/>1,412,988 <text:s/></text:p>
          </table:table-cell>
          <table:table-cell table:style-name="ce52" office:value-type="float" office:value="2779529" calcext:value-type="float">
            <text:p><text:s/>2,779,529 <text:s/></text:p>
          </table:table-cell>
          <table:table-cell table:style-name="ce52" office:value-type="float" office:value="268944" calcext:value-type="float">
            <text:p><text:s/>268,944 <text:s/></text:p>
          </table:table-cell>
          <table:table-cell table:style-name="ce52" office:value-type="float" office:value="20581476.1971557" calcext:value-type="float">
            <text:p><text:s/>20,581,476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305.68401125" calcext:value-type="float">
            <text:p><text:s/>306 <text:s/></text:p>
          </table:table-cell>
          <table:table-cell table:style-name="ce52" office:value-type="float" office:value="2877355.603" calcext:value-type="float">
            <text:p><text:s/>2,877,35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412988" calcext:value-type="float">
            <text:p><text:s/>1,412,988 <text:s/></text:p>
          </table:table-cell>
          <table:table-cell table:style-name="ce50" office:value-type="float" office:value="2779529" calcext:value-type="float">
            <text:p><text:s/>2,779,529 <text:s/></text:p>
          </table:table-cell>
          <table:table-cell table:style-name="ce50" office:value-type="float" office:value="268944" calcext:value-type="float">
            <text:p><text:s/>268,944 <text:s/></text:p>
          </table:table-cell>
          <table:table-cell table:style-name="ce50" office:value-type="float" office:value="4984801.59396621" calcext:value-type="float">
            <text:p><text:s/>4,984,80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05.68401125" calcext:value-type="float">
            <text:p><text:s/>306 <text:s/></text:p>
          </table:table-cell>
          <table:table-cell table:style-name="ce50" office:value-type="float" office:value="763632.72" calcext:value-type="float">
            <text:p><text:s/>763,63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6217.1304066667" calcext:value-type="float">
            <text:p><text:s/>46,21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930.516" calcext:value-type="float">
            <text:p><text:s/>3,93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9412.20446072" calcext:value-type="float">
            <text:p><text:s/>329,4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040.614" calcext:value-type="float">
            <text:p><text:s/>12,04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22756.24789184" calcext:value-type="float">
            <text:p><text:s/>722,75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185.236" calcext:value-type="float">
            <text:p><text:s/>2,18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241.5827833333" calcext:value-type="float">
            <text:p><text:s/>32,24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699.63" calcext:value-type="float">
            <text:p><text:s/>3,70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948.93952333333" calcext:value-type="float">
            <text:p><text:s/>6,94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76.346" calcext:value-type="float">
            <text:p><text:s/>17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90236.809337781" calcext:value-type="float">
            <text:p><text:s/>290,23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419.658" calcext:value-type="float">
            <text:p><text:s/>3,42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448.51455333333" calcext:value-type="float">
            <text:p><text:s/>6,44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337.548" calcext:value-type="float">
            <text:p><text:s/>6,33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6838" calcext:value-type="float">
            <text:p><text:s/>6,83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669810.64282587" calcext:value-type="float">
            <text:p><text:s/>1,669,81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05.68401125" calcext:value-type="float">
            <text:p><text:s/>306 <text:s/></text:p>
          </table:table-cell>
          <table:table-cell table:style-name="ce50" office:value-type="float" office:value="452396.574" calcext:value-type="float">
            <text:p><text:s/>452,39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76428.82300081" calcext:value-type="float">
            <text:p><text:s/>1,176,42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8661.86" calcext:value-type="float">
            <text:p><text:s/>108,66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998172.785835135" calcext:value-type="float">
            <text:p>( 998,173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08661.86" calcext:value-type="float">
            <text:p>( 108,662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75601.103832341" calcext:value-type="float">
            <text:p>( 175,601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654.93333333333" calcext:value-type="float">
            <text:p>( 2,655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3466.966991504" calcext:value-type="float">
            <text:p><text:s/>143,46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05.68401125" calcext:value-type="float">
            <text:p><text:s/>30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7813.58312356" calcext:value-type="float">
            <text:p><text:s/>67,81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6838" calcext:value-type="float">
            <text:p><text:s/>6,838 <text:s/>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54" office:value-type="float" office:value="282101.26971" calcext:value-type="float">
            <text:p><text:s/>282,101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343734.714" calcext:value-type="float">
            <text:p><text:s/>343,73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29527.473961111" calcext:value-type="float">
            <text:p><text:s/>229,52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463.19" calcext:value-type="float">
            <text:p><text:s/>4,46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3383.67375" calcext:value-type="float">
            <text:p><text:s/>83,38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863.25" calcext:value-type="float">
            <text:p><text:s/>3,863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89896.0040488889" calcext:value-type="float">
            <text:p><text:s/>89,896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10740.744" calcext:value-type="float">
            <text:p><text:s/>10,74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94163.234876667" calcext:value-type="float">
            <text:p><text:s/>394,16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6584.614" calcext:value-type="float">
            <text:p><text:s/>26,58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3904.58696" calcext:value-type="float">
            <text:p><text:s/>63,90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50.864" calcext:value-type="float">
            <text:p><text:s/>45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30258.647916667" calcext:value-type="float">
            <text:p><text:s/>330,25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6133.75" calcext:value-type="float">
            <text:p><text:s/>26,13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0783.53636" calcext:value-type="float">
            <text:p>( 10,784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3576.824" calcext:value-type="float">
            <text:p>( 13,577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10131.8686366667" calcext:value-type="float">
            <text:p>( 10,132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55" office:value-type="float" office:value="3110.598" calcext:value-type="float">
            <text:p>( 3,111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406150" calcext:value-type="float">
            <text:p><text:s/>1,406,150 <text:s/></text:p>
          </table:table-cell>
          <table:table-cell table:style-name="ce50" office:value-type="float" office:value="2779529" calcext:value-type="float">
            <text:p><text:s/>2,779,529 <text:s/></text:p>
          </table:table-cell>
          <table:table-cell table:style-name="ce50" office:value-type="float" office:value="268944" calcext:value-type="float">
            <text:p><text:s/>268,944 <text:s/></text:p>
          </table:table-cell>
          <table:table-cell table:style-name="ce50" office:value-type="float" office:value="573891.325896667" calcext:value-type="float">
            <text:p><text:s/>573,89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7539.882" calcext:value-type="float">
            <text:p><text:s/>37,54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406150" calcext:value-type="float">
            <text:p><text:s/>1,406,150 <text:s/></text:p>
          </table:table-cell>
          <table:table-cell table:style-name="ce50" office:value-type="float" office:value="2779529" calcext:value-type="float">
            <text:p><text:s/>2,779,529 <text:s/></text:p>
          </table:table-cell>
          <table:table-cell table:style-name="ce50" office:value-type="float" office:value="268944" calcext:value-type="float">
            <text:p><text:s/>268,944 <text:s/></text:p>
          </table:table-cell>
          <table:table-cell table:style-name="ce50" office:value-type="float" office:value="481012.909126667" calcext:value-type="float">
            <text:p><text:s/>481,01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4902.964" calcext:value-type="float">
            <text:p><text:s/>24,90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2878.41677" calcext:value-type="float">
            <text:p><text:s/>92,87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636.918" calcext:value-type="float">
            <text:p><text:s/>12,63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9737.4784633333" calcext:value-type="float">
            <text:p>( 19,737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7306.542" calcext:value-type="float">
            <text:p>( 7,307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9260.7011377778" calcext:value-type="float">
            <text:p><text:s/>89,26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122.624" calcext:value-type="float">
            <text:p><text:s/>10,123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14368.17747" calcext:value-type="float">
            <text:p><text:s/>14,368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4292.298" calcext:value-type="float">
            <text:p><text:s/>4,29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4847.17009" calcext:value-type="float">
            <text:p><text:s/>104,84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666.606" calcext:value-type="float">
            <text:p><text:s/>6,66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8323.1779466667" calcext:value-type="float">
            <text:p><text:s/>38,32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751.952" calcext:value-type="float">
            <text:p><text:s/>7,75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9736.06226" calcext:value-type="float">
            <text:p><text:s/>139,73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66597.884" calcext:value-type="float">
            <text:p><text:s/>166,59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45.33333333333" calcext:value-type="float">
            <text:p><text:s/>1,84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8030.9311988889" calcext:value-type="float">
            <text:p><text:s/>78,03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23.554" calcext:value-type="float">
            <text:p><text:s/>824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3456.2562133333" calcext:value-type="float">
            <text:p><text:s/>43,456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448016.8935394" calcext:value-type="float">
            <text:p><text:s/>12,448,01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8440.613" calcext:value-type="float">
            <text:p><text:s/>118,44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6160.8888888889" calcext:value-type="float">
            <text:p><text:s/>96,16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048282.8046506" calcext:value-type="float">
            <text:p><text:s/>12,048,28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8440.613" calcext:value-type="float">
            <text:p><text:s/>118,44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388.5333333333" calcext:value-type="float">
            <text:p><text:s/>32,38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71184.666666667" calcext:value-type="float">
            <text:p><text:s/>271,18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53854.52627" calcext:value-type="float">
            <text:p><text:s/>553,85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8.178" calcext:value-type="float">
            <text:p><text:s/>3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8353.5929366667" calcext:value-type="float">
            <text:p><text:s/>68,35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8.178" calcext:value-type="float">
            <text:p><text:s/>38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85500.933333333" calcext:value-type="float">
            <text:p><text:s/>485,501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21790.38728" calcext:value-type="float">
            <text:p><text:s/>1,221,79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2830.352" calcext:value-type="float">
            <text:p><text:s/>132,83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93933.955732222" calcext:value-type="float">
            <text:p><text:s/>593,93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2737.634" calcext:value-type="float">
            <text:p><text:s/>132,73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834.93333333333" calcext:value-type="float">
            <text:p><text:s/>9,83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180.0736033333" calcext:value-type="float">
            <text:p><text:s/>13,18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.818" calcext:value-type="float">
            <text:p><text:s/>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190.4666666667" calcext:value-type="float">
            <text:p><text:s/>11,19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543" calcext:value-type="float">
            <text:p><text:s/>7,54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55241.477777778" calcext:value-type="float">
            <text:p><text:s/>455,24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30866.480166667" calcext:value-type="float">
            <text:p><text:s/>130,866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90.9" calcext:value-type="float">
            <text:p><text:s/>91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1373012.7961" calcext:value-type="float">
            <text:p><text:s/>1,373,013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1862413.74" calcext:value-type="float">
            <text:p><text:s/>1,862,41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943440.0577001" calcext:value-type="float">
            <text:p><text:s/>21,943,44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49575.94" calcext:value-type="float">
            <text:p><text:s/>1,149,57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943440.0577001" calcext:value-type="float">
            <text:p><text:s/>21,943,44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49575.94" calcext:value-type="float">
            <text:p><text:s/>1,149,57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8421587.1291" calcext:value-type="float">
            <text:p>( 18,421,587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149575.94" calcext:value-type="float">
            <text:p>( 1,149,576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4993718.947256" calcext:value-type="float">
            <text:p><text:s/>14,993,719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22432.102983" calcext:value-type="float">
            <text:p><text:s/>122,432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1446325.787" calcext:value-type="float">
            <text:p><text:s/>11,446,326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2204.726301" calcext:value-type="float">
            <text:p><text:s/>2,205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3545188.433955" calcext:value-type="float">
            <text:p><text:s/>3,545,188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22432.102983" calcext:value-type="float">
            <text:p><text:s/>122,432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813209.082273" calcext:value-type="float">
            <text:p><text:s/>1,813,209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813209.082273" calcext:value-type="float">
            <text:p><text:s/>1,813,209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2.$A$1:.$AMJ$10" table:range-usable-as="repeat-column repeat-row"/>
        </table:named-expressions>
      </table:table>
      <table:table table:name="Page3" table:style-name="ta3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1" table:default-cell-style-name="ce16"/>
        <table:table-column table:style-name="co12" table:number-columns-repeated="8" table:default-cell-style-name="ce16"/>
        <table:table-column table:style-name="co6" table:default-cell-style-name="ce16"/>
        <table:table-column table:style-name="co2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7年(西元2008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9" calcext:value-type="float">
              <text:p>19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44" office:value-type="float" office:value="21" calcext:value-type="float">
              <text:p>21</text:p>
            </table:table-cell>
            <table:table-cell table:style-name="ce44" office:value-type="float" office:value="22" calcext:value-type="float">
              <text:p>22</text:p>
            </table:table-cell>
            <table:table-cell table:style-name="ce44" office:value-type="float" office:value="23" calcext:value-type="float">
              <text:p>23</text:p>
            </table:table-cell>
            <table:table-cell table:style-name="ce44" office:value-type="float" office:value="24" calcext:value-type="float">
              <text:p>24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44" office:value-type="float" office:value="26" calcext:value-type="float">
              <text:p>26</text:p>
            </table:table-cell>
            <table:table-cell table:style-name="ce44" office:value-type="float" office:value="27" calcext:value-type="float">
              <text:p>27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丙烷混合氣)</text:p>
            </table:table-cell>
            <table:table-cell table:style-name="ce45" office:value-type="string" calcext:value-type="string">
              <text:p>天然汽油</text:p>
            </table:table-cell>
            <table:table-cell table:style-name="ce45" office:value-type="string" calcext:value-type="string">
              <text:p>石油腦</text:p>
            </table:table-cell>
            <table:table-cell table:style-name="ce45" office:value-type="string" calcext:value-type="string">
              <text:p>車用汽油</text:p>
            </table:table-cell>
            <table:table-cell table:style-name="ce45" office:value-type="string" calcext:value-type="string">
              <text:p>(無鉛汽油)</text:p>
            </table:table-cell>
            <table:table-cell table:style-name="ce45" office:value-type="string" calcext:value-type="string">
              <text:p>航空汽油</text:p>
            </table:table-cell>
            <table:table-cell table:number-columns-repeated="2" table:style-name="ce45" office:value-type="string" calcext:value-type="string">
              <text:p>航空燃油-</text:p>
            </table:table-cell>
            <table:table-cell table:style-name="ce45" office:value-type="string" calcext:value-type="string">
              <text:p>煤油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/>
            <table:table-cell table:style-name="ce45" table:number-columns-repeated="4"/>
            <table:table-cell table:style-name="ce61"/>
            <table:table-cell table:style-name="ce61" office:value-type="string" calcext:value-type="string">
              <text:p>汽油型</text:p>
            </table:table-cell>
            <table:table-cell table:style-name="ce61" office:value-type="string" calcext:value-type="string">
              <text:p>煤油型</text:p>
            </table:table-cell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(Propane Air)</text:p>
            </table:table-cell>
            <table:table-cell table:style-name="ce46" office:value-type="string" calcext:value-type="string">
              <text:p>Natural Gasoline</text:p>
            </table:table-cell>
            <table:table-cell table:style-name="ce46" office:value-type="string" calcext:value-type="string">
              <text:p>Naphthas</text:p>
            </table:table-cell>
            <table:table-cell table:style-name="ce46" office:value-type="string" calcext:value-type="string">
              <text:p>Motor Gasoline</text:p>
            </table:table-cell>
            <table:table-cell table:style-name="ce46" office:value-type="string" calcext:value-type="string">
              <text:p>(Unleaded</text:p>
            </table:table-cell>
            <table:table-cell table:style-name="ce62" office:value-type="string" calcext:value-type="string">
              <text:p>Aviation </text:p>
            </table:table-cell>
            <table:table-cell table:number-columns-repeated="2" table:style-name="ce62" office:value-type="string" calcext:value-type="string">
              <text:p>Jet Fuel-</text:p>
            </table:table-cell>
            <table:table-cell table:style-name="ce46" office:value-type="string" calcext:value-type="string">
              <text:p>Kerosene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 table:number-columns-repeated="3"/>
            <table:table-cell table:style-name="ce62" office:value-type="string" calcext:value-type="string">
              <text:p>Gasoline)</text:p>
            </table:table-cell>
            <table:table-cell table:style-name="ce62" office:value-type="string" calcext:value-type="string">
              <text:p>Gasoline</text:p>
            </table:table-cell>
            <table:table-cell table:style-name="ce62" office:value-type="string" calcext:value-type="string">
              <text:p>Gasoline Type</text:p>
            </table:table-cell>
            <table:table-cell table:style-name="ce62" office:value-type="string" calcext:value-type="string">
              <text:p>Kerosene Type</text:p>
            </table:table-cell>
            <table:table-cell table:style-name="ce62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4547621" calcext:value-type="float">
            <text:p><text:s/>14,547,62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7911.0930955276" calcext:value-type="float">
            <text:p><text:s/>87,911 <text:s/></text:p>
          </table:table-cell>
          <table:table-cell table:number-columns-repeated="2" table:style-name="ce50" office:value-type="float" office:value="5634672" calcext:value-type="float">
            <text:p><text:s/>5,634,67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599077" calcext:value-type="float">
            <text:p><text:s/>2,599,07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2320143" calcext:value-type="float">
            <text:p><text:s/>2,320,14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-365388" calcext:value-type="float">
            <text:p><text:s/>-365,388 <text:s/></text:p>
          </table:table-cell>
          <table:table-cell table:number-columns-repeated="2" table:style-name="ce50" office:value-type="float" office:value="-119429.1" calcext:value-type="float">
            <text:p><text:s/>-119,42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-23578" calcext:value-type="float">
            <text:p><text:s/>-23,578 <text:s/></text:p>
          </table:table-cell>
          <table:table-cell table:style-name="ce50" office:value-type="float" office:value="-143" calcext:value-type="float">
            <text:p><text:s/>-143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14825097.9069045" calcext:value-type="float">
            <text:p><text:s/>14,825,098 <text:s/></text:p>
          </table:table-cell>
          <table:table-cell table:number-columns-repeated="2" table:style-name="ce51" office:value-type="float" office:value="-5515242.9" calcext:value-type="float">
            <text:p><text:s/>-5,515,243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4895642" calcext:value-type="float">
            <text:p><text:s/>-4,895,642 <text:s/></text:p>
          </table:table-cell>
          <table:table-cell table:style-name="ce51" office:value-type="float" office:value="143" calcext:value-type="float">
            <text:p><text:s/>14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899868" calcext:value-type="float">
            <text:p><text:s/>4,899,868 <text:s/></text:p>
          </table:table-cell>
          <table:table-cell table:number-columns-repeated="2" table:style-name="ce50" office:value-type="float" office:value="18026" calcext:value-type="float">
            <text:p><text:s/>18,02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8" calcext:value-type="float">
            <text:p><text:s/>18 <text:s/></text:p>
          </table:table-cell>
          <table:table-cell table:style-name="ce50" office:value-type="float" office:value="18169" calcext:value-type="float">
            <text:p><text:s/>18,169 <text:s/></text:p>
          </table:table-cell>
          <table:table-cell table:style-name="ce50" office:value-type="float" office:value="88" calcext:value-type="float">
            <text:p><text:s/>88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71342.9069044724" calcext:value-type="float">
            <text:p><text:s/>71,343 <text:s/></text:p>
          </table:table-cell>
          <table:table-cell table:number-columns-repeated="2" table:style-name="ce51" office:value-type="float" office:value="-133978.8" calcext:value-type="float">
            <text:p><text:s/>-133,979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-18" calcext:value-type="float">
            <text:p><text:s/>-18 <text:s/></text:p>
          </table:table-cell>
          <table:table-cell table:style-name="ce51" office:value-type="float" office:value="117513" calcext:value-type="float">
            <text:p><text:s/>117,513 <text:s/></text:p>
          </table:table-cell>
          <table:table-cell table:style-name="ce51" office:value-type="float" office:value="-10824" calcext:value-type="float">
            <text:p><text:s/>-10,82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423914" calcext:value-type="float">
            <text:p><text:s/>10,423,914 <text:s/></text:p>
          </table:table-cell>
          <table:table-cell table:number-columns-repeated="2" table:style-name="ce50" office:value-type="float" office:value="14909285.1" calcext:value-type="float">
            <text:p><text:s/>14,909,28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345095" calcext:value-type="float">
            <text:p><text:s/>5,345,09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423914" calcext:value-type="float">
            <text:p><text:s/>10,423,914 <text:s/></text:p>
          </table:table-cell>
          <table:table-cell table:number-columns-repeated="2" table:style-name="ce50" office:value-type="float" office:value="8815185.31692308" calcext:value-type="float">
            <text:p><text:s/>8,815,18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345095" calcext:value-type="float">
            <text:p><text:s/>5,345,09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6094099.78307692" calcext:value-type="float">
            <text:p><text:s/>6,094,100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946" calcext:value-type="float">
            <text:p><text:s/>4,94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" calcext:value-type="float">
            <text:p><text:s/>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494" calcext:value-type="float">
            <text:p><text:s/>2,49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" calcext:value-type="float">
            <text:p><text:s/>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434" calcext:value-type="float">
            <text:p><text:s/>2,43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18" calcext:value-type="float">
            <text:p><text:s/>18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20277801" calcext:value-type="float">
            <text:p><text:s/>20,277,801 <text:s/></text:p>
          </table:table-cell>
          <table:table-cell table:number-columns-repeated="2" table:style-name="ce52" office:value-type="float" office:value="9505049" calcext:value-type="float">
            <text:p><text:s/>9,505,049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313771" calcext:value-type="float">
            <text:p><text:s/>313,771 <text:s/></text:p>
          </table:table-cell>
          <table:table-cell table:style-name="ce52" office:value-type="float" office:value="10875" calcext:value-type="float">
            <text:p><text:s/>10,875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number-columns-repeated="2" table:style-name="ce52" office:value-type="float" office:value="9505049" calcext:value-type="float">
            <text:p><text:s/>9,505,049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313771" calcext:value-type="float">
            <text:p><text:s/>313,771 <text:s/></text:p>
          </table:table-cell>
          <table:table-cell table:style-name="ce52" office:value-type="float" office:value="10875" calcext:value-type="float">
            <text:p><text:s/>10,87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7597" calcext:value-type="float">
            <text:p><text:s/>7,59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218" calcext:value-type="float">
            <text:p><text:s/>1,218 <text:s/></text:p>
          </table:table-cell>
          <table:table-cell table:style-name="ce50" office:value-type="float" office:value="342" calcext:value-type="float">
            <text:p><text:s/>34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6" calcext:value-type="float">
            <text:p><text:s/>5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107" calcext:value-type="float">
            <text:p><text:s/>1,10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7" calcext:value-type="float">
            <text:p><text:s/>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2" calcext:value-type="float">
            <text:p><text:s/>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42" calcext:value-type="float">
            <text:p><text:s/>34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" calcext:value-type="float">
            <text:p><text:s/>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" calcext:value-type="float">
            <text:p><text:s/>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0" calcext:value-type="float">
            <text:p><text:s/>3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" calcext:value-type="float">
            <text:p><text:s/>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number-columns-repeated="2" table:style-name="ce53" office:value-type="float" office:value="1" calcext:value-type="float">
            <text:p>( 1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30" calcext:value-type="float">
            <text:p><text:s/>3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4" calcext:value-type="float">
            <text:p><text:s/>9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61" calcext:value-type="float">
            <text:p><text:s/>1,06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66" calcext:value-type="float">
            <text:p><text:s/>6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number-columns-repeated="2" table:style-name="ce54" office:value-type="float" office:value="26" calcext:value-type="float">
            <text:p><text:s/>26 <text:s/>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54" office:value-type="float" office:value="127" calcext:value-type="float">
            <text:p><text:s/>127 <text:s/></text:p>
          </table:table-cell>
          <table:table-cell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45" calcext:value-type="float">
            <text:p><text:s/>14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33" calcext:value-type="float">
            <text:p><text:s/>13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2" calcext:value-type="float">
            <text:p><text:s/>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number-columns-repeated="2" table:style-name="ce55" office:value-type="float" office:value="12" calcext:value-type="float">
            <text:p>( 12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38" calcext:value-type="float">
            <text:p><text:s/>33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35" calcext:value-type="float">
            <text:p><text:s/>23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03" calcext:value-type="float">
            <text:p><text:s/>10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8" calcext:value-type="float">
            <text:p><text:s/>4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" calcext:value-type="float">
            <text:p><text:s/>7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number-columns-repeated="2" table:style-name="ce54" office:value-type="float" office:value="151" calcext:value-type="float">
            <text:p><text:s/>151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618" calcext:value-type="float">
            <text:p><text:s/>61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415" calcext:value-type="float">
            <text:p><text:s/>3,41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30" calcext:value-type="float">
            <text:p><text:s/>33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66" calcext:value-type="float">
            <text:p><text:s/>6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78" calcext:value-type="float">
            <text:p><text:s/>57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18" calcext:value-type="float">
            <text:p><text:s/>51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" calcext:value-type="float">
            <text:p><text:s/>5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435671.667" calcext:value-type="float">
            <text:p><text:s/>9,435,67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8181" calcext:value-type="float">
            <text:p><text:s/>108,18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108181" calcext:value-type="float">
            <text:p><text:s/>108,18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435671.667" calcext:value-type="float">
            <text:p><text:s/>9,435,67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262.333" calcext:value-type="float">
            <text:p><text:s/>9,26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262.333" calcext:value-type="float">
            <text:p><text:s/>9,26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2518" calcext:value-type="float">
            <text:p><text:s/>52,51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04372" calcext:value-type="float">
            <text:p><text:s/>204,372 <text:s/></text:p>
          </table:table-cell>
          <table:table-cell table:style-name="ce50" office:value-type="float" office:value="10533" calcext:value-type="float">
            <text:p><text:s/>10,53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5870" calcext:value-type="float">
            <text:p><text:s/>5,87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3" calcext:value-type="float">
            <text:p><text:s/>3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0153" calcext:value-type="float">
            <text:p><text:s/>10,15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057" calcext:value-type="float">
            <text:p><text:s/>4,05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4971" calcext:value-type="float">
            <text:p><text:s/>34,97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04372" calcext:value-type="float">
            <text:p><text:s/>204,372 <text:s/></text:p>
          </table:table-cell>
          <table:table-cell table:style-name="ce50" office:value-type="float" office:value="3523" calcext:value-type="float">
            <text:p><text:s/>3,523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3304" calcext:value-type="float">
            <text:p><text:s/>3,304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140" calcext:value-type="float">
            <text:p><text:s/>1,140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0277801" calcext:value-type="float">
            <text:p><text:s/>20,277,80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0277801" calcext:value-type="float">
            <text:p><text:s/>20,277,80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20277801" calcext:value-type="float">
            <text:p>( 20,277,801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9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1：車用汽油轉變產出中包含生質酒精(即E100) 120 公秉；消費中包含所有車用汽油，不論是否添加生質酒精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motor gasoline" consisted of 120 kiloliters of biogasoline (E100); the consumption of "motor gasoline" consists of all the motor gasoline, whether or not into which biogasoline are blended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2：我國自民國89年全面禁止含鉛汽油供應，故無鉛汽油統計數值等同車用汽油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unleaded gasoline data is equal to the motor gasoline, since the supply of leaded gasoline was prohibited in 2000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2">
          <table:table-cell table:style-name="ce14"/>
          <table:table-cell table:style-name="ce27"/>
          <table:table-cell table:style-name="ce14" table:number-columns-repeated="1022"/>
        </table:table-row>
        <table:table-row table:style-name="ro6" table:number-rows-repeated="5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4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3.$A$1:.$AMJ$10" table:range-usable-as="repeat-column repeat-row"/>
        </table:named-expressions>
      </table:table>
      <table:table table:name="Page4" table:style-name="ta4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8" table:default-cell-style-name="ce16"/>
        <table:table-column table:style-name="co4" table:default-cell-style-name="ce16"/>
        <table:table-column table:style-name="co2" table:number-columns-repeated="2" table:default-cell-style-name="ce15"/>
        <table:table-column table:style-name="co8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7年(西元2008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28" calcext:value-type="float">
              <text:p>28</text:p>
            </table:table-cell>
            <table:table-cell table:style-name="ce44" office:value-type="float" office:value="29" calcext:value-type="float">
              <text:p>29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4" office:value-type="float" office:value="31" calcext:value-type="float">
              <text:p>31</text:p>
            </table:table-cell>
            <table:table-cell table:style-name="ce44" office:value-type="float" office:value="32" calcext:value-type="float">
              <text:p>32</text:p>
            </table:table-cell>
            <table:table-cell table:style-name="ce44" office:value-type="float" office:value="33" calcext:value-type="float">
              <text:p>33</text:p>
            </table:table-cell>
            <table:table-cell table:style-name="ce44" office:value-type="float" office:value="34" calcext:value-type="float">
              <text:p>34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44" office:value-type="float" office:value="36" calcext:value-type="float">
              <text:p>36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柴油</text:p>
            </table:table-cell>
            <table:table-cell table:style-name="ce45" office:value-type="string" calcext:value-type="string">
              <text:p>燃料油</text:p>
            </table:table-cell>
            <table:table-cell table:style-name="ce45" office:value-type="string" calcext:value-type="string">
              <text:p>白精油</text:p>
            </table:table-cell>
            <table:table-cell table:style-name="ce45" office:value-type="string" calcext:value-type="string">
              <text:p>潤滑油</text:p>
            </table:table-cell>
            <table:table-cell table:style-name="ce45" office:value-type="string" calcext:value-type="string">
              <text:p>柏油</text:p>
            </table:table-cell>
            <table:table-cell table:style-name="ce45" office:value-type="string" calcext:value-type="string">
              <text:p>溶劑油</text:p>
            </table:table-cell>
            <table:table-cell table:style-name="ce45" office:value-type="string" calcext:value-type="string">
              <text:p>石蠟</text:p>
            </table:table-cell>
            <table:table-cell table:style-name="ce45" office:value-type="string" calcext:value-type="string">
              <text:p>石油焦</text:p>
            </table:table-cell>
            <table:table-cell table:style-name="ce45" office:value-type="string" calcext:value-type="string">
              <text:p>其他石油產品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Diesel Oil</text:p>
            </table:table-cell>
            <table:table-cell table:style-name="ce46" office:value-type="string" calcext:value-type="string">
              <text:p>Fuel Oil</text:p>
            </table:table-cell>
            <table:table-cell table:style-name="ce46" office:value-type="string" calcext:value-type="string">
              <text:p>White Spirits</text:p>
            </table:table-cell>
            <table:table-cell table:style-name="ce46" office:value-type="string" calcext:value-type="string">
              <text:p>Lubricants</text:p>
            </table:table-cell>
            <table:table-cell table:style-name="ce46" office:value-type="string" calcext:value-type="string">
              <text:p>Asphalts</text:p>
            </table:table-cell>
            <table:table-cell table:style-name="ce46" office:value-type="string" calcext:value-type="string">
              <text:p>Solvents</text:p>
            </table:table-cell>
            <table:table-cell table:style-name="ce46" office:value-type="string" calcext:value-type="string">
              <text:p>Paraffin Waxes</text:p>
            </table:table-cell>
            <table:table-cell table:style-name="ce46" office:value-type="string" calcext:value-type="string">
              <text:p>Petroleum Coke</text:p>
            </table:table-cell>
            <table:table-cell table:style-name="ce46" office:value-type="string" calcext:value-type="string">
              <text:p>Other Petroleum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8"/>
            <table:table-cell table:style-name="ce62" office:value-type="string" calcext:value-type="string">
              <text:p>Products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噸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41465" calcext:value-type="float">
            <text:p><text:s/>1,941,46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99064" calcext:value-type="float">
            <text:p><text:s/>299,064 <text:s/></text:p>
          </table:table-cell>
          <table:table-cell table:style-name="ce50" office:value-type="float" office:value="9930" calcext:value-type="float">
            <text:p><text:s/>9,930 <text:s/></text:p>
          </table:table-cell>
          <table:table-cell table:style-name="ce50" office:value-type="float" office:value="837115.899148969" calcext:value-type="float">
            <text:p><text:s/>837,116 <text:s/></text:p>
          </table:table-cell>
          <table:table-cell table:style-name="ce50" office:value-type="float" office:value="41141" calcext:value-type="float">
            <text:p><text:s/>41,141 <text:s/></text:p>
          </table:table-cell>
          <table:table-cell table:style-name="ce50" office:value-type="float" office:value="45026" calcext:value-type="float">
            <text:p><text:s/>45,026 <text:s/></text:p>
          </table:table-cell>
          <table:table-cell table:style-name="ce50" office:value-type="float" office:value="240265" calcext:value-type="float">
            <text:p><text:s/>240,26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10574916" calcext:value-type="float">
            <text:p><text:s/>10,574,916 <text:s/></text:p>
          </table:table-cell>
          <table:table-cell table:style-name="ce50" office:value-type="float" office:value="516323" calcext:value-type="float">
            <text:p><text:s/>516,323 <text:s/></text:p>
          </table:table-cell>
          <table:table-cell table:style-name="ce50" office:value-type="float" office:value="25" calcext:value-type="float">
            <text:p><text:s/>25 <text:s/></text:p>
          </table:table-cell>
          <table:table-cell table:style-name="ce50" office:value-type="float" office:value="256239" calcext:value-type="float">
            <text:p><text:s/>256,239 <text:s/></text:p>
          </table:table-cell>
          <table:table-cell table:style-name="ce50" office:value-type="float" office:value="236175" calcext:value-type="float">
            <text:p><text:s/>236,175 <text:s/></text:p>
          </table:table-cell>
          <table:table-cell table:style-name="ce50" office:value-type="float" office:value="45142.7018717676" calcext:value-type="float">
            <text:p><text:s/>45,143 <text:s/></text:p>
          </table:table-cell>
          <table:table-cell table:style-name="ce50" office:value-type="float" office:value="29644" calcext:value-type="float">
            <text:p><text:s/>29,644 <text:s/></text:p>
          </table:table-cell>
          <table:table-cell table:style-name="ce50" office:value-type="float" office:value="253215" calcext:value-type="float">
            <text:p><text:s/>253,215 <text:s/></text:p>
          </table:table-cell>
          <table:table-cell table:style-name="ce50" office:value-type="float" office:value="59198" calcext:value-type="float">
            <text:p><text:s/>59,19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style-name="ce50" office:value-type="float" office:value="194308" calcext:value-type="float">
            <text:p><text:s/>194,308 <text:s/></text:p>
          </table:table-cell>
          <table:table-cell table:style-name="ce50" office:value-type="float" office:value="1766382" calcext:value-type="float">
            <text:p><text:s/>1,766,38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80" calcext:value-type="float">
            <text:p><text:s/>2,48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-118369.778" calcext:value-type="float">
            <text:p><text:s/>-118,370 <text:s/></text:p>
          </table:table-cell>
          <table:table-cell table:style-name="ce50" office:value-type="float" office:value="-65419.5353" calcext:value-type="float">
            <text:p><text:s/>-65,420 <text:s/></text:p>
          </table:table-cell>
          <table:table-cell table:style-name="ce50" office:value-type="float" office:value="3957" calcext:value-type="float">
            <text:p><text:s/>3,957 <text:s/></text:p>
          </table:table-cell>
          <table:table-cell table:style-name="ce50" office:value-type="float" office:value="-108381" calcext:value-type="float">
            <text:p><text:s/>-108,381 <text:s/></text:p>
          </table:table-cell>
          <table:table-cell table:style-name="ce50" office:value-type="float" office:value="-34268" calcext:value-type="float">
            <text:p><text:s/>-34,268 <text:s/></text:p>
          </table:table-cell>
          <table:table-cell table:style-name="ce50" office:value-type="float" office:value="8465.99999999996" calcext:value-type="float">
            <text:p><text:s/>8,466 <text:s/></text:p>
          </table:table-cell>
          <table:table-cell table:style-name="ce50" office:value-type="float" office:value="-7196" calcext:value-type="float">
            <text:p><text:s/>-7,196 <text:s/></text:p>
          </table:table-cell>
          <table:table-cell table:style-name="ce50" office:value-type="float" office:value="1110" calcext:value-type="float">
            <text:p><text:s/>1,110 <text:s/></text:p>
          </table:table-cell>
          <table:table-cell table:style-name="ce50" office:value-type="float" office:value="-192580" calcext:value-type="float">
            <text:p><text:s/>-192,58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-10650854.222" calcext:value-type="float">
            <text:p><text:s/>-10,650,854 <text:s/></text:p>
          </table:table-cell>
          <table:table-cell table:style-name="ce51" office:value-type="float" office:value="-275820.4647" calcext:value-type="float">
            <text:p><text:s/>-275,820 <text:s/></text:p>
          </table:table-cell>
          <table:table-cell table:style-name="ce51" office:value-type="float" office:value="-3982" calcext:value-type="float">
            <text:p><text:s/>-3,982 <text:s/></text:p>
          </table:table-cell>
          <table:table-cell table:style-name="ce51" office:value-type="float" office:value="148726" calcext:value-type="float">
            <text:p><text:s/>148,726 <text:s/></text:p>
          </table:table-cell>
          <table:table-cell table:style-name="ce51" office:value-type="float" office:value="-191977" calcext:value-type="float">
            <text:p><text:s/>-191,977 <text:s/></text:p>
          </table:table-cell>
          <table:table-cell table:style-name="ce51" office:value-type="float" office:value="783507.197277201" calcext:value-type="float">
            <text:p><text:s/>783,507 <text:s/></text:p>
          </table:table-cell>
          <table:table-cell table:style-name="ce51" office:value-type="float" office:value="18693" calcext:value-type="float">
            <text:p><text:s/>18,693 <text:s/></text:p>
          </table:table-cell>
          <table:table-cell table:style-name="ce51" office:value-type="float" office:value="-209299" calcext:value-type="float">
            <text:p><text:s/>-209,299 <text:s/></text:p>
          </table:table-cell>
          <table:table-cell table:style-name="ce51" office:value-type="float" office:value="373647" calcext:value-type="float">
            <text:p><text:s/>373,64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387913" calcext:value-type="float">
            <text:p><text:s/>387,913 <text:s/></text:p>
          </table:table-cell>
          <table:table-cell table:style-name="ce50" office:value-type="float" office:value="2365169" calcext:value-type="float">
            <text:p><text:s/>2,365,169 <text:s/></text:p>
          </table:table-cell>
          <table:table-cell table:style-name="ce50" office:value-type="float" office:value="562" calcext:value-type="float">
            <text:p><text:s/>562 <text:s/></text:p>
          </table:table-cell>
          <table:table-cell table:style-name="ce50" office:value-type="float" office:value="25648" calcext:value-type="float">
            <text:p><text:s/>25,64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44" calcext:value-type="float">
            <text:p><text:s/>1,34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43066" calcext:value-type="float">
            <text:p><text:s/>243,066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66365.421" calcext:value-type="float">
            <text:p><text:s/>66,365 <text:s/></text:p>
          </table:table-cell>
          <table:table-cell table:style-name="ce51" office:value-type="float" office:value="-110117.36629375" calcext:value-type="float">
            <text:p><text:s/>-110,117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148964.90783423" calcext:value-type="float">
            <text:p><text:s/>148,965 <text:s/></text:p>
          </table:table-cell>
          <table:table-cell table:style-name="ce50" office:value-type="float" office:value="2998830.85402775" calcext:value-type="float">
            <text:p><text:s/>2,998,83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00006.69800432" calcext:value-type="float">
            <text:p><text:s/>600,007 <text:s/></text:p>
          </table:table-cell>
          <table:table-cell table:style-name="ce50" office:value-type="float" office:value="3530.98091965511" calcext:value-type="float">
            <text:p><text:s/>3,53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143994" calcext:value-type="float">
            <text:p><text:s/>143,994 <text:s/></text:p>
          </table:table-cell>
          <table:table-cell table:style-name="ce50" office:value-type="float" office:value="2627896" calcext:value-type="float">
            <text:p><text:s/>2,627,89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22" calcext:value-type="float">
            <text:p><text:s/>1,02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4970.90783423" calcext:value-type="float">
            <text:p><text:s/>4,971 <text:s/></text:p>
          </table:table-cell>
          <table:table-cell table:style-name="ce51" office:value-type="float" office:value="369912.85402775" calcext:value-type="float">
            <text:p><text:s/>369,913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600006.69800432" calcext:value-type="float">
            <text:p><text:s/>600,007 <text:s/></text:p>
          </table:table-cell>
          <table:table-cell table:style-name="ce51" office:value-type="float" office:value="3530.98091965511" calcext:value-type="float">
            <text:p><text:s/>3,53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16674715.643" calcext:value-type="float">
            <text:p><text:s/>16,674,716 <text:s/></text:p>
          </table:table-cell>
          <table:table-cell table:style-name="ce50" office:value-type="float" office:value="10637733.0386063" calcext:value-type="float">
            <text:p><text:s/>10,637,733 <text:s/></text:p>
          </table:table-cell>
          <table:table-cell table:style-name="ce50" office:value-type="float" office:value="11981" calcext:value-type="float">
            <text:p><text:s/>11,981 <text:s/></text:p>
          </table:table-cell>
          <table:table-cell table:style-name="ce50" office:value-type="float" office:value="267151" calcext:value-type="float">
            <text:p><text:s/>267,151 <text:s/></text:p>
          </table:table-cell>
          <table:table-cell table:style-name="ce50" office:value-type="float" office:value="577632" calcext:value-type="float">
            <text:p><text:s/>577,632 <text:s/></text:p>
          </table:table-cell>
          <table:table-cell table:style-name="ce50" office:value-type="float" office:value="113142" calcext:value-type="float">
            <text:p><text:s/>113,14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82972" calcext:value-type="float">
            <text:p><text:s/>1,382,972 <text:s/></text:p>
          </table:table-cell>
          <table:table-cell table:style-name="ce50" office:value-type="float" office:value="1669257.46888889" calcext:value-type="float">
            <text:p><text:s/>1,669,25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16413934.403" calcext:value-type="float">
            <text:p><text:s/>16,413,934 <text:s/></text:p>
          </table:table-cell>
          <table:table-cell table:style-name="ce50" office:value-type="float" office:value="10637733.0386063" calcext:value-type="float">
            <text:p><text:s/>10,637,733 <text:s/></text:p>
          </table:table-cell>
          <table:table-cell table:style-name="ce50" office:value-type="float" office:value="11981" calcext:value-type="float">
            <text:p><text:s/>11,981 <text:s/></text:p>
          </table:table-cell>
          <table:table-cell table:style-name="ce50" office:value-type="float" office:value="267151" calcext:value-type="float">
            <text:p><text:s/>267,151 <text:s/></text:p>
          </table:table-cell>
          <table:table-cell table:style-name="ce50" office:value-type="float" office:value="577632" calcext:value-type="float">
            <text:p><text:s/>577,632 <text:s/></text:p>
          </table:table-cell>
          <table:table-cell table:style-name="ce50" office:value-type="float" office:value="113142" calcext:value-type="float">
            <text:p><text:s/>113,14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82972" calcext:value-type="float">
            <text:p><text:s/>1,382,972 <text:s/></text:p>
          </table:table-cell>
          <table:table-cell table:style-name="ce50" office:value-type="float" office:value="1397697.36755556" calcext:value-type="float">
            <text:p><text:s/>1,397,697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260781.24" calcext:value-type="float">
            <text:p><text:s/>260,781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51" office:value-type="float" office:value="271560.101333333" calcext:value-type="float">
            <text:p><text:s/>271,56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46139" calcext:value-type="float">
            <text:p><text:s/>46,139 <text:s/></text:p>
          </table:table-cell>
          <table:table-cell table:style-name="ce50" office:value-type="float" office:value="510789.28485701" calcext:value-type="float">
            <text:p><text:s/>510,78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17535.30199568" calcext:value-type="float">
            <text:p><text:s/>517,535 <text:s/></text:p>
          </table:table-cell>
          <table:table-cell table:style-name="ce50" office:value-type="float" office:value="8856.30796923378" calcext:value-type="float">
            <text:p><text:s/>8,85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59" calcext:value-type="float">
            <text:p><text:s/>1,45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795" calcext:value-type="float">
            <text:p><text:s/>15,79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3" calcext:value-type="float">
            <text:p><text:s/>4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46117" calcext:value-type="float">
            <text:p><text:s/>46,117 <text:s/></text:p>
          </table:table-cell>
          <table:table-cell table:style-name="ce50" office:value-type="float" office:value="493492.28485701" calcext:value-type="float">
            <text:p><text:s/>493,49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17535.30199568" calcext:value-type="float">
            <text:p><text:s/>517,535 <text:s/></text:p>
          </table:table-cell>
          <table:table-cell table:style-name="ce50" office:value-type="float" office:value="8856.30796923378" calcext:value-type="float">
            <text:p><text:s/>8,85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style-name="ce51" office:value-type="float" office:value="22" calcext:value-type="float">
            <text:p><text:s/>22 <text:s/></text:p>
          </table:table-cell>
          <table:table-cell table:number-columns-repeated="8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5374479.09216577" calcext:value-type="float">
            <text:p><text:s/>5,374,479 <text:s/></text:p>
          </table:table-cell>
          <table:table-cell table:style-name="ce52" office:value-type="float" office:value="4597240.80131524" calcext:value-type="float">
            <text:p><text:s/>4,597,241 <text:s/></text:p>
          </table:table-cell>
          <table:table-cell table:style-name="ce52" office:value-type="float" office:value="7437" calcext:value-type="float">
            <text:p><text:s/>7,437 <text:s/></text:p>
          </table:table-cell>
          <table:table-cell table:style-name="ce52" office:value-type="float" office:value="390229" calcext:value-type="float">
            <text:p><text:s/>390,229 <text:s/></text:p>
          </table:table-cell>
          <table:table-cell table:style-name="ce52" office:value-type="float" office:value="385655" calcext:value-type="float">
            <text:p><text:s/>385,655 <text:s/></text:p>
          </table:table-cell>
          <table:table-cell table:style-name="ce52" office:value-type="float" office:value="895305.197277201" calcext:value-type="float">
            <text:p><text:s/>895,305 <text:s/></text:p>
          </table:table-cell>
          <table:table-cell table:style-name="ce52" office:value-type="float" office:value="18693" calcext:value-type="float">
            <text:p><text:s/>18,693 <text:s/></text:p>
          </table:table-cell>
          <table:table-cell table:style-name="ce52" office:value-type="float" office:value="56131" calcext:value-type="float">
            <text:p><text:s/>56,131 <text:s/></text:p>
          </table:table-cell>
          <table:table-cell table:style-name="ce52" office:value-type="float" office:value="1787451.18" calcext:value-type="float">
            <text:p><text:s/>1,787,451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5374479.09216577" calcext:value-type="float">
            <text:p><text:s/>5,374,479 <text:s/></text:p>
          </table:table-cell>
          <table:table-cell table:style-name="ce52" office:value-type="float" office:value="4597240.80131524" calcext:value-type="float">
            <text:p><text:s/>4,597,241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13290" calcext:value-type="float">
            <text:p><text:s/>13,29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70503.09216577" calcext:value-type="float">
            <text:p><text:s/>170,503 <text:s/></text:p>
          </table:table-cell>
          <table:table-cell table:style-name="ce50" office:value-type="float" office:value="3976194.80131524" calcext:value-type="float">
            <text:p><text:s/>3,976,19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3290" calcext:value-type="float">
            <text:p><text:s/>13,29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8932" calcext:value-type="float">
            <text:p><text:s/>8,932 <text:s/></text:p>
          </table:table-cell>
          <table:table-cell table:style-name="ce50" office:value-type="float" office:value="32751" calcext:value-type="float">
            <text:p><text:s/>32,75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3820" calcext:value-type="float">
            <text:p><text:s/>3,820 <text:s/></text:p>
          </table:table-cell>
          <table:table-cell table:style-name="ce50" office:value-type="float" office:value="296260.18398505" calcext:value-type="float">
            <text:p><text:s/>296,26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8699.6237768" calcext:value-type="float">
            <text:p><text:s/>8,700 <text:s/></text:p>
          </table:table-cell>
          <table:table-cell table:style-name="ce50" office:value-type="float" office:value="668455.80733765" calcext:value-type="float">
            <text:p><text:s/>668,45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28" calcext:value-type="float">
            <text:p><text:s/>28 <text:s/></text:p>
          </table:table-cell>
          <table:table-cell table:style-name="ce50" office:value-type="float" office:value="27645" calcext:value-type="float">
            <text:p><text:s/>27,64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56" calcext:value-type="float">
            <text:p><text:s/>56 <text:s/></text:p>
          </table:table-cell>
          <table:table-cell table:style-name="ce50" office:value-type="float" office:value="6334" calcext:value-type="float">
            <text:p><text:s/>6,33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668.39788479" calcext:value-type="float">
            <text:p><text:s/>668 <text:s/></text:p>
          </table:table-cell>
          <table:table-cell table:style-name="ce50" office:value-type="float" office:value="268908.19072475" calcext:value-type="float">
            <text:p><text:s/>268,90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192" calcext:value-type="float">
            <text:p><text:s/>192 <text:s/></text:p>
          </table:table-cell>
          <table:table-cell table:style-name="ce50" office:value-type="float" office:value="1490" calcext:value-type="float">
            <text:p><text:s/>1,49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78034.67050418" calcext:value-type="float">
            <text:p><text:s/>78,035 <text:s/></text:p>
          </table:table-cell>
          <table:table-cell table:style-name="ce50" office:value-type="float" office:value="1184296.76906779" calcext:value-type="float">
            <text:p><text:s/>1,184,29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77887.84378961" calcext:value-type="float">
            <text:p><text:s/>77,888 <text:s/></text:p>
          </table:table-cell>
          <table:table-cell table:style-name="ce50" office:value-type="float" office:value="959648.1539661" calcext:value-type="float">
            <text:p><text:s/>959,64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3787.84378961" calcext:value-type="float">
            <text:p>( 3,788 <text:s/>)</text:p>
          </table:table-cell>
          <table:table-cell table:style-name="ce53" office:value-type="float" office:value="857370.61912328" calcext:value-type="float">
            <text:p>( 857,371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74100" calcext:value-type="float">
            <text:p>( 74,100 <text:s/>)</text:p>
          </table:table-cell>
          <table:table-cell table:style-name="ce53" office:value-type="float" office:value="99788.53484282" calcext:value-type="float">
            <text:p>( 99,789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2489" calcext:value-type="float">
            <text:p>( 2,489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0.82870607" calcext:value-type="float">
            <text:p><text:s/>1 <text:s/></text:p>
          </table:table-cell>
          <table:table-cell table:style-name="ce50" office:value-type="float" office:value="134327.00418079" calcext:value-type="float">
            <text:p><text:s/>134,32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90.9980085" calcext:value-type="float">
            <text:p><text:s/>91 <text:s/></text:p>
          </table:table-cell>
          <table:table-cell table:style-name="ce50" office:value-type="float" office:value="63470.6109209" calcext:value-type="float">
            <text:p><text:s/>63,47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55" calcext:value-type="float">
            <text:p><text:s/>55 <text:s/></text:p>
          </table:table-cell>
          <table:table-cell table:style-name="ce54" office:value-type="float" office:value="26851" calcext:value-type="float">
            <text:p><text:s/>26,851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2970" calcext:value-type="float">
            <text:p><text:s/>2,970 <text:s/></text:p>
          </table:table-cell>
          <table:table-cell table:style-name="ce50" office:value-type="float" office:value="208538" calcext:value-type="float">
            <text:p><text:s/>208,53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236" calcext:value-type="float">
            <text:p><text:s/>236 <text:s/></text:p>
          </table:table-cell>
          <table:table-cell table:style-name="ce50" office:value-type="float" office:value="75242" calcext:value-type="float">
            <text:p><text:s/>75,24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183" calcext:value-type="float">
            <text:p><text:s/>183 <text:s/></text:p>
          </table:table-cell>
          <table:table-cell table:style-name="ce54" office:value-type="float" office:value="76567" calcext:value-type="float">
            <text:p><text:s/>76,567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9845" calcext:value-type="float">
            <text:p><text:s/>19,845 <text:s/></text:p>
          </table:table-cell>
          <table:table-cell table:style-name="ce50" office:value-type="float" office:value="333672" calcext:value-type="float">
            <text:p><text:s/>333,67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7465" calcext:value-type="float">
            <text:p><text:s/>17,465 <text:s/></text:p>
          </table:table-cell>
          <table:table-cell table:style-name="ce50" office:value-type="float" office:value="44209" calcext:value-type="float">
            <text:p><text:s/>44,20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2380" calcext:value-type="float">
            <text:p><text:s/>2,380 <text:s/></text:p>
          </table:table-cell>
          <table:table-cell table:style-name="ce50" office:value-type="float" office:value="289463" calcext:value-type="float">
            <text:p><text:s/>289,46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726" calcext:value-type="float">
            <text:p>( 726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0" calcext:value-type="float">
            <text:p/>
          </table:table-cell>
          <table:table-cell table:style-name="ce55" office:value-type="float" office:value="7339" calcext:value-type="float">
            <text:p>( 7,339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7669" calcext:value-type="float">
            <text:p><text:s/>7,669 <text:s/></text:p>
          </table:table-cell>
          <table:table-cell table:style-name="ce50" office:value-type="float" office:value="492633.21" calcext:value-type="float">
            <text:p><text:s/>492,63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3290" calcext:value-type="float">
            <text:p><text:s/>13,290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7380" calcext:value-type="float">
            <text:p><text:s/>7,380 <text:s/></text:p>
          </table:table-cell>
          <table:table-cell table:style-name="ce50" office:value-type="float" office:value="414630.21" calcext:value-type="float">
            <text:p><text:s/>414,63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3290" calcext:value-type="float">
            <text:p><text:s/>13,290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289" calcext:value-type="float">
            <text:p><text:s/>289 <text:s/></text:p>
          </table:table-cell>
          <table:table-cell table:style-name="ce50" office:value-type="float" office:value="78003" calcext:value-type="float">
            <text:p><text:s/>78,00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3454" calcext:value-type="float">
            <text:p>( 13,454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1124" calcext:value-type="float">
            <text:p><text:s/>1,124 <text:s/></text:p>
          </table:table-cell>
          <table:table-cell table:style-name="ce50" office:value-type="float" office:value="75657" calcext:value-type="float">
            <text:p><text:s/>75,65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529" calcext:value-type="float">
            <text:p><text:s/>529 <text:s/></text:p>
          </table:table-cell>
          <table:table-cell table:style-name="ce54" office:value-type="float" office:value="9918" calcext:value-type="float">
            <text:p><text:s/>9,918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16228" calcext:value-type="float">
            <text:p><text:s/>16,228 <text:s/></text:p>
          </table:table-cell>
          <table:table-cell table:style-name="ce50" office:value-type="float" office:value="78985" calcext:value-type="float">
            <text:p><text:s/>78,98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5549" calcext:value-type="float">
            <text:p><text:s/>5,549 <text:s/></text:p>
          </table:table-cell>
          <table:table-cell table:style-name="ce50" office:value-type="float" office:value="22648" calcext:value-type="float">
            <text:p><text:s/>22,64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284" calcext:value-type="float">
            <text:p><text:s/>284 <text:s/></text:p>
          </table:table-cell>
          <table:table-cell table:style-name="ce50" office:value-type="float" office:value="15557" calcext:value-type="float">
            <text:p><text:s/>15,55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style-name="ce50" office:value-type="float" office:value="1363.4" calcext:value-type="float">
            <text:p><text:s/>1,363 <text:s/></text:p>
          </table:table-cell>
          <table:table-cell table:style-name="ce50" office:value-type="float" office:value="67.4" calcext:value-type="float">
            <text:p><text:s/>6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style-name="ce50" office:value-type="float" office:value="14092" calcext:value-type="float">
            <text:p><text:s/>14,092 <text:s/></text:p>
          </table:table-cell>
          <table:table-cell table:style-name="ce50" office:value-type="float" office:value="59829" calcext:value-type="float">
            <text:p><text:s/>59,82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40740.2402" calcext:value-type="float">
            <text:p><text:s/>40,740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style-name="ce50" office:value-type="float" office:value="4195410.33" calcext:value-type="float">
            <text:p><text:s/>4,195,410 <text:s/></text:p>
          </table:table-cell>
          <table:table-cell table:style-name="ce50" office:value-type="float" office:value="160538" calcext:value-type="float">
            <text:p><text:s/>160,53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style-name="ce50" office:value-type="float" office:value="4053625.33" calcext:value-type="float">
            <text:p><text:s/>4,053,625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style-name="ce50" office:value-type="float" office:value="34702" calcext:value-type="float">
            <text:p><text:s/>34,702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style-name="ce50" office:value-type="float" office:value="107083" calcext:value-type="float">
            <text:p><text:s/>107,083 <text:s/></text:p>
          </table:table-cell>
          <table:table-cell table:style-name="ce50" office:value-type="float" office:value="160538" calcext:value-type="float">
            <text:p><text:s/>160,53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562032.67" calcext:value-type="float">
            <text:p><text:s/>562,033 <text:s/></text:p>
          </table:table-cell>
          <table:table-cell table:style-name="ce50" office:value-type="float" office:value="19908" calcext:value-type="float">
            <text:p><text:s/>19,90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61065.67" calcext:value-type="float">
            <text:p><text:s/>61,066 <text:s/></text:p>
          </table:table-cell>
          <table:table-cell table:style-name="ce50" office:value-type="float" office:value="3097" calcext:value-type="float">
            <text:p><text:s/>3,09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style-name="ce51" office:value-type="float" office:value="500967" calcext:value-type="float">
            <text:p><text:s/>500,967 <text:s/></text:p>
          </table:table-cell>
          <table:table-cell table:style-name="ce51" office:value-type="float" office:value="16811" calcext:value-type="float">
            <text:p><text:s/>16,811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446533" calcext:value-type="float">
            <text:p><text:s/>446,533 <text:s/></text:p>
          </table:table-cell>
          <table:table-cell table:style-name="ce50" office:value-type="float" office:value="440600" calcext:value-type="float">
            <text:p><text:s/>440,60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102811" calcext:value-type="float">
            <text:p><text:s/>102,811 <text:s/></text:p>
          </table:table-cell>
          <table:table-cell table:style-name="ce50" office:value-type="float" office:value="369915" calcext:value-type="float">
            <text:p><text:s/>369,91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1670" calcext:value-type="float">
            <text:p><text:s/>1,670 <text:s/></text:p>
          </table:table-cell>
          <table:table-cell table:style-name="ce50" office:value-type="float" office:value="7759" calcext:value-type="float">
            <text:p><text:s/>7,75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style-name="ce50" office:value-type="float" office:value="13838" calcext:value-type="float">
            <text:p><text:s/>13,838 <text:s/></text:p>
          </table:table-cell>
          <table:table-cell table:style-name="ce50" office:value-type="float" office:value="220" calcext:value-type="float">
            <text:p><text:s/>22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style-name="ce50" office:value-type="float" office:value="2562" calcext:value-type="float">
            <text:p><text:s/>2,562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1478" calcext:value-type="float">
            <text:p><text:s/>1,478 <text:s/></text:p>
          </table:table-cell>
          <table:table-cell table:style-name="ce50" office:value-type="float" office:value="2482" calcext:value-type="float">
            <text:p><text:s/>2,48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252027" calcext:value-type="float">
            <text:p><text:s/>252,027 <text:s/></text:p>
          </table:table-cell>
          <table:table-cell table:style-name="ce50" office:value-type="float" office:value="4422" calcext:value-type="float">
            <text:p><text:s/>4,42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72147" calcext:value-type="float">
            <text:p><text:s/>72,147 <text:s/></text:p>
          </table:table-cell>
          <table:table-cell table:style-name="ce51" office:value-type="float" office:value="55802" calcext:value-type="float">
            <text:p><text:s/>55,802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437" calcext:value-type="float">
            <text:p><text:s/>7,437 <text:s/></text:p>
          </table:table-cell>
          <table:table-cell table:style-name="ce50" office:value-type="float" office:value="390229" calcext:value-type="float">
            <text:p><text:s/>390,229 <text:s/></text:p>
          </table:table-cell>
          <table:table-cell table:style-name="ce50" office:value-type="float" office:value="385655" calcext:value-type="float">
            <text:p><text:s/>385,655 <text:s/></text:p>
          </table:table-cell>
          <table:table-cell table:style-name="ce50" office:value-type="float" office:value="895305.197277201" calcext:value-type="float">
            <text:p><text:s/>895,305 <text:s/></text:p>
          </table:table-cell>
          <table:table-cell table:style-name="ce50" office:value-type="float" office:value="18693" calcext:value-type="float">
            <text:p><text:s/>18,693 <text:s/></text:p>
          </table:table-cell>
          <table:table-cell table:style-name="ce50" office:value-type="float" office:value="56131" calcext:value-type="float">
            <text:p><text:s/>56,131 <text:s/></text:p>
          </table:table-cell>
          <table:table-cell table:style-name="ce50" office:value-type="float" office:value="1774161.18" calcext:value-type="float">
            <text:p><text:s/>1,774,161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437" calcext:value-type="float">
            <text:p><text:s/>7,437 <text:s/></text:p>
          </table:table-cell>
          <table:table-cell table:style-name="ce50" office:value-type="float" office:value="390229" calcext:value-type="float">
            <text:p><text:s/>390,229 <text:s/></text:p>
          </table:table-cell>
          <table:table-cell table:style-name="ce50" office:value-type="float" office:value="385655" calcext:value-type="float">
            <text:p><text:s/>385,655 <text:s/></text:p>
          </table:table-cell>
          <table:table-cell table:style-name="ce50" office:value-type="float" office:value="895305.197277201" calcext:value-type="float">
            <text:p><text:s/>895,305 <text:s/></text:p>
          </table:table-cell>
          <table:table-cell table:style-name="ce50" office:value-type="float" office:value="18693" calcext:value-type="float">
            <text:p><text:s/>18,693 <text:s/></text:p>
          </table:table-cell>
          <table:table-cell table:style-name="ce50" office:value-type="float" office:value="56131" calcext:value-type="float">
            <text:p><text:s/>56,131 <text:s/></text:p>
          </table:table-cell>
          <table:table-cell table:style-name="ce50" office:value-type="float" office:value="1774161.18" calcext:value-type="float">
            <text:p><text:s/>1,774,161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528479.008816295" calcext:value-type="float">
            <text:p><text:s/>528,479 <text:s/></text:p>
          </table:table-cell>
          <table:table-cell table:style-name="ce57" office:value-type="float" office:value="12705822.8979887" calcext:value-type="float">
            <text:p><text:s/>12,705,823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1623381.845422" calcext:value-type="float">
            <text:p><text:s/>1,623,382 <text:s/></text:p>
          </table:table-cell>
          <table:table-cell table:style-name="ce57" office:value-type="float" office:value="13603.092046" calcext:value-type="float">
            <text:p><text:s/>13,603 <text:s/></text:p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522369.375097295" calcext:value-type="float">
            <text:p><text:s/>522,369 <text:s/></text:p>
          </table:table-cell>
          <table:table-cell table:style-name="ce57" office:value-type="float" office:value="10923956.4119027" calcext:value-type="float">
            <text:p><text:s/>10,923,956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204.726301" calcext:value-type="float">
            <text:p><text:s/>2,205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6109.633719" calcext:value-type="float">
            <text:p><text:s/>6,110 <text:s/></text:p>
          </table:table-cell>
          <table:table-cell table:style-name="ce57" office:value-type="float" office:value="1779661.759785" calcext:value-type="float">
            <text:p><text:s/>1,779,662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1623381.845422" calcext:value-type="float">
            <text:p><text:s/>1,623,382 <text:s/></text:p>
          </table:table-cell>
          <table:table-cell table:style-name="ce57" office:value-type="float" office:value="13603.092046" calcext:value-type="float">
            <text:p><text:s/>13,603 <text:s/></text:p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46575.59707" calcext:value-type="float">
            <text:p><text:s/>46,576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1766633.485203" calcext:value-type="float">
            <text:p><text:s/>1,766,633 <text:s/></text:p>
          </table:table-cell>
          <table:table-cell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46575.59707" calcext:value-type="float">
            <text:p><text:s/>46,576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766633.485203" calcext:value-type="float">
            <text:p><text:s/>1,766,633 <text:s/></text:p>
          </table:table-cell>
          <table:table-cell table:style-name="ce51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63" office:value-type="string" calcext:value-type="string" table:number-columns-spanned="12" table:number-rows-spanned="1">
            <text:p>說明 3：柴油轉變產出中包含生質柴油(即B100) 60 公秉，自103年5月5日起已停止摻配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column "diesel oil" consisted of 60 kiloliters of biodiesels (B100). It has no longer been blended with B100 since May 5, 2014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4：燃料油轉變產出含再生燃料油 46,510 公秉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fuel oil" consisted of 46,510 kiloliters of liquid biofuels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4" table:number-columns-spanned="12" table:number-rows-spanned="1"/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6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4.$A$1:.$AMJ$10" table:range-usable-as="repeat-column repeat-row"/>
        </table:named-expressions>
      </table:table>
      <table:table table:name="Page5" table:style-name="ta5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3" table:default-cell-style-name="ce16"/>
        <table:table-column table:style-name="co14" table:number-columns-repeated="2" table:default-cell-style-name="ce16"/>
        <table:table-column table:style-name="co13" table:number-columns-repeated="2" table:default-cell-style-name="ce16"/>
        <table:table-column table:style-name="co14" table:number-columns-repeated="4" table:default-cell-style-name="ce16"/>
        <table:table-column table:style-name="co6" table:default-cell-style-name="ce15"/>
        <table:table-column table:style-name="co15" table:default-cell-style-name="ce15"/>
        <table:table-column table:style-name="co16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3" table:number-rows-spanned="1">
              <text:p>能源平衡表－OECD能源統計格式（原始單位）</text:p>
            </table:table-cell>
            <table:covered-table-cell table:number-columns-repeated="12" table:style-name="ce17"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7年(西元2008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37" calcext:value-type="float">
              <text:p>37</text:p>
            </table:table-cell>
            <table:table-cell table:style-name="ce44" office:value-type="float" office:value="38" calcext:value-type="float">
              <text:p>38</text:p>
            </table:table-cell>
            <table:table-cell table:style-name="ce44" office:value-type="float" office:value="39" calcext:value-type="float">
              <text:p>39</text:p>
            </table:table-cell>
            <table:table-cell table:style-name="ce44" office:value-type="float" office:value="40" calcext:value-type="float">
              <text:p>40</text:p>
            </table:table-cell>
            <table:table-cell table:style-name="ce44" office:value-type="float" office:value="41" calcext:value-type="float">
              <text:p>41</text:p>
            </table:table-cell>
            <table:table-cell table:style-name="ce44" office:value-type="float" office:value="42" calcext:value-type="float">
              <text:p>42</text:p>
            </table:table-cell>
            <table:table-cell table:style-name="ce44" office:value-type="float" office:value="43" calcext:value-type="float">
              <text:p>43</text:p>
            </table:table-cell>
            <table:table-cell table:style-name="ce44" office:value-type="float" office:value="44" calcext:value-type="float">
              <text:p>44</text:p>
            </table:table-cell>
            <table:table-cell table:style-name="ce44" office:value-type="float" office:value="45" calcext:value-type="float">
              <text:p>45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天然氣合計</text:p>
            </table:table-cell>
            <table:table-cell table:style-name="ce45" office:value-type="string" calcext:value-type="string">
              <text:p>(自產)</text:p>
            </table:table-cell>
            <table:table-cell table:style-name="ce45" office:value-type="string" calcext:value-type="string">
              <text:p>(進口)</text:p>
            </table:table-cell>
            <table:table-cell table:style-name="ce45" office:value-type="string" calcext:value-type="string">
              <text:p>生質能及</text:p>
            </table:table-cell>
            <table:table-cell table:style-name="ce45" office:value-type="string" calcext:value-type="string">
              <text:p>生質能合計</text:p>
            </table:table-cell>
            <table:table-cell table:style-name="ce45" office:value-type="string" calcext:value-type="string">
              <text:p>固態生質能</text:p>
            </table:table-cell>
            <table:table-cell table:style-name="ce45" office:value-type="string" calcext:value-type="string">
              <text:p>液態生質能</text:p>
            </table:table-cell>
            <table:table-cell table:style-name="ce45" office:value-type="string" calcext:value-type="string">
              <text:p>氣態生質能</text:p>
            </table:table-cell>
            <table:table-cell table:style-name="ce45" office:value-type="string" calcext:value-type="string">
              <text:p>廢棄物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45" office:value-type="string" calcext:value-type="string">
              <text:p>天然氣</text:p>
            </table:table-cell>
            <table:table-cell table:style-name="ce45" office:value-type="string" calcext:value-type="string">
              <text:p>液化天然氣</text:p>
            </table:table-cell>
            <table:table-cell table:style-name="ce45" office:value-type="string" calcext:value-type="string">
              <text:p>廢棄物合計</text:p>
            </table:table-cell>
            <table:table-cell table:style-name="ce45" table:number-columns-repeated="3"/>
            <table:table-cell table:style-name="ce61"/>
            <table:table-cell table:style-name="ce45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(Indigenous)</text:p>
            </table:table-cell>
            <table:table-cell table:style-name="ce46" office:value-type="string" calcext:value-type="string">
              <text:p>(Imported)</text:p>
            </table:table-cell>
            <table:table-cell table:style-name="ce46" office:value-type="string" calcext:value-type="string">
              <text:p>Biomass and</text:p>
            </table:table-cell>
            <table:table-cell table:style-name="ce46" office:value-type="string" calcext:value-type="string">
              <text:p>Biomasss Total</text:p>
            </table:table-cell>
            <table:table-cell table:style-name="ce46" office:value-type="string" calcext:value-type="string">
              <text:p>Solid Biomass</text:p>
            </table:table-cell>
            <table:table-cell table:style-name="ce46" office:value-type="string" calcext:value-type="string">
              <text:p>Liguid Biomass</text:p>
            </table:table-cell>
            <table:table-cell table:style-name="ce46" office:value-type="string" calcext:value-type="string">
              <text:p>Biogas</text:p>
            </table:table-cell>
            <table:table-cell table:style-name="ce62" office:value-type="string" calcext:value-type="string">
              <text:p>Waste an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Total</text:p>
            </table:table-cell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LNG</text:p>
            </table:table-cell>
            <table:table-cell table:style-name="ce62" office:value-type="string" calcext:value-type="string">
              <text:p>Waste Total</text:p>
            </table:table-cell>
            <table:table-cell table:style-name="ce62" table:number-columns-repeated="3"/>
            <table:table-cell table:style-name="ce46"/>
            <table:table-cell table:style-name="ce62" office:value-type="string" calcext:value-type="string">
              <text:p>Other Non-Specifie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噸)</text:p>
            </table:table-cell>
            <table:table-cell table:number-columns-repeated="2" table:style-name="ce45" office:value-type="string" calcext:value-type="string">
              <text:p>(千立方公尺)</text:p>
            </table:table-cell>
            <table:table-cell table:number-columns-repeated="6"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MT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number-columns-repeated="6"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38-C39</text:p>
            </table:table-cell>
            <table:table-cell table:style-name="ce48" table:number-columns-repeated="2"/>
            <table:table-cell table:style-name="ce48" office:value-type="string" calcext:value-type="string">
              <text:p>C41+C45</text:p>
            </table:table-cell>
            <table:table-cell table:style-name="ce48" office:value-type="string" calcext:value-type="string">
              <text:p>C42-C44</text:p>
            </table:table-cell>
            <table:table-cell table:style-name="ce48" table:number-columns-repeated="4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240643.771043771" calcext:value-type="float">
            <text:p><text:s/>240,644 <text:s/></text:p>
          </table:table-cell>
          <table:table-cell table:style-name="ce49" office:value-type="float" office:value="357356" calcext:value-type="float">
            <text:p><text:s/>357,356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1729835.55827378" calcext:value-type="float">
            <text:p><text:s/>1,729,836 <text:s/></text:p>
          </table:table-cell>
          <table:table-cell table:style-name="ce49" office:value-type="float" office:value="274905.757162667" calcext:value-type="float">
            <text:p><text:s/>274,906 <text:s/></text:p>
          </table:table-cell>
          <table:table-cell table:style-name="ce49" office:value-type="float" office:value="243450.057333333" calcext:value-type="float">
            <text:p><text:s/>243,450 <text:s/></text:p>
          </table:table-cell>
          <table:table-cell table:style-name="ce49" office:value-type="float" office:value="17825.4001333333" calcext:value-type="float">
            <text:p><text:s/>17,825 <text:s/></text:p>
          </table:table-cell>
          <table:table-cell table:style-name="ce49" office:value-type="float" office:value="13630.299696" calcext:value-type="float">
            <text:p><text:s/>13,630 <text:s/></text:p>
          </table:table-cell>
          <table:table-cell table:style-name="ce49" office:value-type="float" office:value="1454929.80111111" calcext:value-type="float">
            <text:p><text:s/>1,454,930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8999041.68554599" calcext:value-type="float">
            <text:p><text:s/>8,999,04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878735.0249207" calcext:value-type="float">
            <text:p><text:s/>11,878,735 <text:s/></text:p>
          </table:table-cell>
          <table:table-cell table:number-columns-repeated="2" table:style-name="ce50" office:value-type="float" office:value="13.5905" calcext:value-type="float">
            <text:p><text:s/>1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.5905" calcext:value-type="float">
            <text:p><text:s/>1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134513.20296638" calcext:value-type="float">
            <text:p><text:s/>134,513 <text:s/></text:p>
          </table:table-cell>
          <table:table-cell table:style-name="ce50" office:value-type="float" office:value="102789.748" calcext:value-type="float">
            <text:p><text:s/>102,790 <text:s/></text:p>
          </table:table-cell>
          <table:table-cell table:style-name="ce50" office:value-type="float" office:value="86188.7630267331" calcext:value-type="float">
            <text:p><text:s/>86,189 <text:s/></text:p>
          </table:table-cell>
          <table:table-cell table:number-columns-repeated="2" table:style-name="ce50" office:value-type="float" office:value="3108.01003333333" calcext:value-type="float">
            <text:p><text:s/>3,10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08.01003333333" calcext:value-type="float">
            <text:p><text:s/>3,10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9105172.25362338" calcext:value-type="float">
            <text:p><text:s/>9,105,172 <text:s/></text:p>
          </table:table-cell>
          <table:table-cell table:style-name="ce51" office:value-type="float" office:value="254566.252" calcext:value-type="float">
            <text:p><text:s/>254,566 <text:s/></text:p>
          </table:table-cell>
          <table:table-cell table:style-name="ce51" office:value-type="float" office:value="11792546.261894" calcext:value-type="float">
            <text:p><text:s/>11,792,546 <text:s/></text:p>
          </table:table-cell>
          <table:table-cell table:style-name="ce51" office:value-type="float" office:value="1726741.13874044" calcext:value-type="float">
            <text:p><text:s/>1,726,741 <text:s/></text:p>
          </table:table-cell>
          <table:table-cell table:style-name="ce51" office:value-type="float" office:value="271811.337629333" calcext:value-type="float">
            <text:p><text:s/>271,811 <text:s/></text:p>
          </table:table-cell>
          <table:table-cell table:style-name="ce51" office:value-type="float" office:value="243450.057333333" calcext:value-type="float">
            <text:p><text:s/>243,450 <text:s/></text:p>
          </table:table-cell>
          <table:table-cell table:style-name="ce51" office:value-type="float" office:value="14730.9806" calcext:value-type="float">
            <text:p><text:s/>14,731 <text:s/></text:p>
          </table:table-cell>
          <table:table-cell table:style-name="ce51" office:value-type="float" office:value="13630.299696" calcext:value-type="float">
            <text:p><text:s/>13,630 <text:s/></text:p>
          </table:table-cell>
          <table:table-cell table:style-name="ce51" office:value-type="float" office:value="1454929.80111111" calcext:value-type="float">
            <text:p><text:s/>1,454,93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9690178.98628331" calcext:value-type="float">
            <text:p><text:s/>9,690,17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791036.261894" calcext:value-type="float">
            <text:p><text:s/>12,791,036 <text:s/></text:p>
          </table:table-cell>
          <table:table-cell table:number-columns-repeated="2" table:style-name="ce50" office:value-type="float" office:value="13167.9382666667" calcext:value-type="float">
            <text:p><text:s/>13,16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167.9382666667" calcext:value-type="float">
            <text:p><text:s/>13,16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-127811.356902357" calcext:value-type="float">
            <text:p><text:s/>-127,811 <text:s/></text:p>
          </table:table-cell>
          <table:table-cell table:style-name="ce51" office:value-type="float" office:value="-1521.251" calcext:value-type="float">
            <text:p><text:s/>-1,521 <text:s/></text:p>
          </table:table-cell>
          <table:table-cell table:style-name="ce51" office:value-type="float" office:value="-167358.768" calcext:value-type="float">
            <text:p><text:s/>-167,359 <text:s/></text:p>
          </table:table-cell>
          <table:table-cell table:style-name="ce51" office:value-type="float" office:value="948.219266666626" calcext:value-type="float">
            <text:p><text:s/>948 <text:s/></text:p>
          </table:table-cell>
          <table:table-cell table:style-name="ce51" office:value-type="float" office:value="948.219266666665" calcext:value-type="float">
            <text:p><text:s/>948 <text:s/></text:p>
          </table:table-cell>
          <table:table-cell table:style-name="ce51" office:value-type="float" office:value="0.0000000000001" calcext:value-type="float">
            <text:p><text:s/>0 <text:s/></text:p>
          </table:table-cell>
          <table:table-cell table:style-name="ce51" office:value-type="float" office:value="948.219266666665" calcext:value-type="float">
            <text:p><text:s/>948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-0.000000000039" calcext:value-type="float">
            <text:p><text:s/>-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7229199.84205509" calcext:value-type="float">
            <text:p><text:s/>7,229,200 <text:s/></text:p>
          </table:table-cell>
          <table:table-cell table:style-name="ce50" office:value-type="float" office:value="1815.3438925" calcext:value-type="float">
            <text:p><text:s/>1,815 <text:s/></text:p>
          </table:table-cell>
          <table:table-cell table:style-name="ce50" office:value-type="float" office:value="9540930.15249716" calcext:value-type="float">
            <text:p><text:s/>9,540,930 <text:s/></text:p>
          </table:table-cell>
          <table:table-cell table:style-name="ce50" office:value-type="float" office:value="1203405.96726678" calcext:value-type="float">
            <text:p><text:s/>1,203,406 <text:s/></text:p>
          </table:table-cell>
          <table:table-cell table:style-name="ce50" office:value-type="float" office:value="49782.2584533953" calcext:value-type="float">
            <text:p><text:s/>49,782 <text:s/></text:p>
          </table:table-cell>
          <table:table-cell table:style-name="ce50" office:value-type="float" office:value="39293.3442930077" calcext:value-type="float">
            <text:p><text:s/>39,29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488.9141603876" calcext:value-type="float">
            <text:p><text:s/>10,489 <text:s/></text:p>
          </table:table-cell>
          <table:table-cell table:style-name="ce50" office:value-type="float" office:value="1153623.70881339" calcext:value-type="float">
            <text:p><text:s/>1,153,62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style-name="ce50" office:value-type="float" office:value="19070.4545454545" calcext:value-type="float">
            <text:p><text:s/>19,07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5173" calcext:value-type="float">
            <text:p><text:s/>25,17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7111693.93939394" calcext:value-type="float">
            <text:p><text:s/>7,111,69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387436" calcext:value-type="float">
            <text:p><text:s/>9,387,43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338.7794444444" calcext:value-type="float">
            <text:p><text:s/>20,33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0338.7794444444" calcext:value-type="float">
            <text:p><text:s/>20,339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98435.4481156936" calcext:value-type="float">
            <text:p><text:s/>98,435 <text:s/></text:p>
          </table:table-cell>
          <table:table-cell table:style-name="ce51" office:value-type="float" office:value="1815.3438925" calcext:value-type="float">
            <text:p><text:s/>1,815 <text:s/></text:p>
          </table:table-cell>
          <table:table-cell table:style-name="ce51" office:value-type="float" office:value="128321.15249716" calcext:value-type="float">
            <text:p><text:s/>128,321 <text:s/></text:p>
          </table:table-cell>
          <table:table-cell table:style-name="ce51" office:value-type="float" office:value="1183067.18782234" calcext:value-type="float">
            <text:p><text:s/>1,183,067 <text:s/></text:p>
          </table:table-cell>
          <table:table-cell table:style-name="ce51" office:value-type="float" office:value="49782.2584533953" calcext:value-type="float">
            <text:p><text:s/>49,782 <text:s/></text:p>
          </table:table-cell>
          <table:table-cell table:style-name="ce51" office:value-type="float" office:value="39293.3442930077" calcext:value-type="float">
            <text:p><text:s/>39,293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0488.9141603876" calcext:value-type="float">
            <text:p><text:s/>10,489 <text:s/></text:p>
          </table:table-cell>
          <table:table-cell table:style-name="ce51" office:value-type="float" office:value="1133284.92936894" calcext:value-type="float">
            <text:p><text:s/>1,133,28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9665200" calcext:value-type="float">
            <text:p><text:s/>9,665,200 <text:s/></text:p>
          </table:table-cell>
          <table:table-cell table:style-name="ce50" office:value-type="float" office:value="1123301.25" calcext:value-type="float">
            <text:p><text:s/>1,123,301 <text:s/></text:p>
          </table:table-cell>
          <table:table-cell table:style-name="ce50" office:value-type="float" office:value="11759574" calcext:value-type="float">
            <text:p><text:s/>11,759,57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9665200" calcext:value-type="float">
            <text:p><text:s/>9,665,200 <text:s/></text:p>
          </table:table-cell>
          <table:table-cell table:style-name="ce51" office:value-type="float" office:value="1123301.25" calcext:value-type="float">
            <text:p><text:s/>1,123,301 <text:s/></text:p>
          </table:table-cell>
          <table:table-cell table:style-name="ce51" office:value-type="float" office:value="11759574" calcext:value-type="float">
            <text:p><text:s/>11,759,574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354787.702807989" calcext:value-type="float">
            <text:p><text:s/>354,788 <text:s/></text:p>
          </table:table-cell>
          <table:table-cell table:style-name="ce50" office:value-type="float" office:value="2982.172" calcext:value-type="float">
            <text:p><text:s/>2,982 <text:s/></text:p>
          </table:table-cell>
          <table:table-cell table:style-name="ce50" office:value-type="float" office:value="465668.94815099" calcext:value-type="float">
            <text:p><text:s/>465,669 <text:s/></text:p>
          </table:table-cell>
          <table:table-cell table:number-columns-repeated="2" table:style-name="ce50" office:value-type="float" office:value="614.823066666667" calcext:value-type="float">
            <text:p><text:s/>61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14.823066666667" calcext:value-type="float">
            <text:p><text:s/>61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345794.320989807" calcext:value-type="float">
            <text:p><text:s/>345,794 <text:s/></text:p>
          </table:table-cell>
          <table:table-cell table:style-name="ce50" office:value-type="float" office:value="2263" calcext:value-type="float">
            <text:p><text:s/>2,263 <text:s/></text:p>
          </table:table-cell>
          <table:table-cell table:style-name="ce50" office:value-type="float" office:value="454436.94815099" calcext:value-type="float">
            <text:p><text:s/>454,437 <text:s/></text:p>
          </table:table-cell>
          <table:table-cell table:number-columns-repeated="2" table:style-name="ce50" office:value-type="float" office:value="614.823066666667" calcext:value-type="float">
            <text:p><text:s/>61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14.823066666667" calcext:value-type="float">
            <text:p><text:s/>61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style-name="ce50" office:value-type="float" office:value="8993.38181818182" calcext:value-type="float">
            <text:p><text:s/>8,993 <text:s/></text:p>
          </table:table-cell>
          <table:table-cell table:style-name="ce50" office:value-type="float" office:value="719.172" calcext:value-type="float">
            <text:p><text:s/>719 <text:s/></text:p>
          </table:table-cell>
          <table:table-cell table:style-name="ce50" office:value-type="float" office:value="11232" calcext:value-type="float">
            <text:p><text:s/>11,23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624017.07937935" calcext:value-type="float">
            <text:p><text:s/>1,624,017 <text:s/></text:p>
          </table:table-cell>
          <table:table-cell table:style-name="ce52" office:value-type="float" office:value="1374591.2371075" calcext:value-type="float">
            <text:p><text:s/>1,374,591 <text:s/></text:p>
          </table:table-cell>
          <table:table-cell table:style-name="ce52" office:value-type="float" office:value="921843.66735185" calcext:value-type="float">
            <text:p><text:s/>921,844 <text:s/></text:p>
          </table:table-cell>
          <table:table-cell table:style-name="ce52" office:value-type="float" office:value="508604.190873663" calcext:value-type="float">
            <text:p><text:s/>508,604 <text:s/></text:p>
          </table:table-cell>
          <table:table-cell table:style-name="ce52" office:value-type="float" office:value="207298.098575938" calcext:value-type="float">
            <text:p><text:s/>207,298 <text:s/></text:p>
          </table:table-cell>
          <table:table-cell table:style-name="ce52" office:value-type="float" office:value="204156.713040326" calcext:value-type="float">
            <text:p><text:s/>204,157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3141.38553561243" calcext:value-type="float">
            <text:p><text:s/>3,141 <text:s/></text:p>
          </table:table-cell>
          <table:table-cell table:style-name="ce52" office:value-type="float" office:value="301306.092297725" calcext:value-type="float">
            <text:p><text:s/>301,306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624017.07937935" calcext:value-type="float">
            <text:p><text:s/>1,624,017 <text:s/></text:p>
          </table:table-cell>
          <table:table-cell table:style-name="ce52" office:value-type="float" office:value="1374591.2371075" calcext:value-type="float">
            <text:p><text:s/>1,374,591 <text:s/></text:p>
          </table:table-cell>
          <table:table-cell table:style-name="ce52" office:value-type="float" office:value="921843.66735185" calcext:value-type="float">
            <text:p><text:s/>921,844 <text:s/></text:p>
          </table:table-cell>
          <table:table-cell table:style-name="ce52" office:value-type="float" office:value="508604.190873663" calcext:value-type="float">
            <text:p><text:s/>508,604 <text:s/></text:p>
          </table:table-cell>
          <table:table-cell table:style-name="ce52" office:value-type="float" office:value="207298.098575938" calcext:value-type="float">
            <text:p><text:s/>207,298 <text:s/></text:p>
          </table:table-cell>
          <table:table-cell table:style-name="ce52" office:value-type="float" office:value="204156.713040326" calcext:value-type="float">
            <text:p><text:s/>204,157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3141.38553561243" calcext:value-type="float">
            <text:p><text:s/>3,141 <text:s/></text:p>
          </table:table-cell>
          <table:table-cell table:style-name="ce52" office:value-type="float" office:value="301306.092297725" calcext:value-type="float">
            <text:p><text:s/>301,30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699534.413554432" calcext:value-type="float">
            <text:p><text:s/>699,534 <text:s/></text:p>
          </table:table-cell>
          <table:table-cell table:style-name="ce50" office:value-type="float" office:value="326285.1861075" calcext:value-type="float">
            <text:p><text:s/>326,285 <text:s/></text:p>
          </table:table-cell>
          <table:table-cell table:style-name="ce50" office:value-type="float" office:value="633354.14935185" calcext:value-type="float">
            <text:p><text:s/>633,354 <text:s/></text:p>
          </table:table-cell>
          <table:table-cell table:style-name="ce50" office:value-type="float" office:value="508604.190873663" calcext:value-type="float">
            <text:p><text:s/>508,604 <text:s/></text:p>
          </table:table-cell>
          <table:table-cell table:style-name="ce50" office:value-type="float" office:value="207298.098575938" calcext:value-type="float">
            <text:p><text:s/>207,298 <text:s/></text:p>
          </table:table-cell>
          <table:table-cell table:style-name="ce50" office:value-type="float" office:value="204156.713040326" calcext:value-type="float">
            <text:p><text:s/>204,15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41.38553561243" calcext:value-type="float">
            <text:p><text:s/>3,141 <text:s/></text:p>
          </table:table-cell>
          <table:table-cell table:style-name="ce50" office:value-type="float" office:value="301306.092297725" calcext:value-type="float">
            <text:p><text:s/>301,30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33.6700336700337" calcext:value-type="float">
            <text:p><text:s/>34 <text:s/></text:p>
          </table:table-cell>
          <table:table-cell table:style-name="ce50" office:value-type="float" office:value="50" calcext:value-type="float">
            <text:p><text:s/>5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13026.4729680135" calcext:value-type="float">
            <text:p><text:s/>13,026 <text:s/></text:p>
          </table:table-cell>
          <table:table-cell table:style-name="ce50" office:value-type="float" office:value="12986.5751075" calcext:value-type="float">
            <text:p><text:s/>12,987 <text:s/></text:p>
          </table:table-cell>
          <table:table-cell table:style-name="ce50" office:value-type="float" office:value="5651.322" calcext:value-type="float">
            <text:p><text:s/>5,651 <text:s/></text:p>
          </table:table-cell>
          <table:table-cell table:number-columns-repeated="3" table:style-name="ce50" office:value-type="float" office:value="29275.3365043677" calcext:value-type="float">
            <text:p><text:s/>29,27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32725.0121212121" calcext:value-type="float">
            <text:p><text:s/>32,725 <text:s/></text:p>
          </table:table-cell>
          <table:table-cell table:style-name="ce50" office:value-type="float" office:value="4374.882" calcext:value-type="float">
            <text:p><text:s/>4,375 <text:s/></text:p>
          </table:table-cell>
          <table:table-cell table:style-name="ce50" office:value-type="float" office:value="39308.232" calcext:value-type="float">
            <text:p><text:s/>39,30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409.000168350168" calcext:value-type="float">
            <text:p><text:s/>409 <text:s/></text:p>
          </table:table-cell>
          <table:table-cell table:style-name="ce50" office:value-type="float" office:value="269.386" calcext:value-type="float">
            <text:p><text:s/>269 <text:s/></text:p>
          </table:table-cell>
          <table:table-cell table:style-name="ce50" office:value-type="float" office:value="300.426" calcext:value-type="float">
            <text:p><text:s/>30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1369.2537037037" calcext:value-type="float">
            <text:p><text:s/>1,369 <text:s/></text:p>
          </table:table-cell>
          <table:table-cell table:style-name="ce50" office:value-type="float" office:value="653.266" calcext:value-type="float">
            <text:p><text:s/>653 <text:s/></text:p>
          </table:table-cell>
          <table:table-cell table:style-name="ce50" office:value-type="float" office:value="1226.734" calcext:value-type="float">
            <text:p><text:s/>1,22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8978.90841750842" calcext:value-type="float">
            <text:p><text:s/>8,979 <text:s/></text:p>
          </table:table-cell>
          <table:table-cell table:style-name="ce50" office:value-type="float" office:value="4928.399" calcext:value-type="float">
            <text:p><text:s/>4,928 <text:s/></text:p>
          </table:table-cell>
          <table:table-cell table:style-name="ce50" office:value-type="float" office:value="7471.36" calcext:value-type="float">
            <text:p><text:s/>7,471 <text:s/></text:p>
          </table:table-cell>
          <table:table-cell table:style-name="ce50" office:value-type="float" office:value="194927.813820663" calcext:value-type="float">
            <text:p><text:s/>194,928 <text:s/></text:p>
          </table:table-cell>
          <table:table-cell table:number-columns-repeated="2" table:style-name="ce50" office:value-type="float" office:value="174881.376535958" calcext:value-type="float">
            <text:p><text:s/>174,88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0046.4372847055" calcext:value-type="float">
            <text:p><text:s/>20,04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934.295286195286" calcext:value-type="float">
            <text:p><text:s/>934 <text:s/></text:p>
          </table:table-cell>
          <table:table-cell table:style-name="ce50" office:value-type="float" office:value="717.914" calcext:value-type="float">
            <text:p><text:s/>718 <text:s/></text:p>
          </table:table-cell>
          <table:table-cell table:style-name="ce50" office:value-type="float" office:value="595.124" calcext:value-type="float">
            <text:p><text:s/>59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108510.494290122" calcext:value-type="float">
            <text:p><text:s/>108,510 <text:s/></text:p>
          </table:table-cell>
          <table:table-cell table:style-name="ce50" office:value-type="float" office:value="8499.122" calcext:value-type="float">
            <text:p><text:s/>8,499 <text:s/></text:p>
          </table:table-cell>
          <table:table-cell table:style-name="ce50" office:value-type="float" office:value="135679.07735185" calcext:value-type="float">
            <text:p><text:s/>135,679 <text:s/></text:p>
          </table:table-cell>
          <table:table-cell table:style-name="ce50" office:value-type="float" office:value="590.359423463097" calcext:value-type="float">
            <text:p><text:s/>590 <text:s/></text:p>
          </table:table-cell>
          <table:table-cell table:style-name="ce50" office:value-type="float" office:value="578.97107721243" calcext:value-type="float">
            <text:p><text:s/>57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78.97107721243" calcext:value-type="float">
            <text:p><text:s/>579 <text:s/></text:p>
          </table:table-cell>
          <table:table-cell table:style-name="ce50" office:value-type="float" office:value="11.3883462506667" calcext:value-type="float">
            <text:p><text:s/>1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71826.7120510648" calcext:value-type="float">
            <text:p><text:s/>71,827 <text:s/></text:p>
          </table:table-cell>
          <table:table-cell table:style-name="ce50" office:value-type="float" office:value="8342.122" calcext:value-type="float">
            <text:p><text:s/>8,342 <text:s/></text:p>
          </table:table-cell>
          <table:table-cell table:style-name="ce50" office:value-type="float" office:value="87396.04035185" calcext:value-type="float">
            <text:p><text:s/>87,396 <text:s/></text:p>
          </table:table-cell>
          <table:table-cell table:style-name="ce50" office:value-type="float" office:value="590.359423463097" calcext:value-type="float">
            <text:p><text:s/>590 <text:s/></text:p>
          </table:table-cell>
          <table:table-cell table:style-name="ce50" office:value-type="float" office:value="578.97107721243" calcext:value-type="float">
            <text:p><text:s/>57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78.97107721243" calcext:value-type="float">
            <text:p><text:s/>579 <text:s/></text:p>
          </table:table-cell>
          <table:table-cell table:style-name="ce50" office:value-type="float" office:value="11.3883462506667" calcext:value-type="float">
            <text:p><text:s/>1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18310.080976431" calcext:value-type="float">
            <text:p>( 18,310 <text:s/>)</text:p>
          </table:table-cell>
          <table:table-cell table:style-name="ce53" office:value-type="float" office:value="2003.122" calcext:value-type="float">
            <text:p>( 2,003 <text:s/>)</text:p>
          </table:table-cell>
          <table:table-cell table:style-name="ce53" office:value-type="float" office:value="22388.754" calcext:value-type="float">
            <text:p>( 22,389 <text:s/>)</text:p>
          </table:table-cell>
          <table:table-cell table:style-name="ce53" office:value-type="float" office:value="11.3883462506667" calcext:value-type="float">
            <text:p>( 11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1.3883462506667" calcext:value-type="float">
            <text:p>( 11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50858.045216048" calcext:value-type="float">
            <text:p>( 50,858 <text:s/>)</text:p>
          </table:table-cell>
          <table:table-cell table:style-name="ce53" office:value-type="float" office:value="2391" calcext:value-type="float">
            <text:p>( 2,391 <text:s/>)</text:p>
          </table:table-cell>
          <table:table-cell table:style-name="ce53" office:value-type="float" office:value="65007.28635185" calcext:value-type="float">
            <text:p>( 65,007 <text:s/>)</text:p>
          </table:table-cell>
          <table:table-cell table:number-columns-repeated="2" table:style-name="ce53" office:value-type="float" office:value="578.97107721243" calcext:value-type="float">
            <text:p>( 579 <text:s/>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578.97107721243" calcext:value-type="float">
            <text:p>( 579 <text:s/>)</text:p>
          </table:table-cell>
          <table:table-cell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style-name="ce53" office:value-type="float" office:value="2658.58585858586" calcext:value-type="float">
            <text:p>( 2,659 <text:s/>)</text:p>
          </table:table-cell>
          <table:table-cell table:style-name="ce53" office:value-type="float" office:value="3948" calcext:value-type="float">
            <text:p>( 3,948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207.996632996633" calcext:value-type="float">
            <text:p><text:s/>208 <text:s/></text:p>
          </table:table-cell>
          <table:table-cell table:style-name="ce50" office:value-type="float" office:value="157" calcext:value-type="float">
            <text:p><text:s/>157 <text:s/></text:p>
          </table:table-cell>
          <table:table-cell table:style-name="ce50" office:value-type="float" office:value="135" calcext:value-type="float">
            <text:p><text:s/>13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36475.7856060606" calcext:value-type="float">
            <text:p><text:s/>36,47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8148.037" calcext:value-type="float">
            <text:p><text:s/>48,14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4297.39983164983" calcext:value-type="float">
            <text:p><text:s/>4,297 <text:s/></text:p>
          </table:table-cell>
          <table:table-cell table:style-name="ce50" office:value-type="float" office:value="3156.194" calcext:value-type="float">
            <text:p><text:s/>3,156 <text:s/></text:p>
          </table:table-cell>
          <table:table-cell table:style-name="ce50" office:value-type="float" office:value="2867.062" calcext:value-type="float">
            <text:p><text:s/>2,86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652.62138047138" calcext:value-type="float">
            <text:p><text:s/>653 <text:s/></text:p>
          </table:table-cell>
          <table:table-cell table:style-name="ce50" office:value-type="float" office:value="336.733" calcext:value-type="float">
            <text:p><text:s/>337 <text:s/></text:p>
          </table:table-cell>
          <table:table-cell table:style-name="ce50" office:value-type="float" office:value="562.142" calcext:value-type="float">
            <text:p><text:s/>56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9644.32904040404" calcext:value-type="float">
            <text:p><text:s/>9,644 <text:s/></text:p>
          </table:table-cell>
          <table:table-cell table:style-name="ce54" office:value-type="float" office:value="1494.636" calcext:value-type="float">
            <text:p><text:s/>1,495 <text:s/></text:p>
          </table:table-cell>
          <table:table-cell table:style-name="ce54" office:value-type="float" office:value="11401.949" calcext:value-type="float">
            <text:p><text:s/>11,402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53170.534848485" calcext:value-type="float">
            <text:p><text:s/>153,171 <text:s/></text:p>
          </table:table-cell>
          <table:table-cell table:style-name="ce50" office:value-type="float" office:value="158916.51" calcext:value-type="float">
            <text:p><text:s/>158,917 <text:s/></text:p>
          </table:table-cell>
          <table:table-cell table:style-name="ce50" office:value-type="float" office:value="60925.986" calcext:value-type="float">
            <text:p><text:s/>60,92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451.614730639731" calcext:value-type="float">
            <text:p><text:s/>452 <text:s/></text:p>
          </table:table-cell>
          <table:table-cell table:style-name="ce50" office:value-type="float" office:value="215.51" calcext:value-type="float">
            <text:p><text:s/>216 <text:s/></text:p>
          </table:table-cell>
          <table:table-cell table:style-name="ce50" office:value-type="float" office:value="404.567" calcext:value-type="float">
            <text:p><text:s/>40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52718.920117845" calcext:value-type="float">
            <text:p><text:s/>152,719 <text:s/></text:p>
          </table:table-cell>
          <table:table-cell table:style-name="ce50" office:value-type="float" office:value="158701" calcext:value-type="float">
            <text:p><text:s/>158,701 <text:s/></text:p>
          </table:table-cell>
          <table:table-cell table:style-name="ce50" office:value-type="float" office:value="60521.419" calcext:value-type="float">
            <text:p><text:s/>60,52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50926.4482323232" calcext:value-type="float">
            <text:p>( 50,926 <text:s/>)</text:p>
          </table:table-cell>
          <table:table-cell table:style-name="ce53" office:value-type="float" office:value="74838" calcext:value-type="float">
            <text:p>( 74,838 <text:s/>)</text:p>
          </table:table-cell>
          <table:table-cell table:style-name="ce53" office:value-type="float" office:value="700.245" calcext:value-type="float">
            <text:p>( 700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39976.9836700337" calcext:value-type="float">
            <text:p>( 39,977 <text:s/>)</text:p>
          </table:table-cell>
          <table:table-cell table:style-name="ce55" office:value-type="float" office:value="34961" calcext:value-type="float">
            <text:p>( 34,961 <text:s/>)</text:p>
          </table:table-cell>
          <table:table-cell table:style-name="ce55" office:value-type="float" office:value="21693.174" calcext:value-type="float">
            <text:p>( 21,693 <text:s/>)</text:p>
          </table:table-cell>
          <table:table-cell table:number-columns-repeated="6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214824.884680135" calcext:value-type="float">
            <text:p><text:s/>214,825 <text:s/></text:p>
          </table:table-cell>
          <table:table-cell table:style-name="ce50" office:value-type="float" office:value="13639.448" calcext:value-type="float">
            <text:p><text:s/>13,639 <text:s/></text:p>
          </table:table-cell>
          <table:table-cell table:style-name="ce50" office:value-type="float" office:value="271444.894" calcext:value-type="float">
            <text:p><text:s/>271,44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94855.805723906" calcext:value-type="float">
            <text:p><text:s/>194,856 <text:s/></text:p>
          </table:table-cell>
          <table:table-cell table:style-name="ce50" office:value-type="float" office:value="7008.448" calcext:value-type="float">
            <text:p><text:s/>7,008 <text:s/></text:p>
          </table:table-cell>
          <table:table-cell table:style-name="ce50" office:value-type="float" office:value="250979.932" calcext:value-type="float">
            <text:p><text:s/>250,98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19969.078956229" calcext:value-type="float">
            <text:p><text:s/>19,969 <text:s/></text:p>
          </table:table-cell>
          <table:table-cell table:style-name="ce50" office:value-type="float" office:value="6631" calcext:value-type="float">
            <text:p><text:s/>6,631 <text:s/></text:p>
          </table:table-cell>
          <table:table-cell table:style-name="ce50" office:value-type="float" office:value="20464.962" calcext:value-type="float">
            <text:p><text:s/>20,46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12096.236026936" calcext:value-type="float">
            <text:p>( 12,096 <text:s/>)</text:p>
          </table:table-cell>
          <table:table-cell table:style-name="ce53" office:value-type="float" office:value="1138" calcext:value-type="float">
            <text:p>( 1,138 <text:s/>)</text:p>
          </table:table-cell>
          <table:table-cell table:style-name="ce53" office:value-type="float" office:value="14955.476" calcext:value-type="float">
            <text:p>( 14,955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28222.672979798" calcext:value-type="float">
            <text:p><text:s/>28,223 <text:s/></text:p>
          </table:table-cell>
          <table:table-cell table:style-name="ce50" office:value-type="float" office:value="10488.318" calcext:value-type="float">
            <text:p><text:s/>10,488 <text:s/></text:p>
          </table:table-cell>
          <table:table-cell table:style-name="ce50" office:value-type="float" office:value="27930.979" calcext:value-type="float">
            <text:p><text:s/>27,93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4442.24814814815" calcext:value-type="float">
            <text:p><text:s/>4,442 <text:s/></text:p>
          </table:table-cell>
          <table:table-cell table:style-name="ce54" office:value-type="float" office:value="4964.917" calcext:value-type="float">
            <text:p><text:s/>4,965 <text:s/></text:p>
          </table:table-cell>
          <table:table-cell table:style-name="ce54" office:value-type="float" office:value="1450.508" calcext:value-type="float">
            <text:p><text:s/>1,451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87131.9302188552" calcext:value-type="float">
            <text:p><text:s/>87,132 <text:s/></text:p>
          </table:table-cell>
          <table:table-cell table:style-name="ce50" office:value-type="float" office:value="87566.914" calcext:value-type="float">
            <text:p><text:s/>87,567 <text:s/></text:p>
          </table:table-cell>
          <table:table-cell table:style-name="ce50" office:value-type="float" office:value="37176.891" calcext:value-type="float">
            <text:p><text:s/>37,17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style-name="ce53" office:value-type="float" office:value="5108.06228956229" calcext:value-type="float">
            <text:p>( 5,108 <text:s/>)</text:p>
          </table:table-cell>
          <table:table-cell table:style-name="ce53" office:value-type="float" office:value="5388.613" calcext:value-type="float">
            <text:p>( 5,389 <text:s/>)</text:p>
          </table:table-cell>
          <table:table-cell table:style-name="ce53" office:value-type="float" office:value="1952.764" calcext:value-type="float">
            <text:p>( 1,953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12590.482996633" calcext:value-type="float">
            <text:p><text:s/>12,590 <text:s/></text:p>
          </table:table-cell>
          <table:table-cell table:style-name="ce50" office:value-type="float" office:value="10136.263" calcext:value-type="float">
            <text:p><text:s/>10,136 <text:s/></text:p>
          </table:table-cell>
          <table:table-cell table:style-name="ce50" office:value-type="float" office:value="7609.426" calcext:value-type="float">
            <text:p><text:s/>7,60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17310.0424242424" calcext:value-type="float">
            <text:p><text:s/>17,310 <text:s/></text:p>
          </table:table-cell>
          <table:table-cell table:style-name="ce50" office:value-type="float" office:value="1863" calcext:value-type="float">
            <text:p><text:s/>1,863 <text:s/></text:p>
          </table:table-cell>
          <table:table-cell table:style-name="ce50" office:value-type="float" office:value="21193.256" calcext:value-type="float">
            <text:p><text:s/>21,19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3810.681125169" calcext:value-type="float">
            <text:p><text:s/>283,811 <text:s/></text:p>
          </table:table-cell>
          <table:table-cell table:style-name="ce50" office:value-type="float" office:value="2562.4144584" calcext:value-type="float">
            <text:p><text:s/>2,56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562.4144584" calcext:value-type="float">
            <text:p><text:s/>2,562 <text:s/></text:p>
          </table:table-cell>
          <table:table-cell table:style-name="ce50" office:value-type="float" office:value="281248.266666769" calcext:value-type="float">
            <text:p><text:s/>281,24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style-name="ce51" office:value-type="float" office:value="1260.16001683502" calcext:value-type="float">
            <text:p><text:s/>1,260 <text:s/></text:p>
          </table:table-cell>
          <table:table-cell table:style-name="ce51" office:value-type="float" office:value="1242.709" calcext:value-type="float">
            <text:p><text:s/>1,243 <text:s/></text:p>
          </table:table-cell>
          <table:table-cell table:style-name="ce51" office:value-type="float" office:value="558.781" calcext:value-type="float">
            <text:p><text:s/>559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296607.777356902" calcext:value-type="float">
            <text:p><text:s/>296,608 <text:s/></text:p>
          </table:table-cell>
          <table:table-cell table:style-name="ce50" office:value-type="float" office:value="246178.826" calcext:value-type="float">
            <text:p><text:s/>246,179 <text:s/></text:p>
          </table:table-cell>
          <table:table-cell table:style-name="ce50" office:value-type="float" office:value="172696.643" calcext:value-type="float">
            <text:p><text:s/>172,69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262166.731818182" calcext:value-type="float">
            <text:p><text:s/>262,167 <text:s/></text:p>
          </table:table-cell>
          <table:table-cell table:style-name="ce50" office:value-type="float" office:value="206251.641" calcext:value-type="float">
            <text:p><text:s/>206,252 <text:s/></text:p>
          </table:table-cell>
          <table:table-cell table:style-name="ce50" office:value-type="float" office:value="162725.294" calcext:value-type="float">
            <text:p><text:s/>162,72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495.62803030303" calcext:value-type="float">
            <text:p><text:s/>496 <text:s/></text:p>
          </table:table-cell>
          <table:table-cell table:style-name="ce50" office:value-type="float" office:value="716.751" calcext:value-type="float">
            <text:p><text:s/>717 <text:s/></text:p>
          </table:table-cell>
          <table:table-cell table:style-name="ce50" office:value-type="float" office:value="17.117" calcext:value-type="float">
            <text:p><text:s/>1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style-name="ce50" office:value-type="float" office:value="21360.2976430976" calcext:value-type="float">
            <text:p><text:s/>21,360 <text:s/></text:p>
          </table:table-cell>
          <table:table-cell table:style-name="ce50" office:value-type="float" office:value="22315.339" calcext:value-type="float">
            <text:p><text:s/>22,315 <text:s/></text:p>
          </table:table-cell>
          <table:table-cell table:style-name="ce50" office:value-type="float" office:value="8359.736" calcext:value-type="float">
            <text:p><text:s/>8,36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8950.11717171717" calcext:value-type="float">
            <text:p><text:s/>8,950 <text:s/></text:p>
          </table:table-cell>
          <table:table-cell table:style-name="ce50" office:value-type="float" office:value="11500.491" calcext:value-type="float">
            <text:p><text:s/>11,500 <text:s/></text:p>
          </table:table-cell>
          <table:table-cell table:style-name="ce50" office:value-type="float" office:value="1591.496" calcext:value-type="float">
            <text:p><text:s/>1,59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3635.00269360269" calcext:value-type="float">
            <text:p><text:s/>3,635 <text:s/></text:p>
          </table:table-cell>
          <table:table-cell table:style-name="ce51" office:value-type="float" office:value="5394.604" calcext:value-type="float">
            <text:p><text:s/>5,395 <text:s/></text:p>
          </table:table-cell>
          <table:table-cell table:style-name="ce51" office:value-type="float" office:value="3" calcext:value-type="float">
            <text:p><text:s/>3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627874.888468014" calcext:value-type="float">
            <text:p><text:s/>627,875 <text:s/></text:p>
          </table:table-cell>
          <table:table-cell table:style-name="ce52" office:value-type="float" office:value="802127.225" calcext:value-type="float">
            <text:p><text:s/>802,127 <text:s/></text:p>
          </table:table-cell>
          <table:table-cell table:style-name="ce52" office:value-type="float" office:value="115792.875" calcext:value-type="float">
            <text:p><text:s/>115,793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48511670.382181" calcext:value-type="float">
            <text:p><text:s/>48,511,670 <text:s/></text:p>
          </table:table-cell>
          <table:table-cell table:style-name="ce57" office:value-type="float" office:value="19017" calcext:value-type="float">
            <text:p><text:s/>19,017 <text:s/></text:p>
          </table:table-cell>
          <table:table-cell table:style-name="ce57" office:value-type="float" office:value="48492653.382181" calcext:value-type="float">
            <text:p><text:s/>48,492,653 <text:s/></text:p>
          </table:table-cell>
          <table:table-cell table:style-name="ce57" office:value-type="float" office:value="3361228.940679" calcext:value-type="float">
            <text:p><text:s/>3,361,229 <text:s/></text:p>
          </table:table-cell>
          <table:table-cell table:style-name="ce57" office:value-type="float" office:value="272488.789555" calcext:value-type="float">
            <text:p><text:s/>272,489 <text:s/></text:p>
          </table:table-cell>
          <table:table-cell table:style-name="ce57" office:value-type="float" office:value="226997.634111" calcext:value-type="float">
            <text:p><text:s/>226,998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45491.155444" calcext:value-type="float">
            <text:p><text:s/>45,491 <text:s/></text:p>
          </table:table-cell>
          <table:table-cell table:style-name="ce57" office:value-type="float" office:value="3088740.151124" calcext:value-type="float">
            <text:p><text:s/>3,088,740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47771716.701" calcext:value-type="float">
            <text:p><text:s/>47,771,717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47771716.701" calcext:value-type="float">
            <text:p><text:s/>47,771,717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45607.283759" calcext:value-type="float">
            <text:p><text:s/>45,607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7" office:value-type="float" office:value="45607.283759" calcext:value-type="float">
            <text:p><text:s/>45,607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739953.681181" calcext:value-type="float">
            <text:p><text:s/>739,954 <text:s/></text:p>
          </table:table-cell>
          <table:table-cell table:style-name="ce57" office:value-type="float" office:value="19017" calcext:value-type="float">
            <text:p><text:s/>19,017 <text:s/></text:p>
          </table:table-cell>
          <table:table-cell table:style-name="ce57" office:value-type="float" office:value="720936.681181" calcext:value-type="float">
            <text:p><text:s/>720,937 <text:s/></text:p>
          </table:table-cell>
          <table:table-cell table:style-name="ce57" office:value-type="float" office:value="3315621.65692" calcext:value-type="float">
            <text:p><text:s/>3,315,622 <text:s/></text:p>
          </table:table-cell>
          <table:table-cell table:style-name="ce57" office:value-type="float" office:value="272488.789555" calcext:value-type="float">
            <text:p><text:s/>272,489 <text:s/></text:p>
          </table:table-cell>
          <table:table-cell table:style-name="ce57" office:value-type="float" office:value="226997.634111" calcext:value-type="float">
            <text:p><text:s/>226,998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45491.155444" calcext:value-type="float">
            <text:p><text:s/>45,491 <text:s/></text:p>
          </table:table-cell>
          <table:table-cell table:style-name="ce57" office:value-type="float" office:value="3043132.867365" calcext:value-type="float">
            <text:p><text:s/>3,043,133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79258.516344" calcext:value-type="float">
            <text:p><text:s/>79,259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7" office:value-type="float" office:value="79258.516344" calcext:value-type="float">
            <text:p><text:s/>79,259 <text:s/></text:p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79258.516344" calcext:value-type="float">
            <text:p><text:s/>79,259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79258.516344" calcext:value-type="float">
            <text:p><text:s/>79,259 <text:s/></text:p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5：在消費端之自產天然氣即天然氣(1), 進口液化天然氣即天然氣(2)。</text:p>
          </table:table-cell>
          <table:covered-table-cell table:number-columns-repeated="11" table:style-name="ce63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Consumption data of domestic NG is the data of NG (1), that of imported LNG is the data of NG (2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5" office:value-type="string" calcext:value-type="string" table:number-columns-spanned="12" table:number-rows-spanned="1">
            <text:p>　　 6：天然氣合計(公噸)=自產天然氣(立方公尺)*8,000/9,000(熱值換算為液化天然氣當量)/1.32(換算為公噸)+液化天然氣(立方公尺)/1.32(換算為公噸)。</text:p>
          </table:table-cell>
          <table:covered-table-cell table:number-columns-repeated="11" table:style-name="ce65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Natural Gas Total(MT)=NG(10M3) *8,000/9,000( converted to the equivalent heat content of LNG ) /1.32(converted to MT)+LNG(10M3)/1.32( converted to MT 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 table:number-rows-repeated="7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5.$A$1:.$AMJ$10" table:range-usable-as="repeat-column repeat-row"/>
        </table:named-expressions>
      </table:table>
      <table:table table:name="Page6" table:style-name="ta6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7" table:number-columns-repeated="6" table:default-cell-style-name="ce16"/>
        <table:table-column table:style-name="co2" table:default-cell-style-name="ce16"/>
        <table:table-column table:style-name="co9" table:number-columns-repeated="1014" table:default-cell-style-name="ce16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原始單位）</text:p>
            </table:table-cell>
            <table:covered-table-cell table:number-columns-repeated="8" table:style-name="ce17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7年(西元2008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46" calcext:value-type="float">
              <text:p>46</text:p>
            </table:table-cell>
            <table:table-cell table:style-name="ce44" office:value-type="float" office:value="47" calcext:value-type="float">
              <text:p>47</text:p>
            </table:table-cell>
            <table:table-cell table:style-name="ce44" office:value-type="float" office:value="48" calcext:value-type="float">
              <text:p>48</text:p>
            </table:table-cell>
            <table:table-cell table:style-name="ce44" office:value-type="float" office:value="49" calcext:value-type="float">
              <text:p>49</text:p>
            </table:table-cell>
            <table:table-cell table:style-name="ce44" office:value-type="float" office:value="50" calcext:value-type="float">
              <text:p>50</text:p>
            </table:table-cell>
            <table:table-cell table:style-name="ce44" office:value-type="float" office:value="51" calcext:value-type="float">
              <text:p>51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核能</text:p>
            </table:table-cell>
            <table:table-cell table:style-name="ce45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45" office:value-type="string" calcext:value-type="string">
              <text:p>風力</text:p>
            </table:table-cell>
            <table:table-cell table:style-name="ce45" office:value-type="string" calcext:value-type="string">
              <text:p>電力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2"/>
            <table:table-cell table:style-name="ce59" table:number-columns-repeated="2"/>
            <table:table-cell table:style-name="ce45" table:number-columns-repeated="2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uclear</text:p>
            </table:table-cell>
            <table:table-cell table:style-name="ce46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46" office:value-type="string" calcext:value-type="string">
              <text:p>Wind</text:p>
            </table:table-cell>
            <table:table-cell table:style-name="ce46" office:value-type="string" calcext:value-type="string">
              <text:p>Electricity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/>
            <table:table-cell table:style-name="ce59"/>
            <table:table-cell table:style-name="ce62" table:number-columns-repeated="4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2" table:style-name="ce45" office:value-type="string" calcext:value-type="string">
              <text:p>(千度)</text:p>
            </table:table-cell>
            <table:table-cell table:number-columns-repeated="4" table:style-name="ce61" office:value-type="string" calcext:value-type="string">
              <text:p>(千度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6" table:style-name="ce47" office:value-type="string" calcext:value-type="string">
              <text:p>(MWh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6"/>
            <table:table-cell table:style-name="ce59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4305105.175" calcext:value-type="float">
            <text:p><text:s/>4,305,105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4473.143" calcext:value-type="float">
            <text:p><text:s/>4,473 <text:s/></text:p>
          </table:table-cell>
          <table:table-cell table:style-name="ce49" office:value-type="float" office:value="588265.167" calcext:value-type="float">
            <text:p><text:s/>588,265 <text:s/></text:p>
          </table:table-cell>
          <table:table-cell table:style-name="ce49" office:value-type="float" office:value="0" calcext:value-type="float">
            <text:p/>
          </table:table-cell>
          <table:table-cell table:style-name="ce43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40826859.6" calcext:value-type="float">
            <text:p><text:s/>40,826,86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40826859.6" calcext:value-type="float">
            <text:p><text:s/>40,826,860 <text:s/></text:p>
          </table:table-cell>
          <table:table-cell table:style-name="ce51" office:value-type="float" office:value="4305105.175" calcext:value-type="float">
            <text:p><text:s/>4,305,105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4473.143" calcext:value-type="float">
            <text:p><text:s/>4,473 <text:s/></text:p>
          </table:table-cell>
          <table:table-cell table:style-name="ce51" office:value-type="float" office:value="588265.167" calcext:value-type="float">
            <text:p><text:s/>588,265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35283.622" calcext:value-type="float">
            <text:p><text:s/>35,284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40826859.6" calcext:value-type="float">
            <text:p><text:s/>40,826,860 <text:s/></text:p>
          </table:table-cell>
          <table:table-cell table:style-name="ce50" office:value-type="float" office:value="7772269.675" calcext:value-type="float">
            <text:p><text:s/>7,772,27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473.143" calcext:value-type="float">
            <text:p><text:s/>4,473 <text:s/></text:p>
          </table:table-cell>
          <table:table-cell table:style-name="ce50" office:value-type="float" office:value="588265.167" calcext:value-type="float">
            <text:p><text:s/>588,26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40826859.6" calcext:value-type="float">
            <text:p><text:s/>40,826,860 <text:s/></text:p>
          </table:table-cell>
          <table:table-cell table:style-name="ce50" office:value-type="float" office:value="7772269.675" calcext:value-type="float">
            <text:p><text:s/>7,772,27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6.286" calcext:value-type="float">
            <text:p><text:s/>96 <text:s/></text:p>
          </table:table-cell>
          <table:table-cell table:style-name="ce50" office:value-type="float" office:value="579085.66" calcext:value-type="float">
            <text:p><text:s/>579,08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376.857" calcext:value-type="float">
            <text:p><text:s/>4,377 <text:s/></text:p>
          </table:table-cell>
          <table:table-cell table:style-name="ce50" office:value-type="float" office:value="9179.507" calcext:value-type="float">
            <text:p><text:s/>9,18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467164.5" calcext:value-type="float">
            <text:p><text:s/>3,467,16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8305365.303" calcext:value-type="float">
            <text:p><text:s/>238,305,365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467164.5" calcext:value-type="float">
            <text:p><text:s/>3,467,16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8305365.303" calcext:value-type="float">
            <text:p><text:s/>238,305,365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563025.074" calcext:value-type="float">
            <text:p><text:s/>19,563,025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05.84" calcext:value-type="float">
            <text:p><text:s/>806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5905.195" calcext:value-type="float">
            <text:p><text:s/>15,905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398297.172" calcext:value-type="float">
            <text:p><text:s/>3,398,297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645326.195" calcext:value-type="float">
            <text:p><text:s/>9,645,326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939972" calcext:value-type="float">
            <text:p><text:s/>3,939,972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754686.786" calcext:value-type="float">
            <text:p><text:s/>1,754,687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808031.886" calcext:value-type="float">
            <text:p><text:s/>808,032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8584159.808" calcext:value-type="float">
            <text:p><text:s/>8,584,160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210122896.799" calcext:value-type="float">
            <text:p><text:s/>210,122,897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210122896.799" calcext:value-type="float">
            <text:p><text:s/>210,122,89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8114146.148" calcext:value-type="float">
            <text:p><text:s/>118,114,14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63764.698" calcext:value-type="float">
            <text:p><text:s/>363,76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399373.01" calcext:value-type="float">
            <text:p><text:s/>3,399,37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209066.831" calcext:value-type="float">
            <text:p><text:s/>6,209,06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68596.206" calcext:value-type="float">
            <text:p><text:s/>268,59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45304.537" calcext:value-type="float">
            <text:p><text:s/>445,30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399839.049" calcext:value-type="float">
            <text:p><text:s/>3,399,83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36424.867" calcext:value-type="float">
            <text:p><text:s/>536,42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7592561.871" calcext:value-type="float">
            <text:p><text:s/>27,592,56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8929107.881" calcext:value-type="float">
            <text:p><text:s/>18,929,10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30905.58" calcext:value-type="float">
            <text:p>( 30,906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7031933.501" calcext:value-type="float">
            <text:p>( 17,031,934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686991.51" calcext:value-type="float">
            <text:p><text:s/>5,686,99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618867.875" calcext:value-type="float">
            <text:p><text:s/>2,618,868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357594.605" calcext:value-type="float">
            <text:p><text:s/>357,59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713471.623" calcext:value-type="float">
            <text:p><text:s/>2,713,47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03805.855" calcext:value-type="float">
            <text:p><text:s/>1,003,806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4439333.777" calcext:value-type="float">
            <text:p><text:s/>4,439,33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048031.739" calcext:value-type="float">
            <text:p><text:s/>5,048,03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041586.296" calcext:value-type="float">
            <text:p><text:s/>2,041,58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006445.443" calcext:value-type="float">
            <text:p><text:s/>3,006,44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368301.029" calcext:value-type="float">
            <text:p>( 368,301 <text:s/>)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5" table:style-name="ce55" office:value-type="float" office:value="0" calcext:value-type="float">
            <text:p/>
          </table:table-cell>
          <table:table-cell table:style-name="ce55" office:value-type="float" office:value="1935939.177" calcext:value-type="float">
            <text:p>( 1,935,939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676018.859" calcext:value-type="float">
            <text:p><text:s/>14,676,01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612376.606" calcext:value-type="float">
            <text:p><text:s/>13,612,37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63642.253" calcext:value-type="float">
            <text:p><text:s/>1,063,64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562675.1" calcext:value-type="float">
            <text:p>( 562,675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927117.835" calcext:value-type="float">
            <text:p><text:s/>5,927,118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1771876.756" calcext:value-type="float">
            <text:p><text:s/>1,771,87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3143641.384" calcext:value-type="float">
            <text:p><text:s/>33,143,64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22508009.947" calcext:value-type="float">
            <text:p>( 22,508,010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24063.056" calcext:value-type="float">
            <text:p><text:s/>2,224,06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71528.177" calcext:value-type="float">
            <text:p><text:s/>1,071,52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20940.413" calcext:value-type="float">
            <text:p><text:s/>920,94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93760.752" calcext:value-type="float">
            <text:p><text:s/>2,393,76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65624.853" calcext:value-type="float">
            <text:p><text:s/>565,625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40516.348" calcext:value-type="float">
            <text:p><text:s/>1,140,51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00556.392" calcext:value-type="float">
            <text:p><text:s/>1,100,55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9959.956" calcext:value-type="float">
            <text:p><text:s/>39,96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600288.252" calcext:value-type="float">
            <text:p><text:s/>2,600,28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636270.652" calcext:value-type="float">
            <text:p><text:s/>1,636,271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964017.6" calcext:value-type="float">
            <text:p><text:s/>964,01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5580956.2238" calcext:value-type="float">
            <text:p><text:s/>45,580,95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019831.512" calcext:value-type="float">
            <text:p><text:s/>6,019,83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545491.692" calcext:value-type="float">
            <text:p><text:s/>2,545,49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01041.177" calcext:value-type="float">
            <text:p><text:s/>1,201,04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02971.17" calcext:value-type="float">
            <text:p><text:s/>702,97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48199.385" calcext:value-type="float">
            <text:p><text:s/>1,448,19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26423.992" calcext:value-type="float">
            <text:p><text:s/>1,126,42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66931.121" calcext:value-type="float">
            <text:p><text:s/>1,066,93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386841.021" calcext:value-type="float">
            <text:p><text:s/>8,386,84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265839.6158" calcext:value-type="float">
            <text:p><text:s/>5,265,840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7817385.538" calcext:value-type="float">
            <text:p><text:s/>17,817,386 <text:s/></text:p>
          </table:table-cell>
          <table:table-cell table:style-name="ce14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42686989.8272" calcext:value-type="float">
            <text:p><text:s/>42,686,99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6"/>
          <table:table-cell table:style-name="ce58" table:number-columns-repeated="1015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40826859.6" calcext:value-type="float">
            <text:p><text:s/>40,826,860 <text:s/></text:p>
          </table:table-cell>
          <table:table-cell table:style-name="ce57" office:value-type="float" office:value="7772269.675" calcext:value-type="float">
            <text:p><text:s/>7,772,270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4473.143" calcext:value-type="float">
            <text:p><text:s/>4,473 <text:s/></text:p>
          </table:table-cell>
          <table:table-cell table:style-name="ce57" office:value-type="float" office:value="588265.167" calcext:value-type="float">
            <text:p><text:s/>588,265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40826859.6" calcext:value-type="float">
            <text:p><text:s/>40,826,860 <text:s/></text:p>
          </table:table-cell>
          <table:table-cell table:style-name="ce57" office:value-type="float" office:value="7772269.675" calcext:value-type="float">
            <text:p><text:s/>7,772,270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96.286" calcext:value-type="float">
            <text:p><text:s/>96 <text:s/></text:p>
          </table:table-cell>
          <table:table-cell table:style-name="ce57" office:value-type="float" office:value="579085.66" calcext:value-type="float">
            <text:p><text:s/>579,086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4376.857" calcext:value-type="float">
            <text:p><text:s/>4,377 <text:s/></text:p>
          </table:table-cell>
          <table:table-cell table:style-name="ce57" office:value-type="float" office:value="9179.507" calcext:value-type="float">
            <text:p><text:s/>9,180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63" table:number-columns-spanned="9" table:number-rows-spanned="1"/>
          <table:covered-table-cell table:number-columns-repeated="8" table:style-name="ce63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10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45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6.$A$1:.$AMJ$10" table:range-usable-as="repeat-column repeat-row"/>
        </table:named-expressions>
      </table:table>
      <table:table table:name="Page7" table:style-name="ta7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8" table:number-columns-repeated="2" table:default-cell-style-name="ce16"/>
        <table:table-column table:style-name="co19" table:default-cell-style-name="ce16"/>
        <table:table-column table:style-name="co2" table:default-cell-style-name="ce16"/>
        <table:table-column table:style-name="co20" table:default-cell-style-name="ce91"/>
        <table:table-column table:style-name="co2" table:default-cell-style-name="ce15"/>
        <table:table-column table:style-name="co21" table:default-cell-style-name="ce15"/>
        <table:table-column table:style-name="co6" table:default-cell-style-name="ce16"/>
        <table:table-column table:style-name="co2" table:default-cell-style-name="ce16"/>
        <table:table-column table:style-name="co9" table:number-columns-repeated="1012" table:default-cell-style-name="ce16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能源平衡表－OECD能源統計格式（原始單位）</text:p>
            </table:table-cell>
            <table:covered-table-cell table:number-columns-repeated="9" table:style-name="ce17"/>
            <table:table-cell table:number-columns-repeated="1014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7年(西元2008年)</text:p>
            </table:table-cell>
            <table:covered-table-cell table:number-columns-repeated="2" table:style-name="ce2"/>
            <table:table-cell table:style-name="ce43" table:number-columns-repeated="4"/>
            <table:table-cell table:style-name="ce79"/>
            <table:table-cell table:style-name="ce61"/>
            <table:table-cell table:style-name="ce97"/>
            <table:table-cell table:style-name="ce43" table:number-columns-repeated="1014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52" calcext:value-type="float">
              <text:p>52</text:p>
            </table:table-cell>
            <table:table-cell table:style-name="ce44" office:value-type="float" office:value="53" calcext:value-type="float">
              <text:p>53</text:p>
            </table:table-cell>
            <table:table-cell table:style-name="ce44" table:number-columns-repeated="2"/>
            <table:table-cell table:style-name="ce80" office:value-type="string" calcext:value-type="string" table:number-columns-spanned="3" table:number-rows-spanned="8">
              <text:p>Item</text:p>
            </table:table-cell>
            <table:covered-table-cell table:number-columns-repeated="2" table:style-name="ce92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太陽熱能</text:p>
            </table:table-cell>
            <table:table-cell table:style-name="ce45" office:value-type="string" calcext:value-type="string">
              <text:p>熱能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Solar Thermal</text:p>
            </table:table-cell>
            <table:table-cell table:style-name="ce62" office:value-type="string" calcext:value-type="string">
              <text:p>Heat</text:p>
            </table:table-cell>
            <table:table-cell table:style-name="ce62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office:value-type="string" calcext:value-type="string">
              <text:p>(公秉油當量)</text:p>
            </table:table-cell>
            <table:table-cell table:style-name="ce45" office:value-type="string" calcext:value-type="string">
              <text:p>(公噸)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MT)</text:p>
            </table:table-cell>
            <table:table-cell table:style-name="ce47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4"/>
            <table:covered-table-cell table:style-name="ce82"/>
            <table:covered-table-cell table:number-columns-repeated="2" table:style-name="ce94"/>
            <table:table-cell table:style-name="ce59" table:number-columns-repeated="1014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109528" calcext:value-type="float">
            <text:p><text:s/>109,528 <text:s/></text:p>
          </table:table-cell>
          <table:table-cell table:style-name="ce49" office:value-type="float" office:value="0" calcext:value-type="float">
            <text:p/>
          </table:table-cell>
          <table:table-cell table:style-name="ce67" table:number-columns-repeated="2"/>
          <table:table-cell table:style-name="ce83" office:value-type="float" office:value="1" calcext:value-type="float">
            <text:p>1</text:p>
          </table:table-cell>
          <table:table-cell table:style-name="ce44"/>
          <table:table-cell table:style-name="ce98" office:value-type="string" calcext:value-type="string">
            <text:p>Indigenous Production</text:p>
          </table:table-cell>
          <table:table-cell table:style-name="ce43" table:number-columns-repeated="1014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" calcext:value-type="float">
            <text:p>2</text:p>
          </table:table-cell>
          <table:table-cell table:style-name="ce47" office:value-type="string" calcext:value-type="string">
            <text:p>+</text:p>
          </table:table-cell>
          <table:table-cell table:style-name="ce99" office:value-type="string" calcext:value-type="string">
            <text:p>Impor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" calcext:value-type="float">
            <text:p>3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xpor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" calcext:value-type="float">
            <text:p>4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Marine Bunker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" calcext:value-type="float">
            <text:p>5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Civil Avia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" calcext:value-type="float">
            <text:p>6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Stock Change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09528" calcext:value-type="float">
            <text:p><text:s/>109,528 <text:s/></text:p>
          </table:table-cell>
          <table:table-cell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" calcext:value-type="float">
            <text:p>7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Primary Energy Suppl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" calcext:value-type="float">
            <text:p>8</text:p>
          </table:table-cell>
          <table:table-cell table:style-name="ce44" office:value-type="string" calcext:value-type="string">
            <text:p>-</text:p>
          </table:table-cell>
          <table:table-cell table:style-name="ce98" office:value-type="string" calcext:value-type="string">
            <text:p>Transfers(Intput)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" calcext:value-type="float">
            <text:p>9</text:p>
          </table:table-cell>
          <table:table-cell table:style-name="ce48" office:value-type="string" calcext:value-type="string">
            <text:p>-</text:p>
          </table:table-cell>
          <table:table-cell table:style-name="ce100" office:value-type="string" calcext:value-type="string">
            <text:p>Statistical Differen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0" calcext:value-type="float">
            <text:p>10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Transformation Inpu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1" calcext:value-type="float">
            <text:p>11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2" calcext:value-type="float">
            <text:p>12</text:p>
          </table:table-cell>
          <table:table-cell table:style-name="ce47"/>
          <table:table-cell table:style-name="ce99" office:value-type="string" calcext:value-type="string">
            <text:p><text:s text:c="4"/>Blast Furna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3" calcext:value-type="float">
            <text:p>13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4" calcext:value-type="float">
            <text:p>14</text:p>
          </table:table-cell>
          <table:table-cell table:style-name="ce47"/>
          <table:table-cell table:style-name="ce99" office:value-type="string" calcext:value-type="string">
            <text:p><text:s text:c="4"/>Petrochemical Industr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5" calcext:value-type="float">
            <text:p>15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6" calcext:value-type="float">
            <text:p>16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7" calcext:value-type="float">
            <text:p>17</text:p>
          </table:table-cell>
          <table:table-cell table:style-name="ce47"/>
          <table:table-cell table:style-name="ce99" office:value-type="string" calcext:value-type="string">
            <text:p><text:s text:c="4"/>Public Cogeneration Plants <text:s/>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/>
          <table:table-cell table:style-name="ce77"/>
          <table:table-cell table:style-name="ce84" office:value-type="float" office:value="18" calcext:value-type="float">
            <text:p>18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156538" calcext:value-type="float">
            <text:p><text:s/>21,156,538 <text:s/></text:p>
          </table:table-cell>
          <table:table-cell table:style-name="ce68" table:number-columns-repeated="2"/>
          <table:table-cell table:style-name="ce83" office:value-type="float" office:value="19" calcext:value-type="float">
            <text:p>19</text:p>
          </table:table-cell>
          <table:table-cell table:style-name="ce44" office:value-type="string" calcext:value-type="string">
            <text:p>+</text:p>
          </table:table-cell>
          <table:table-cell table:style-name="ce98" office:value-type="string" calcext:value-type="string">
            <text:p>Transformation Output Total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156538" calcext:value-type="float">
            <text:p><text:s/>21,156,538 <text:s/></text:p>
          </table:table-cell>
          <table:table-cell table:style-name="ce68" table:number-columns-repeated="2"/>
          <table:table-cell table:style-name="ce84" office:value-type="float" office:value="20" calcext:value-type="float">
            <text:p>20</text:p>
          </table:table-cell>
          <table:table-cell table:style-name="ce47"/>
          <table:table-cell table:style-name="ce99" office:value-type="string" calcext:value-type="string">
            <text:p>Transformation Output 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21" calcext:value-type="float">
            <text:p>21</text:p>
          </table:table-cell>
          <table:table-cell table:style-name="ce48"/>
          <table:table-cell table:style-name="ce100" office:value-type="string" calcext:value-type="string">
            <text:p>Transfers(Output)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763771.3" calcext:value-type="float">
            <text:p><text:s/>5,763,771 <text:s/></text:p>
          </table:table-cell>
          <table:table-cell table:style-name="ce68" table:number-columns-repeated="2"/>
          <table:table-cell table:style-name="ce84" office:value-type="float" office:value="22" calcext:value-type="float">
            <text:p>22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nergy Sector Own Use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3" calcext:value-type="float">
            <text:p>23</text:p>
          </table:table-cell>
          <table:table-cell table:style-name="ce47"/>
          <table:table-cell table:style-name="ce99" office:value-type="string" calcext:value-type="string">
            <text:p><text:s text:c="4"/>Coal Min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4" calcext:value-type="float">
            <text:p>24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5" calcext:value-type="float">
            <text:p>25</text:p>
          </table:table-cell>
          <table:table-cell table:style-name="ce47"/>
          <table:table-cell table:style-name="ce99" office:value-type="string" calcext:value-type="string">
            <text:p><text:s text:c="4"/>Blast Furnaces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6" calcext:value-type="float">
            <text:p>26</text:p>
          </table:table-cell>
          <table:table-cell table:style-name="ce47"/>
          <table:table-cell table:style-name="ce99" office:value-type="string" calcext:value-type="string">
            <text:p><text:s text:c="4"/>Oil and Gas Extrac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763771.3" calcext:value-type="float">
            <text:p><text:s/>5,763,771 <text:s/></text:p>
          </table:table-cell>
          <table:table-cell table:style-name="ce68" table:number-columns-repeated="2"/>
          <table:table-cell table:style-name="ce84" office:value-type="float" office:value="27" calcext:value-type="float">
            <text:p>27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8" calcext:value-type="float">
            <text:p>28</text:p>
          </table:table-cell>
          <table:table-cell table:style-name="ce47"/>
          <table:table-cell table:style-name="ce99" office:value-type="string" calcext:value-type="string">
            <text:p><text:s text:c="4"/>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9" calcext:value-type="float">
            <text:p>29</text:p>
          </table:table-cell>
          <table:table-cell table:style-name="ce47"/>
          <table:table-cell table:style-name="ce99" office:value-type="string" calcext:value-type="string">
            <text:p><text:s text:c="4"/>Electricity to Pump Up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0" calcext:value-type="float">
            <text:p>30</text:p>
          </table:table-cell>
          <table:table-cell table:style-name="ce47"/>
          <table:table-cell table:style-name="ce99" office:value-type="string" calcext:value-type="string">
            <text:p><text:s text:c="4"/>Cogeneration Plant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1" calcext:value-type="float">
            <text:p>31</text:p>
          </table:table-cell>
          <table:table-cell table:style-name="ce48"/>
          <table:table-cell table:style-name="ce100" office:value-type="string" calcext:value-type="string">
            <text:p><text:s text:c="4"/>Gas Compani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2" calcext:value-type="float">
            <text:p>32</text:p>
          </table:table-cell>
          <table:table-cell table:style-name="ce95" office:value-type="string" calcext:value-type="string">
            <text:p>-</text:p>
          </table:table-cell>
          <table:table-cell table:style-name="ce101" office:value-type="string" calcext:value-type="string">
            <text:p><text:s/>Loss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09528" calcext:value-type="float">
            <text:p><text:s/>109,528 <text:s/></text:p>
          </table:table-cell>
          <table:table-cell table:style-name="ce52" office:value-type="float" office:value="15392766.7" calcext:value-type="float">
            <text:p><text:s/>15,392,767 <text:s/></text:p>
          </table:table-cell>
          <table:table-cell table:style-name="ce69" table:number-columns-repeated="2"/>
          <table:table-cell table:style-name="ce85" office:value-type="float" office:value="33" calcext:value-type="float">
            <text:p>33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Final Consumption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09528" calcext:value-type="float">
            <text:p><text:s/>109,528 <text:s/></text:p>
          </table:table-cell>
          <table:table-cell table:style-name="ce52" office:value-type="float" office:value="15392766.7" calcext:value-type="float">
            <text:p><text:s/>15,392,767 <text:s/></text:p>
          </table:table-cell>
          <table:table-cell table:style-name="ce70" table:number-columns-repeated="2"/>
          <table:table-cell table:style-name="ce86" office:value-type="float" office:value="34" calcext:value-type="float">
            <text:p>34</text:p>
          </table:table-cell>
          <table:table-cell table:style-name="ce95"/>
          <table:table-cell table:style-name="ce101" office:value-type="string" calcext:value-type="string">
            <text:p>Energy Consump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392766.7" calcext:value-type="float">
            <text:p><text:s/>15,392,767 <text:s/></text:p>
          </table:table-cell>
          <table:table-cell table:style-name="ce68" table:number-columns-repeated="2"/>
          <table:table-cell table:style-name="ce84" office:value-type="float" office:value="35" calcext:value-type="float">
            <text:p>35</text:p>
          </table:table-cell>
          <table:table-cell table:style-name="ce47"/>
          <table:table-cell table:style-name="ce99" office:value-type="string" calcext:value-type="string">
            <text:p><text:s text:c="4"/>Industrial Sector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6" calcext:value-type="float">
            <text:p>36</text:p>
          </table:table-cell>
          <table:table-cell table:style-name="ce47"/>
          <table:table-cell table:style-name="ce99" office:value-type="string" calcext:value-type="string">
            <text:p><text:s text:c="8"/>Mining and Quarrying(excluding coal,oil and ga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65584.666666667" calcext:value-type="float">
            <text:p><text:s/>265,585 <text:s/></text:p>
          </table:table-cell>
          <table:table-cell table:style-name="ce68" table:number-columns-repeated="2"/>
          <table:table-cell table:style-name="ce84" office:value-type="float" office:value="37" calcext:value-type="float">
            <text:p>37</text:p>
          </table:table-cell>
          <table:table-cell table:style-name="ce47"/>
          <table:table-cell table:style-name="ce99" office:value-type="string" calcext:value-type="string">
            <text:p><text:s text:c="8"/>Food, Beverage and Tobacco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23455.666666667" calcext:value-type="float">
            <text:p><text:s/>523,456 <text:s/></text:p>
          </table:table-cell>
          <table:table-cell table:style-name="ce68" table:number-columns-repeated="2"/>
          <table:table-cell table:style-name="ce84" office:value-type="float" office:value="38" calcext:value-type="float">
            <text:p>38</text:p>
          </table:table-cell>
          <table:table-cell table:style-name="ce47"/>
          <table:table-cell table:style-name="ce99" office:value-type="string" calcext:value-type="string">
            <text:p><text:s text:c="8"/>Textile,Wearing Apparel and Accesso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9" calcext:value-type="float">
            <text:p>39</text:p>
          </table:table-cell>
          <table:table-cell table:style-name="ce47"/>
          <table:table-cell table:style-name="ce99" office:value-type="string" calcext:value-type="string">
            <text:p><text:s text:c="8"/>Leather and Fu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0" calcext:value-type="float">
            <text:p>40</text:p>
          </table:table-cell>
          <table:table-cell table:style-name="ce47"/>
          <table:table-cell table:style-name="ce99" office:value-type="string" calcext:value-type="string">
            <text:p><text:s text:c="8"/>Wood, Bamboo and Furni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5331.666666667" calcext:value-type="float">
            <text:p><text:s/>195,332 <text:s/></text:p>
          </table:table-cell>
          <table:table-cell table:style-name="ce68" table:number-columns-repeated="2"/>
          <table:table-cell table:style-name="ce84" office:value-type="float" office:value="41" calcext:value-type="float">
            <text:p>41</text:p>
          </table:table-cell>
          <table:table-cell table:style-name="ce47"/>
          <table:table-cell table:style-name="ce99" office:value-type="string" calcext:value-type="string">
            <text:p><text:s text:c="8"/>Pulp, Paper and Paper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2" calcext:value-type="float">
            <text:p>42</text:p>
          </table:table-cell>
          <table:table-cell table:style-name="ce47"/>
          <table:table-cell table:style-name="ce99" office:value-type="string" calcext:value-type="string">
            <text:p><text:s text:c="8"/>Print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551113.75" calcext:value-type="float">
            <text:p><text:s/>13,551,114 <text:s/></text:p>
          </table:table-cell>
          <table:table-cell table:style-name="ce68" table:number-columns-repeated="2"/>
          <table:table-cell table:style-name="ce84" office:value-type="float" office:value="43" calcext:value-type="float">
            <text:p>43</text:p>
          </table:table-cell>
          <table:table-cell table:style-name="ce47"/>
          <table:table-cell table:style-name="ce99" office:value-type="string" calcext:value-type="string">
            <text:p><text:s text:c="8"/>Chemical Material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551113.75" calcext:value-type="float">
            <text:p><text:s/>13,551,114 <text:s/></text:p>
          </table:table-cell>
          <table:table-cell table:style-name="ce68" table:number-columns-repeated="2"/>
          <table:table-cell table:style-name="ce84" office:value-type="float" office:value="44" calcext:value-type="float">
            <text:p>44</text:p>
          </table:table-cell>
          <table:table-cell table:style-name="ce47"/>
          <table:table-cell table:style-name="ce99" office:value-type="string" calcext:value-type="string">
            <text:p><text:s text:c="12"/>Basic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9692.91" calcext:value-type="float">
            <text:p>( 9,693 <text:s/>)</text:p>
          </table:table-cell>
          <table:table-cell table:style-name="ce71"/>
          <table:table-cell table:style-name="ce68"/>
          <table:table-cell table:style-name="ce84" office:value-type="float" office:value="45" calcext:value-type="float">
            <text:p>45</text:p>
          </table:table-cell>
          <table:table-cell table:style-name="ce47"/>
          <table:table-cell table:style-name="ce99" office:value-type="string" calcext:value-type="string">
            <text:p><text:s text:c="16"/>(Basic Industrial Chemic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3541420.84" calcext:value-type="float">
            <text:p>( 13,541,421 <text:s/>)</text:p>
          </table:table-cell>
          <table:table-cell table:style-name="ce71"/>
          <table:table-cell table:style-name="ce68"/>
          <table:table-cell table:style-name="ce84" office:value-type="float" office:value="46" calcext:value-type="float">
            <text:p>46</text:p>
          </table:table-cell>
          <table:table-cell table:style-name="ce47"/>
          <table:table-cell table:style-name="ce99" office:value-type="string" calcext:value-type="string">
            <text:p><text:s text:c="16"/>(Petrochemical Materi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7" calcext:value-type="float">
            <text:p>47</text:p>
          </table:table-cell>
          <table:table-cell table:style-name="ce47"/>
          <table:table-cell table:style-name="ce99" office:value-type="string" calcext:value-type="string">
            <text:p><text:s text:c="16"/>(Chemical Fertilizer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8" calcext:value-type="float">
            <text:p>48</text:p>
          </table:table-cell>
          <table:table-cell table:style-name="ce47"/>
          <table:table-cell table:style-name="ce99" office:value-type="string" calcext:value-type="string">
            <text:p><text:s text:c="12"/>Artificial Fib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9" calcext:value-type="float">
            <text:p>49</text:p>
          </table:table-cell>
          <table:table-cell table:style-name="ce47"/>
          <table:table-cell table:style-name="ce99" office:value-type="string" calcext:value-type="string">
            <text:p><text:s text:c="12"/>Resin, Plastics and Rubber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0" calcext:value-type="float">
            <text:p>50</text:p>
          </table:table-cell>
          <table:table-cell table:style-name="ce96"/>
          <table:table-cell table:style-name="ce102" office:value-type="string" calcext:value-type="string">
            <text:p><text:s text:c="12"/>Other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1" calcext:value-type="float">
            <text:p>51</text:p>
          </table:table-cell>
          <table:table-cell table:style-name="ce47"/>
          <table:table-cell table:style-name="ce99" office:value-type="string" calcext:value-type="string">
            <text:p><text:s text:c="8"/>Chemical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2" calcext:value-type="float">
            <text:p>52</text:p>
          </table:table-cell>
          <table:table-cell table:style-name="ce47"/>
          <table:table-cell table:style-name="ce99" office:value-type="string" calcext:value-type="string">
            <text:p><text:s text:c="8"/>Rubber Products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3" calcext:value-type="float">
            <text:p>53</text:p>
          </table:table-cell>
          <table:table-cell table:style-name="ce96"/>
          <table:table-cell table:style-name="ce102" office:value-type="string" calcext:value-type="string">
            <text:p><text:s text:c="8"/>Plastic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4" calcext:value-type="float">
            <text:p>54</text:p>
          </table:table-cell>
          <table:table-cell table:style-name="ce47"/>
          <table:table-cell table:style-name="ce99" office:value-type="string" calcext:value-type="string">
            <text:p><text:s text:c="8"/>Non-metallic Mineral Produc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5" calcext:value-type="float">
            <text:p>55</text:p>
          </table:table-cell>
          <table:table-cell table:style-name="ce47"/>
          <table:table-cell table:style-name="ce99" office:value-type="string" calcext:value-type="string">
            <text:p><text:s text:c="12"/>Cement and Cement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6" calcext:value-type="float">
            <text:p>56</text:p>
          </table:table-cell>
          <table:table-cell table:style-name="ce47"/>
          <table:table-cell table:style-name="ce99" office:value-type="string" calcext:value-type="string">
            <text:p><text:s text:c="12"/>Oth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57" calcext:value-type="float">
            <text:p>57</text:p>
          </table:table-cell>
          <table:table-cell table:style-name="ce47"/>
          <table:table-cell table:style-name="ce99" office:value-type="string" calcext:value-type="string">
            <text:p><text:s text:c="16"/>(Pottery, China and Earthware)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2" table:style-name="ce55" office:value-type="float" office:value="0" calcext:value-type="float">
            <text:p/>
          </table:table-cell>
          <table:table-cell table:style-name="ce73"/>
          <table:table-cell table:style-name="ce72"/>
          <table:table-cell table:style-name="ce87" office:value-type="float" office:value="58" calcext:value-type="float">
            <text:p>58</text:p>
          </table:table-cell>
          <table:table-cell table:style-name="ce96"/>
          <table:table-cell table:style-name="ce102" office:value-type="string" calcext:value-type="string">
            <text:p><text:s text:c="16"/>(Glass and Glass Produc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384.95" calcext:value-type="float">
            <text:p><text:s/>5,385 <text:s/></text:p>
          </table:table-cell>
          <table:table-cell table:style-name="ce68" table:number-columns-repeated="2"/>
          <table:table-cell table:style-name="ce84" office:value-type="float" office:value="59" calcext:value-type="float">
            <text:p>59</text:p>
          </table:table-cell>
          <table:table-cell table:style-name="ce47"/>
          <table:table-cell table:style-name="ce99" office:value-type="string" calcext:value-type="string">
            <text:p><text:s text:c="8"/>Basic Metal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230.97" calcext:value-type="float">
            <text:p><text:s/>3,231 <text:s/></text:p>
          </table:table-cell>
          <table:table-cell table:style-name="ce68" table:number-columns-repeated="2"/>
          <table:table-cell table:style-name="ce84" office:value-type="float" office:value="60" calcext:value-type="float">
            <text:p>60</text:p>
          </table:table-cell>
          <table:table-cell table:style-name="ce47"/>
          <table:table-cell table:style-name="ce99" office:value-type="string" calcext:value-type="string">
            <text:p><text:s text:c="12"/>Iron and Steel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53.98" calcext:value-type="float">
            <text:p><text:s/>2,154 <text:s/></text:p>
          </table:table-cell>
          <table:table-cell table:style-name="ce68" table:number-columns-repeated="2"/>
          <table:table-cell table:style-name="ce84" office:value-type="float" office:value="61" calcext:value-type="float">
            <text:p>61</text:p>
          </table:table-cell>
          <table:table-cell table:style-name="ce47"/>
          <table:table-cell table:style-name="ce99" office:value-type="string" calcext:value-type="string">
            <text:p><text:s text:c="12"/>Other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2153.98" calcext:value-type="float">
            <text:p>( 2,154 <text:s/>)</text:p>
          </table:table-cell>
          <table:table-cell table:style-name="ce71"/>
          <table:table-cell table:style-name="ce68"/>
          <table:table-cell table:style-name="ce84" office:value-type="float" office:value="62" calcext:value-type="float">
            <text:p>62</text:p>
          </table:table-cell>
          <table:table-cell table:style-name="ce47"/>
          <table:table-cell table:style-name="ce99" office:value-type="string" calcext:value-type="string">
            <text:p><text:s text:c="16"/>(Aluminum)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3" calcext:value-type="float">
            <text:p>63</text:p>
          </table:table-cell>
          <table:table-cell table:style-name="ce47"/>
          <table:table-cell table:style-name="ce99" office:value-type="string" calcext:value-type="string">
            <text:p><text:s text:c="8"/>Fabricated Metal Products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64" calcext:value-type="float">
            <text:p>64</text:p>
          </table:table-cell>
          <table:table-cell table:style-name="ce96"/>
          <table:table-cell table:style-name="ce102" office:value-type="string" calcext:value-type="string">
            <text:p><text:s text:c="8"/>Machinery and Equipmen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51896" calcext:value-type="float">
            <text:p><text:s/>851,896 <text:s/></text:p>
          </table:table-cell>
          <table:table-cell table:style-name="ce68" table:number-columns-repeated="2"/>
          <table:table-cell table:style-name="ce84" office:value-type="float" office:value="65" calcext:value-type="float">
            <text:p>65</text:p>
          </table:table-cell>
          <table:table-cell table:style-name="ce47"/>
          <table:table-cell table:style-name="ce99" office:value-type="string" calcext:value-type="string">
            <text:p><text:s text:c="8"/>Electrical and Electronic Machiner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851896" calcext:value-type="float">
            <text:p>( 851,896 <text:s/>)</text:p>
          </table:table-cell>
          <table:table-cell table:style-name="ce71"/>
          <table:table-cell table:style-name="ce68"/>
          <table:table-cell table:style-name="ce84" office:value-type="float" office:value="66" calcext:value-type="float">
            <text:p>66</text:p>
          </table:table-cell>
          <table:table-cell table:style-name="ce47"/>
          <table:table-cell table:style-name="ce99" office:value-type="string" calcext:value-type="string">
            <text:p><text:s text:c="8"/>(Electronic Par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7" calcext:value-type="float">
            <text:p>67</text:p>
          </table:table-cell>
          <table:table-cell table:style-name="ce47"/>
          <table:table-cell table:style-name="ce99" office:value-type="string" calcext:value-type="string">
            <text:p><text:s text:c="8"/>Transport Equip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8" calcext:value-type="float">
            <text:p>68</text:p>
          </table:table-cell>
          <table:table-cell table:style-name="ce47"/>
          <table:table-cell table:style-name="ce99" office:value-type="string" calcext:value-type="string">
            <text:p><text:s text:c="8"/>Precision Instru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9" calcext:value-type="float">
            <text:p>69</text:p>
          </table:table-cell>
          <table:table-cell table:style-name="ce47"/>
          <table:table-cell table:style-name="ce99" office:value-type="string" calcext:value-type="string">
            <text:p><text:s text:c="8"/>Miscellaneous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0" calcext:value-type="float">
            <text:p>70</text:p>
          </table:table-cell>
          <table:table-cell table:style-name="ce47"/>
          <table:table-cell table:style-name="ce99" office:value-type="string" calcext:value-type="string">
            <text:p><text:s text:c="8"/>Water Supply and Remediation Activit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1" calcext:value-type="float">
            <text:p>71</text:p>
          </table:table-cell>
          <table:table-cell table:style-name="ce47"/>
          <table:table-cell table:style-name="ce99" office:value-type="string" calcext:value-type="string">
            <text:p><text:s text:c="8"/>Construc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2" calcext:value-type="float">
            <text:p>72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73" calcext:value-type="float">
            <text:p>73</text:p>
          </table:table-cell>
          <table:table-cell table:style-name="ce44"/>
          <table:table-cell table:style-name="ce98" office:value-type="string" calcext:value-type="string">
            <text:p><text:s text:c="4"/>Transport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4" calcext:value-type="float">
            <text:p>74</text:p>
          </table:table-cell>
          <table:table-cell table:style-name="ce47"/>
          <table:table-cell table:style-name="ce99" office:value-type="string" calcext:value-type="string">
            <text:p><text:s text:c="8"/>Domestic Ai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5" calcext:value-type="float">
            <text:p>75</text:p>
          </table:table-cell>
          <table:table-cell table:style-name="ce47"/>
          <table:table-cell table:style-name="ce99" office:value-type="string" calcext:value-type="string">
            <text:p><text:s text:c="8"/>Roa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6" calcext:value-type="float">
            <text:p>76</text:p>
          </table:table-cell>
          <table:table-cell table:style-name="ce47"/>
          <table:table-cell table:style-name="ce99" office:value-type="string" calcext:value-type="string">
            <text:p><text:s text:c="8"/>R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7" calcext:value-type="float">
            <text:p>77</text:p>
          </table:table-cell>
          <table:table-cell table:style-name="ce47"/>
          <table:table-cell table:style-name="ce99" office:value-type="string" calcext:value-type="string">
            <text:p><text:s text:c="8"/>Pipeline Transport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8" calcext:value-type="float">
            <text:p>78</text:p>
          </table:table-cell>
          <table:table-cell table:style-name="ce47"/>
          <table:table-cell table:style-name="ce99" office:value-type="string" calcext:value-type="string">
            <text:p><text:s text:c="8"/>Internal Navig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9" calcext:value-type="float">
            <text:p>79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0" calcext:value-type="float">
            <text:p>80</text:p>
          </table:table-cell>
          <table:table-cell table:style-name="ce44"/>
          <table:table-cell table:style-name="ce98" office:value-type="string" calcext:value-type="string">
            <text:p><text:s text:c="4"/>Agricultur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1" calcext:value-type="float">
            <text:p>81</text:p>
          </table:table-cell>
          <table:table-cell table:style-name="ce47"/>
          <table:table-cell table:style-name="ce99" office:value-type="string" calcext:value-type="string">
            <text:p><text:s text:c="8"/>Agriculture, Animal Husbandry and Forestry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82" calcext:value-type="float">
            <text:p>82</text:p>
          </table:table-cell>
          <table:table-cell table:style-name="ce48"/>
          <table:table-cell table:style-name="ce100" office:value-type="string" calcext:value-type="string">
            <text:p><text:s text:c="8"/>Fishing and Aquacul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3285.84" calcext:value-type="float">
            <text:p><text:s/>3,286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3" calcext:value-type="float">
            <text:p>83</text:p>
          </table:table-cell>
          <table:table-cell table:style-name="ce47"/>
          <table:table-cell table:style-name="ce99" office:value-type="string" calcext:value-type="string">
            <text:p><text:s text:c="4"/>Servic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4" calcext:value-type="float">
            <text:p>84</text:p>
          </table:table-cell>
          <table:table-cell table:style-name="ce47"/>
          <table:table-cell table:style-name="ce99" office:value-type="string" calcext:value-type="string">
            <text:p><text:s text:c="8"/>Wholesale and Ret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5" calcext:value-type="float">
            <text:p>85</text:p>
          </table:table-cell>
          <table:table-cell table:style-name="ce47"/>
          <table:table-cell table:style-name="ce99" office:value-type="string" calcext:value-type="string">
            <text:p><text:s text:c="8"/>Hotels and Restaura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6" calcext:value-type="float">
            <text:p>86</text:p>
          </table:table-cell>
          <table:table-cell table:style-name="ce47"/>
          <table:table-cell table:style-name="ce99" office:value-type="string" calcext:value-type="string">
            <text:p><text:s text:c="8"/>Transport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7" calcext:value-type="float">
            <text:p>87</text:p>
          </table:table-cell>
          <table:table-cell table:style-name="ce47"/>
          <table:table-cell table:style-name="ce99" office:value-type="string" calcext:value-type="string">
            <text:p><text:s text:c="8"/>Storage and Warehous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8" calcext:value-type="float">
            <text:p>88</text:p>
          </table:table-cell>
          <table:table-cell table:style-name="ce47"/>
          <table:table-cell table:style-name="ce99" office:value-type="string" calcext:value-type="string">
            <text:p><text:s text:c="8"/>Communica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9" calcext:value-type="float">
            <text:p>89</text:p>
          </table:table-cell>
          <table:table-cell table:style-name="ce47"/>
          <table:table-cell table:style-name="ce99" office:value-type="string" calcext:value-type="string">
            <text:p><text:s text:c="8"/>Finance, Insurance and Real Estat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0" calcext:value-type="float">
            <text:p>90</text:p>
          </table:table-cell>
          <table:table-cell table:style-name="ce47"/>
          <table:table-cell table:style-name="ce99" office:value-type="string" calcext:value-type="string">
            <text:p><text:s text:c="8"/>Business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1" calcext:value-type="float">
            <text:p>91</text:p>
          </table:table-cell>
          <table:table-cell table:style-name="ce47"/>
          <table:table-cell table:style-name="ce99" office:value-type="string" calcext:value-type="string">
            <text:p><text:s text:c="8"/>Social and Personal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3285.84" calcext:value-type="float">
            <text:p><text:s/>3,286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2" calcext:value-type="float">
            <text:p>92</text:p>
          </table:table-cell>
          <table:table-cell table:style-name="ce47"/>
          <table:table-cell table:style-name="ce99" office:value-type="string" calcext:value-type="string">
            <text:p><text:s text:c="8"/>Public Administr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3" calcext:value-type="float">
            <text:p>93</text:p>
          </table:table-cell>
          <table:table-cell table:style-name="ce48"/>
          <table:table-cell table:style-name="ce100" office:value-type="string" calcext:value-type="string">
            <text:p><text:s text:c="8"/>Activities Not Adequately Defined </text:p>
          </table:table-cell>
          <table:table-cell table:style-name="ce14" table:number-columns-repeated="1014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106242.16" calcext:value-type="float">
            <text:p><text:s/>106,242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4" calcext:value-type="float">
            <text:p>94</text:p>
          </table:table-cell>
          <table:table-cell table:style-name="ce48"/>
          <table:table-cell table:style-name="ce100" office:value-type="string" calcext:value-type="string">
            <text:p><text:s text:c="4"/>Residential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95" calcext:value-type="float">
            <text:p>95</text:p>
          </table:table-cell>
          <table:table-cell table:style-name="ce44"/>
          <table:table-cell table:style-name="ce98" office:value-type="string" calcext:value-type="string">
            <text:p>Non-Energy Us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6" calcext:value-type="float">
            <text:p>96</text:p>
          </table:table-cell>
          <table:table-cell table:style-name="ce47"/>
          <table:table-cell table:style-name="ce99" office:value-type="string" calcext:value-type="string">
            <text:p><text:s text:c="4"/>in Industry/Transf./Energ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97" calcext:value-type="float">
            <text:p>97</text:p>
          </table:table-cell>
          <table:table-cell table:style-name="ce47"/>
          <table:table-cell table:style-name="ce99" office:value-type="string" calcext:value-type="string">
            <text:p><text:s text:c="8"/>(Feedstock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8" calcext:value-type="float">
            <text:p>98</text:p>
          </table:table-cell>
          <table:table-cell table:style-name="ce47"/>
          <table:table-cell table:style-name="ce99" office:value-type="string" calcext:value-type="string">
            <text:p><text:s text:c="4"/>in Transport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9" calcext:value-type="float">
            <text:p>99</text:p>
          </table:table-cell>
          <table:table-cell table:style-name="ce48"/>
          <table:table-cell table:style-name="ce100" office:value-type="string" calcext:value-type="string">
            <text:p><text:s text:c="4"/>in Other Sectors</text:p>
          </table:table-cell>
          <table:table-cell table:style-name="ce14" table:number-columns-repeated="1014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2"/>
          <table:table-cell table:style-name="ce74"/>
          <table:table-cell table:style-name="ce56" office:value-type="float" office:value="0" calcext:value-type="float">
            <text:p><text:s/></text:p>
          </table:table-cell>
          <table:table-cell table:style-name="ce88" office:value-type="float" office:value="0" calcext:value-type="float">
            <text:p><text:s/></text:p>
          </table:table-cell>
          <table:table-cell table:style-name="ce56" office:value-type="float" office:value="0" calcext:value-type="float">
            <text:p><text:s/></text:p>
          </table:table-cell>
          <table:table-cell table:style-name="ce103" office:value-type="string" calcext:value-type="string">
            <text:p>Electricity and Heat Output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1" calcext:value-type="float">
            <text:p>1</text:p>
          </table:table-cell>
          <table:table-cell table:style-name="ce47" office:value-type="string" calcext:value-type="string">
            <text:p><text:s/></text:p>
          </table:table-cell>
          <table:table-cell table:style-name="ce99" office:value-type="string" calcext:value-type="string">
            <text:p>Electricity Generated (MWh)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2" calcext:value-type="float">
            <text:p>2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3" calcext:value-type="float">
            <text:p>3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number-columns-repeated="2"/>
          <table:table-cell table:style-name="ce89" office:value-type="float" office:value="4" calcext:value-type="float">
            <text:p>4</text:p>
          </table:table-cell>
          <table:table-cell/>
          <table:table-cell table:style-name="ce99" office:value-type="string" calcext:value-type="string">
            <text:p><text:s text:c="4"/>Public Cogeneration Plants <text:s/></text:p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5" calcext:value-type="float">
            <text:p>5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6" calcext:value-type="float">
            <text:p>6</text:p>
          </table:table-cell>
          <table:table-cell table:style-name="ce47"/>
          <table:table-cell table:style-name="ce99" office:value-type="string" calcext:value-type="string">
            <text:p>Heat Generated (MT)</text:p>
          </table:table-cell>
          <table:table-cell table:style-name="ce58" table:number-columns-repeated="1014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76"/>
          <table:table-cell table:style-name="ce69"/>
          <table:table-cell table:style-name="ce85" office:value-type="float" office:value="7" calcext:value-type="float">
            <text:p>7</text:p>
          </table:table-cell>
          <table:table-cell table:style-name="ce48"/>
          <table:table-cell table:style-name="ce100" office:value-type="string" calcext:value-type="string">
            <text:p><text:s text:c="4"/>Cogeneration Plants</text:p>
          </table:table-cell>
          <table:table-cell table:style-name="ce58" table:number-columns-repeated="1014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4"/>
          <table:table-cell table:style-name="ce78"/>
          <table:table-cell table:style-name="ce14" table:number-columns-repeated="2"/>
          <table:table-cell table:style-name="ce43" table:number-columns-repeated="1015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5"/>
          <table:table-cell table:style-name="ce90"/>
          <table:table-cell table:number-columns-repeated="2"/>
          <table:table-cell table:style-name="ce15" table:number-columns-repeated="1014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7.$A$1:.$AMJ$10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49</meta:creation-date>
    <meta:initial-creator>國際合作與能源統計科</meta:initial-creator>
    <dc:description>能源平衡表OECD能源統計格式(原始單位)</dc:description>
    <meta:keyword>台灣能源平衡表</meta:keyword>
    <dc:creator>kenice</dc:creator>
    <meta:print-date>2018-05-14T02:59:08</meta:print-date>
    <dc:date>2020-03-02T03:50:07</dc:date>
    <dc:subject>能源平衡表OECD能源統計格式(原始單位)</dc:subject>
    <dc:title>能源平衡表OECD能源統計格式(原始單位)</dc:title>
    <meta:generator>LibreOffice/5.4.1.2$Windows_x86 LibreOffice_project/ea7cb86e6eeb2bf3a5af73a8f7777ac570321527</meta:generator>
    <meta:document-statistic meta:table-count="7" meta:cell-count="7766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